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SI_Z022" svg:font-family="MSI_Z022" style:font-pitch="variable"/>
    <style:font-face style:name="MSI_Z023" svg:font-family="MSI_Z023" style:font-pitch="variable"/>
    <style:font-face style:name="MSI_Z024" svg:font-family="MSI_Z024" style:font-pitch="variable"/>
    <style:font-face style:name="MSI_Z025" svg:font-family="MSI_Z025" style:font-pitch="variable"/>
    <style:font-face style:name="MSI_Z026" svg:font-family="MSI_Z026" style:font-pitch="variable"/>
    <style:font-face style:name="MSI_Z027" svg:font-family="MSI_Z027" style:font-pitch="variable"/>
    <style:font-face style:name="MSI_Z028" svg:font-family="MSI_Z028" style:font-pitch="variable"/>
    <style:font-face style:name="MSI_Z029" svg:font-family="MSI_Z029" style:font-pitch="variable"/>
    <style:font-face style:name="MSI_Z030" svg:font-family="MSI_Z030" style:font-pitch="variable"/>
    <style:font-face style:name="MSI_Z031" svg:font-family="MSI_Z031" style:font-pitch="variable"/>
    <style:font-face style:name="MSI_Z032" svg:font-family="MSI_Z032" style:font-pitch="variable"/>
    <style:font-face style:name="MSI_Z033" svg:font-family="MSI_Z033" style:font-pitch="variable"/>
    <style:font-face style:name="MSI_Z034" svg:font-family="MSI_Z034" style:font-pitch="variable"/>
    <style:font-face style:name="MSI_Z035" svg:font-family="MSI_Z035" style:font-pitch="variable"/>
    <style:font-face style:name="MSI_Z036" svg:font-family="MSI_Z036" style:font-pitch="variable"/>
    <style:font-face style:name="MSI_Z037" svg:font-family="MSI_Z037" style:font-pitch="variable"/>
    <style:font-face style:name="MSI_Z038" svg:font-family="MSI_Z038" style:font-pitch="variable"/>
    <style:font-face style:name="MSI_Z039" svg:font-family="MSI_Z039" style:font-pitch="variable"/>
    <style:font-face style:name="MSI_Z040" svg:font-family="MSI_Z040" style:font-pitch="variable"/>
    <style:font-face style:name="MSI_Z041" svg:font-family="MSI_Z041" style:font-pitch="variable"/>
    <style:font-face style:name="Liberation Serif" svg:font-family="'Liberation Serif'" style:font-family-generic="roman" style:font-pitch="variable"/>
    <style:font-face style:name="QCF_P022" svg:font-family="QCF_P022" style:font-family-generic="roman" style:font-pitch="variable"/>
    <style:font-face style:name="QCF_P023" svg:font-family="QCF_P023" style:font-family-generic="roman" style:font-pitch="variable"/>
    <style:font-face style:name="QCF_P024" svg:font-family="QCF_P024" style:font-family-generic="roman" style:font-pitch="variable"/>
    <style:font-face style:name="QCF_P025" svg:font-family="QCF_P025" style:font-family-generic="roman" style:font-pitch="variable"/>
    <style:font-face style:name="QCF_P026" svg:font-family="QCF_P026" style:font-family-generic="roman" style:font-pitch="variable"/>
    <style:font-face style:name="QCF_P027" svg:font-family="QCF_P027" style:font-family-generic="roman" style:font-pitch="variable"/>
    <style:font-face style:name="QCF_P028" svg:font-family="QCF_P028" style:font-family-generic="roman" style:font-pitch="variable"/>
    <style:font-face style:name="QCF_P029" svg:font-family="QCF_P029" style:font-family-generic="roman" style:font-pitch="variable"/>
    <style:font-face style:name="QCF_P030" svg:font-family="QCF_P030" style:font-family-generic="roman" style:font-pitch="variable"/>
    <style:font-face style:name="QCF_P031" svg:font-family="QCF_P031" style:font-family-generic="roman" style:font-pitch="variable"/>
    <style:font-face style:name="QCF_P032" svg:font-family="QCF_P032" style:font-family-generic="roman" style:font-pitch="variable"/>
    <style:font-face style:name="QCF_P033" svg:font-family="QCF_P033" style:font-family-generic="roman" style:font-pitch="variable"/>
    <style:font-face style:name="QCF_P034" svg:font-family="QCF_P034" style:font-family-generic="roman" style:font-pitch="variable"/>
    <style:font-face style:name="QCF_P035" svg:font-family="QCF_P035" style:font-family-generic="roman" style:font-pitch="variable"/>
    <style:font-face style:name="QCF_P036" svg:font-family="QCF_P036" style:font-family-generic="roman" style:font-pitch="variable"/>
    <style:font-face style:name="QCF_P037" svg:font-family="QCF_P037" style:font-family-generic="roman" style:font-pitch="variable"/>
    <style:font-face style:name="QCF_P038" svg:font-family="QCF_P038" style:font-family-generic="roman" style:font-pitch="variable"/>
    <style:font-face style:name="QCF_P039" svg:font-family="QCF_P039" style:font-family-generic="roman" style:font-pitch="variable"/>
    <style:font-face style:name="QCF_P040" svg:font-family="QCF_P040" style:font-family-generic="roman" style:font-pitch="variable"/>
    <style:font-face style:name="QCF_P041" svg:font-family="QCF_P04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Liberation Sans Narrow" fo:font-size="10pt" officeooo:rsid="003a1d28" officeooo:paragraph-rsid="003a1d28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P3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officeooo:paragraph-rsid="0021b2d5" style:font-name-complex="MSI_Z023"/>
    </style:style>
    <style:style style:name="P4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officeooo:paragraph-rsid="0022fd1f" style:font-name-complex="MSI_Z024"/>
    </style:style>
    <style:style style:name="P5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officeooo:paragraph-rsid="0023e2a8" style:font-name-complex="MSI_Z025"/>
    </style:style>
    <style:style style:name="P6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officeooo:paragraph-rsid="002447f5" style:font-name-complex="MSI_Z026"/>
    </style:style>
    <style:style style:name="P7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officeooo:paragraph-rsid="0025b792" style:font-name-complex="MSI_Z027"/>
    </style:style>
    <style:style style:name="P8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officeooo:paragraph-rsid="00263a35" style:font-name-complex="MSI_Z028"/>
    </style:style>
    <style:style style:name="P9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officeooo:paragraph-rsid="002650fd" style:font-name-complex="MSI_Z029"/>
    </style:style>
    <style:style style:name="P10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officeooo:paragraph-rsid="00269213" style:font-name-complex="MSI_Z030"/>
    </style:style>
    <style:style style:name="P11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28f3c6" style:font-size-asian="23.5pt" style:font-name-complex="MSI_Z031" style:font-size-complex="23.5pt"/>
    </style:style>
    <style:style style:name="P12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2ad241" style:font-size-asian="23.5pt" style:font-name-complex="MSI_Z032" style:font-size-complex="23.5pt"/>
    </style:style>
    <style:style style:name="P13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2eab6d" style:font-size-asian="23.5pt" style:font-name-complex="MSI_Z033" style:font-size-complex="23.5pt"/>
    </style:style>
    <style:style style:name="P14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313f65" style:font-size-asian="23.5pt" style:font-name-complex="MSI_Z034" style:font-size-complex="23.5pt"/>
    </style:style>
    <style:style style:name="P15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31ed33" style:font-size-asian="23.5pt" style:font-name-complex="MSI_Z035" style:font-size-complex="23.5pt"/>
    </style:style>
    <style:style style:name="P16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332fd3" style:font-size-asian="23.5pt" style:font-name-complex="MSI_Z036" style:font-size-complex="23.5pt"/>
    </style:style>
    <style:style style:name="P17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332fd3" style:font-size-asian="23.5pt" style:font-name-complex="MSI_Z037" style:font-size-complex="23.5pt"/>
    </style:style>
    <style:style style:name="P18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35f084" style:font-size-asian="23.5pt" style:font-name-complex="MSI_Z038" style:font-size-complex="23.5pt"/>
    </style:style>
    <style:style style:name="P19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363e1d" style:font-size-asian="23.5pt" style:font-name-complex="MSI_Z039" style:font-size-complex="23.5pt"/>
    </style:style>
    <style:style style:name="P20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380f24" style:font-size-asian="23.5pt" style:font-name-complex="MSI_Z040" style:font-size-complex="23.5pt"/>
    </style:style>
    <style:style style:name="P21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38f034" style:font-size-asian="23.5pt" style:font-name-complex="MSI_Z041" style:font-size-complex="23.5pt"/>
    </style:style>
    <style:style style:name="P22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201315" style:font-name-complex="MSI_Z022"/>
    </style:style>
    <style:style style:name="P23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22fd1f" style:font-name-complex="MSI_Z024"/>
    </style:style>
    <style:style style:name="P24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23e2a8" style:font-name-complex="MSI_Z025"/>
    </style:style>
    <style:style style:name="P25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2447f5" style:font-name-complex="MSI_Z026"/>
    </style:style>
    <style:style style:name="P26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2ad241" style:font-size-asian="23.5pt" style:font-name-complex="MSI_Z032" style:font-size-complex="23.5pt"/>
    </style:style>
    <style:style style:name="P27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2eab6d" style:font-size-asian="23.5pt" style:font-name-complex="MSI_Z033" style:font-size-complex="23.5pt"/>
    </style:style>
    <style:style style:name="P28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332fd3" style:font-size-asian="23.5pt" style:font-name-complex="MSI_Z037" style:font-size-complex="23.5pt"/>
    </style:style>
    <style:style style:name="P29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35f084" style:font-size-asian="23.5pt" style:font-name-complex="MSI_Z038" style:font-size-complex="23.5pt"/>
    </style:style>
    <style:style style:name="P30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363e1d" style:font-size-asian="23.5pt" style:font-name-complex="MSI_Z039" style:font-size-complex="23.5pt"/>
    </style:style>
    <style:style style:name="P31" style:family="paragraph" style:parent-style-name="Standard" style:master-page-name="Standard">
      <style:paragraph-properties fo:text-align="justify" fo:text-align-last="justify" style:justify-single-word="true" style:page-number="22" fo:break-before="auto" fo:break-after="auto" style:writing-mode="rl-tb"/>
      <style:text-properties style:use-window-font-color="true" officeooo:paragraph-rsid="00201315" style:font-name-complex="MSI_Z022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23.5pt" style:font-size-asian="23.5pt" style:font-size-complex="23.5pt"/>
    </style:style>
    <style:style style:name="T3" style:family="text">
      <style:text-properties style:font-name="Liberation Sans" fo:font-size="13.5pt" style:font-size-asian="13.5pt" style:font-size-complex="13.5pt"/>
    </style:style>
    <style:style style:name="T4" style:family="text">
      <style:text-properties style:font-name="QCF_P022" fo:font-size="23.5pt" style:font-size-asian="23.5pt" style:font-size-complex="23.5pt"/>
    </style:style>
    <style:style style:name="T5" style:family="text">
      <style:text-properties style:font-name="QCF_P023" fo:font-size="23.5pt" style:font-size-asian="23.5pt" style:font-size-complex="23.5pt"/>
    </style:style>
    <style:style style:name="T6" style:family="text">
      <style:text-properties style:font-name="QCF_P024" fo:font-size="23.5pt" style:font-size-asian="23.5pt" style:font-size-complex="23.5pt"/>
    </style:style>
    <style:style style:name="T7" style:family="text">
      <style:text-properties style:font-name="QCF_P025" fo:font-size="23.5pt" style:font-size-asian="23.5pt" style:font-size-complex="23.5pt"/>
    </style:style>
    <style:style style:name="T8" style:family="text">
      <style:text-properties style:font-name="QCF_P026" fo:font-size="23.5pt" style:font-size-asian="23.5pt" style:font-size-complex="23.5pt"/>
    </style:style>
    <style:style style:name="T9" style:family="text">
      <style:text-properties style:font-name="QCF_P027" fo:font-size="23.5pt" style:font-size-asian="23.5pt" style:font-size-complex="23.5pt"/>
    </style:style>
    <style:style style:name="T10" style:family="text">
      <style:text-properties style:font-name="QCF_P028" fo:font-size="23.5pt" style:font-size-asian="23.5pt" style:font-size-complex="23.5pt"/>
    </style:style>
    <style:style style:name="T11" style:family="text">
      <style:text-properties style:font-name="QCF_P029" fo:font-size="23.5pt" style:font-size-asian="23.5pt" style:font-size-complex="23.5pt"/>
    </style:style>
    <style:style style:name="T12" style:family="text">
      <style:text-properties style:font-name="QCF_P030" fo:font-size="23.5pt" style:font-size-asian="23.5pt" style:font-size-complex="23.5pt"/>
    </style:style>
    <style:style style:name="T13" style:family="text">
      <style:text-properties style:font-name="QCF_P031"/>
    </style:style>
    <style:style style:name="T14" style:family="text">
      <style:text-properties style:font-name="QCF_P032"/>
    </style:style>
    <style:style style:name="T15" style:family="text">
      <style:text-properties style:font-name="QCF_P033"/>
    </style:style>
    <style:style style:name="T16" style:family="text">
      <style:text-properties style:font-name="QCF_P034"/>
    </style:style>
    <style:style style:name="T17" style:family="text">
      <style:text-properties style:font-name="QCF_P035"/>
    </style:style>
    <style:style style:name="T18" style:family="text">
      <style:text-properties style:font-name="QCF_P036"/>
    </style:style>
    <style:style style:name="T19" style:family="text">
      <style:text-properties style:font-name="QCF_P037"/>
    </style:style>
    <style:style style:name="T20" style:family="text">
      <style:text-properties style:font-name="QCF_P038"/>
    </style:style>
    <style:style style:name="T21" style:family="text">
      <style:text-properties style:font-name="QCF_P039"/>
    </style:style>
    <style:style style:name="T22" style:family="text">
      <style:text-properties style:font-name="QCF_P040"/>
    </style:style>
    <style:style style:name="T23" style:family="text">
      <style:text-properties style:font-name="QCF_P041"/>
    </style:style>
    <style:style style:name="T24" style:family="text">
      <style:text-properties officeooo:rsid="003a65b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oft-page-break/><text:span text:style-name="T4">ﭒ</text:span><text:span text:style-name="T2"> </text:span><text:span text:style-name="T4">ﭓ</text:span><text:span text:style-name="T2"> </text:span><text:span text:style-name="T4">ﭔ</text:span><text:span text:style-name="T2"> </text:span><text:span text:style-name="T4">ﭕ</text:span><text:span text:style-name="T2"> </text:span><text:span text:style-name="T4">ﭖ</text:span><text:span text:style-name="T2"> </text:span><text:span text:style-name="T4">ﭗ</text:span><text:span text:style-name="T2"> </text:span><text:span text:style-name="T4">ﭘ</text:span><text:span text:style-name="T2"> </text:span><text:span text:style-name="T4">ﭙ</text:span><text:span text:style-name="T2"> </text:span><text:span text:style-name="T4">ﭚ</text:span><text:span text:style-name="T2"> </text:span><text:span text:style-name="T4">ﭛ</text:span><text:span text:style-name="T2"> </text:span><text:span text:style-name="T4">ﭜﭝ</text:span><text:span text:style-name="T2"> </text:span><text:span text:style-name="T4">ﭞ</text:span><text:span text:style-name="T2"> </text:span><text:span text:style-name="T4">ﭟ</text:span><text:span text:style-name="T2"> </text:span><text:span text:style-name="T4">ﭠ</text:span><text:span text:style-name="T2"> </text:span><text:span text:style-name="T4">ﭡﭢ</text:span><text:span text:style-name="T2"> </text:span><text:span text:style-name="T4">ﭣ</text:span><text:span text:style-name="T2"> </text:span><text:span text:style-name="T4">ﭤ</text:span><text:span text:style-name="T2"> </text:span><text:span text:style-name="T4">ﭥ</text:span><text:span text:style-name="T2"> </text:span><text:span text:style-name="T4">ﭦ</text:span><text:span text:style-name="T2"> </text:span><text:span text:style-name="T4">ﭧ</text:span><text:span text:style-name="T2"> </text:span><text:span text:style-name="T4">ﭨ</text:span><text:span text:style-name="T2"> </text:span><text:span text:style-name="T4">ﭩ</text:span><text:span text:style-name="T2"> </text:span><text:span text:style-name="T4">ﭪ</text:span><text:span text:style-name="T2"> </text:span><text:span text:style-name="T4">ﭫ</text:span><text:span text:style-name="T2"> </text:span><text:span text:style-name="T4">ﭬ</text:span><text:span text:style-name="T2"> </text:span><text:span text:style-name="T4">ﭭ</text:span><text:span text:style-name="T2"> </text:span><text:span text:style-name="T4">ﭮ</text:span><text:span text:style-name="T2"> </text:span><text:span text:style-name="T4">ﭯ</text:span><text:span text:style-name="T2"> </text:span><text:span text:style-name="T4">ﭰ</text:span><text:span text:style-name="T2"> </text:span><text:span text:style-name="T4">ﭱ</text:span><text:span text:style-name="T2"> </text:span><text:span text:style-name="T4">ﭲ</text:span><text:span text:style-name="T2"> </text:span><text:span text:style-name="T4">ﭳ</text:span><text:span text:style-name="T2"> </text:span><text:span text:style-name="T4">ﭴ</text:span><text:span text:style-name="T2"> </text:span><text:span text:style-name="T4">ﭵﭶ</text:span><text:span text:style-name="T2"> </text:span><text:span text:style-name="T4">ﭷ</text:span><text:span text:style-name="T2"> </text:span><text:span text:style-name="T4">ﭸ</text:span><text:span text:style-name="T2"> </text:span><text:span text:style-name="T4">ﭹ</text:span><text:span text:style-name="T2"> </text:span><text:span text:style-name="T4">ﭺ</text:span><text:span text:style-name="T2"> </text:span><text:span text:style-name="T4">ﭻ</text:span><text:span text:style-name="T2"> </text:span><text:span text:style-name="T4">ﭼ</text:span><text:span text:style-name="T2"> </text:span><text:span text:style-name="T4">ﭽ</text:span><text:span text:style-name="T2"> </text:span><text:span text:style-name="T4">ﭾ</text:span><text:span text:style-name="T2"> </text:span><text:span text:style-name="T4">ﭿ</text:span><text:span text:style-name="T2"> </text:span><text:span text:style-name="T4">ﮀ</text:span><text:span text:style-name="T2"> </text:span><text:span text:style-name="T4">ﮁ</text:span><text:span text:style-name="T2"> </text:span><text:span text:style-name="T4">ﮂ</text:span><text:span text:style-name="T2"> </text:span><text:span text:style-name="T4">ﮃ</text:span><text:span text:style-name="T2"> </text:span><text:span text:style-name="T4">ﮄ</text:span><text:span text:style-name="T2"> </text:span><text:span text:style-name="T4">ﮅﮆ</text:span><text:span text:style-name="T2"> </text:span><text:span text:style-name="T4">ﮇ</text:span><text:span text:style-name="T2"> </text:span><text:span text:style-name="T4">ﮈ</text:span><text:span text:style-name="T2"> </text:span><text:span text:style-name="T4">ﮉ</text:span><text:span text:style-name="T2"> </text:span><text:span text:style-name="T4">ﮊ</text:span><text:span text:style-name="T2"> </text:span><text:span text:style-name="T4">ﮋ</text:span><text:span text:style-name="T2"> </text:span><text:span text:style-name="T4">ﮌ</text:span><text:span text:style-name="T2"> </text:span><text:span text:style-name="T4">ﮍ</text:span><text:span text:style-name="T2"> </text:span><text:span text:style-name="T4">ﮎﮏ</text:span><text:span text:style-name="T2"> </text:span><text:span text:style-name="T4">ﮐ</text:span><text:span text:style-name="T2"> </text:span><text:span text:style-name="T4">ﮑ</text:span><text:span text:style-name="T2"> </text:span><text:span text:style-name="T4">ﮒ</text:span><text:span text:style-name="T2"> </text:span><text:span text:style-name="T4">ﮓ</text:span><text:span text:style-name="T2"> </text:span><text:span text:style-name="T4">ﮔﮕ</text:span><text:span text:style-name="T2"> </text:span><text:span text:style-name="T4">ﮖ</text:span><text:span text:style-name="T2"> </text:span><text:span text:style-name="T4">ﮗ</text:span><text:span text:style-name="T2"> </text:span><text:span text:style-name="T4">ﮘ</text:span><text:span text:style-name="T2"> </text:span><text:span text:style-name="T4">ﮙ</text:span><text:span text:style-name="T2"> </text:span><text:span text:style-name="T4">ﮚ</text:span><text:span text:style-name="T2"> </text:span><text:span text:style-name="T4">ﮛ</text:span><text:span text:style-name="T2"> </text:span><text:span text:style-name="T4">ﮜ</text:span><text:span text:style-name="T2"> </text:span><text:span text:style-name="T4">ﮝ</text:span><text:span text:style-name="T2"> </text:span><text:span text:style-name="T4">ﮞ</text:span><text:span text:style-name="T2"> </text:span><text:span text:style-name="T4">ﮟ</text:span><text:span text:style-name="T2"> </text:span><text:span text:style-name="T4">ﮠ</text:span><text:span text:style-name="T2"> </text:span><text:span text:style-name="T4">ﮡﮢ</text:span><text:span text:style-name="T2"> </text:span><text:span text:style-name="T4">ﮣ</text:span><text:span text:style-name="T2"> </text:span><text:span text:style-name="T4">ﮤ</text:span><text:span text:style-name="T2"> </text:span><text:span text:style-name="T4">ﮥﮦ</text:span><text:span text:style-name="T2"> </text:span><text:span text:style-name="T4">ﮧ</text:span><text:span text:style-name="T2"> </text:span><text:span text:style-name="T4">ﮨ</text:span><text:span text:style-name="T2"> </text:span><text:span text:style-name="T4">ﮩ</text:span><text:span text:style-name="T2"> </text:span><text:span text:style-name="T4">ﮪ</text:span><text:span text:style-name="T2"> </text:span><text:span text:style-name="T4">ﮫﮬ</text:span><text:span text:style-name="T2"> </text:span><text:span text:style-name="T4">ﮭ</text:span><text:span text:style-name="T2"> </text:span><text:span text:style-name="T4">ﮮ</text:span><text:span text:style-name="T2"> </text:span><text:span text:style-name="T4">ﮯ</text:span><text:span text:style-name="T2"> </text:span><text:span text:style-name="T4">ﮰ</text:span><text:span text:style-name="T2"> </text:span><text:span text:style-name="T4">ﮱ</text:span><text:span text:style-name="T2"> </text:span><text:span text:style-name="T4">ﯓﯔ</text:span><text:span text:style-name="T2"> </text:span><text:span text:style-name="T4">ﯕ</text:span><text:span text:style-name="T2"> </text:span><text:span text:style-name="T4">ﯖ</text:span><text:span text:style-name="T2"> </text:span><text:span text:style-name="T4">ﯗ</text:span><text:span text:style-name="T2"> </text:span><text:span text:style-name="T4">ﯘ</text:span><text:span text:style-name="T2"> </text:span><text:span text:style-name="T4">ﯙ</text:span><text:span text:style-name="T2"> </text:span><text:span text:style-name="T4">ﯚ</text:span><text:span text:style-name="T2"> </text:span><text:span text:style-name="T4">ﯛ</text:span><text:span text:style-name="T2"> </text:span><text:span text:style-name="T4">ﯜ</text:span><text:span text:style-name="T2"> </text:span><text:span text:style-name="T4">ﯝﯞ</text:span><text:span text:style-name="T2"> </text:span><text:span text:style-name="T4">ﯟ</text:span><text:span text:style-name="T2"> </text:span><text:span text:style-name="T4">ﯠ</text:span><text:span text:style-name="T2"> </text:span><text:span text:style-name="T4">ﯡ</text:span><text:span text:style-name="T2"> </text:span><text:span text:style-name="T4">ﯢ</text:span><text:span text:style-name="T2"> </text:span><text:span text:style-name="T4">ﯣ</text:span><text:span text:style-name="T2"> </text:span><text:span text:style-name="T4">ﯤ</text:span><text:span text:style-name="T2"> </text:span><text:span text:style-name="T4">ﯥ</text:span><text:span text:style-name="T2"> </text:span><text:span text:style-name="T4">ﯦ</text:span><text:span text:style-name="T2"> </text:span><text:span text:style-name="T4">ﯧ</text:span><text:span text:style-name="T2"> </text:span><text:span text:style-name="T4">ﯨ</text:span><text:span text:style-name="T2"> </text:span><text:span text:style-name="T4">ﯩ</text:span><text:span text:style-name="T2"> </text:span><text:span text:style-name="T4">ﯪ</text:span><text:span text:style-name="T2"> </text:span><text:span text:style-name="T4">ﯫ</text:span><text:span text:style-name="T2"> </text:span><text:span text:style-name="T4">ﯬ</text:span><text:span text:style-name="T2"> </text:span><text:span text:style-name="T4">ﯭ</text:span><text:span text:style-name="T2"> </text:span><text:span text:style-name="T4">ﯮﯯ</text:span><text:span text:style-name="T2"> </text:span><text:span text:style-name="T4">ﯰ</text:span><text:span text:style-name="T2"> </text:span><text:span text:style-name="T4">ﯱ</text:span><text:span text:style-name="T2"> </text:span><text:span text:style-name="T4">ﯲ</text:span><text:span text:style-name="T2"> </text:span><text:span text:style-name="T4">ﯳﯴ</text:span><text:span text:style-name="T2"> </text:span></text:p>
      <text:p text:style-name="P22"><text:span text:style-name="T4">ﯵ</text:span><text:span text:style-name="T2"> </text:span><text:span text:style-name="T4">ﯶ</text:span><text:span text:style-name="T2"> </text:span><text:span text:style-name="T4">ﯷ</text:span><text:span text:style-name="T2"> </text:span><text:span text:style-name="T4">ﯸ</text:span><text:span text:style-name="T2"> </text:span><text:span text:style-name="T4">ﯹﯺ</text:span><text:span text:style-name="T2"> </text:span><text:span text:style-name="T4">ﯻ</text:span><text:span text:style-name="T2"> </text:span><text:span text:style-name="T4">ﯼ</text:span><text:span text:style-name="T2"> </text:span><text:span text:style-name="T4">ﯽ</text:span><text:span text:style-name="T2"> </text:span><text:span text:style-name="T4">ﯾ</text:span><text:span text:style-name="T2"> </text:span><text:span text:style-name="T4">ﯿ</text:span><text:span text:style-name="T2"> </text:span><text:span text:style-name="T4">ﰀ</text:span><text:span text:style-name="T2"> </text:span><text:span text:style-name="T4">ﰁ</text:span><text:span text:style-name="T2"> </text:span><text:span text:style-name="T4">ﰂ</text:span><text:span text:style-name="T2"> </text:span><text:span text:style-name="T4">ﰃﰄ</text:span><text:span text:style-name="T2"> </text:span><text:span text:style-name="T4">ﰅ</text:span><text:span text:style-name="T2"> </text:span><text:span text:style-name="T4">ﰆ</text:span><text:span text:style-name="T2"> </text:span><text:span text:style-name="T4">ﰇ</text:span><text:span text:style-name="T2"> </text:span><text:span text:style-name="T4">ﰈ</text:span><text:span text:style-name="T2"> </text:span><text:span text:style-name="T4">ﰉ</text:span><text:span text:style-name="T3"> </text:span></text:p>
      <text:p text:style-name="P3"><text:span text:style-name="T5">ﭑ</text:span><text:span text:style-name="T2"> </text:span><text:span text:style-name="T5">ﭒ</text:span><text:span text:style-name="T2"> </text:span><text:span text:style-name="T5">ﭓ</text:span><text:span text:style-name="T2"> </text:span><text:span text:style-name="T5">ﭔ</text:span><text:span text:style-name="T2"> </text:span><text:span text:style-name="T5">ﭕ</text:span><text:span text:style-name="T2"> </text:span><text:span text:style-name="T5">ﭖ</text:span><text:span text:style-name="T2"> </text:span><text:span text:style-name="T5">ﭗﭘ</text:span><text:span text:style-name="T2"> </text:span><text:span text:style-name="T5">ﭙ</text:span><text:span text:style-name="T2"> </text:span><text:span text:style-name="T5">ﭚ</text:span><text:span text:style-name="T2"> </text:span><text:span text:style-name="T5">ﭛ</text:span><text:span text:style-name="T2"> </text:span><text:span text:style-name="T5">ﭜ</text:span><text:span text:style-name="T2"> </text:span><text:span text:style-name="T5">ﭝ</text:span><text:span text:style-name="T2"> </text:span><text:span text:style-name="T5">ﭞ</text:span><text:span text:style-name="T2"> </text:span><text:span text:style-name="T5">ﭟ</text:span><text:span text:style-name="T2"> </text:span><text:span text:style-name="T5">ﭠ</text:span><text:span text:style-name="T2"> </text:span><text:span text:style-name="T5">ﭡ</text:span><text:span text:style-name="T2"> </text:span><text:span text:style-name="T5">ﭢ</text:span><text:span text:style-name="T2"> </text:span><text:span text:style-name="T5">ﭣﭤ</text:span><text:span text:style-name="T2"> </text:span><text:span text:style-name="T5">ﭥ</text:span><text:span text:style-name="T2"> </text:span><text:span text:style-name="T5">ﭦ</text:span><text:span text:style-name="T2"> </text:span><text:span text:style-name="T5">ﭧ</text:span><text:span text:style-name="T2"> </text:span><text:span text:style-name="T5">ﭨ</text:span><text:span text:style-name="T2"> </text:span><text:span text:style-name="T5">ﭩ</text:span><text:span text:style-name="T2"> </text:span><text:span text:style-name="T5">ﭪ</text:span><text:span text:style-name="T2"> </text:span><text:span text:style-name="T5">ﭫ</text:span><text:span text:style-name="T2"> </text:span><text:span text:style-name="T5">ﭬ</text:span><text:span text:style-name="T2"> </text:span><text:span text:style-name="T5">ﭭﭮ</text:span><text:span text:style-name="T2"> </text:span><text:span text:style-name="T5">ﭯ</text:span><text:span text:style-name="T2"> </text:span><text:span text:style-name="T5">ﭰﭱ</text:span><text:span text:style-name="T2"> </text:span><text:span text:style-name="T5">ﭲ</text:span><text:span text:style-name="T2"> </text:span><text:span text:style-name="T5">ﭳ</text:span><text:span text:style-name="T2"> </text:span><text:span text:style-name="T5">ﭴ</text:span><text:span text:style-name="T2"> </text:span><text:span text:style-name="T5">ﭵ</text:span><text:span text:style-name="T2"> </text:span><text:span text:style-name="T5">ﭶ</text:span><text:span text:style-name="T2"> </text:span><text:span text:style-name="T5">ﭷ</text:span><text:span text:style-name="T2"> </text:span><text:span text:style-name="T5">ﭸﭹ</text:span><text:span text:style-name="T2"> </text:span><text:span text:style-name="T5">ﭺ</text:span><text:span text:style-name="T2"> </text:span><text:span text:style-name="T5">ﭻ</text:span><text:span text:style-name="T2"> </text:span><text:span text:style-name="T5">ﭼ</text:span><text:span text:style-name="T2"> </text:span><text:span text:style-name="T5">ﭽ</text:span><text:span text:style-name="T2"> </text:span><text:span text:style-name="T5">ﭾ</text:span><text:span text:style-name="T2"> </text:span><text:span text:style-name="T5">ﭿ</text:span><text:span text:style-name="T2"> </text:span><text:span text:style-name="T5">ﮀ</text:span><text:span text:style-name="T2"> </text:span><text:span text:style-name="T5">ﮁ</text:span><text:span text:style-name="T2"> </text:span><text:span text:style-name="T5">ﮂ</text:span><text:span text:style-name="T2"> </text:span><text:span text:style-name="T5">ﮃ</text:span><text:span text:style-name="T2"> </text:span><text:span text:style-name="T5">ﮄ</text:span><text:span text:style-name="T2"> </text:span><text:span text:style-name="T5">ﮅ</text:span><text:span text:style-name="T2"> </text:span><text:span text:style-name="T5">ﮆ</text:span><text:span text:style-name="T2"> </text:span><text:span text:style-name="T5">ﮇ</text:span><text:span text:style-name="T2"> </text:span><text:span text:style-name="T5">ﮈﮉ</text:span><text:span text:style-name="T2"> </text:span><text:span text:style-name="T5">ﮊ</text:span><text:span text:style-name="T2"> </text:span><text:span text:style-name="T5">ﮋ</text:span><text:span text:style-name="T2"> </text:span><text:span text:style-name="T5">ﮌ</text:span><text:span text:style-name="T2"> </text:span><text:span text:style-name="T5">ﮍﮎ</text:span><text:span text:style-name="T2"> </text:span><text:span text:style-name="T5">ﮏ</text:span><text:span text:style-name="T2"> </text:span><text:span text:style-name="T5">ﮐ</text:span><text:span text:style-name="T2"> </text:span><text:span text:style-name="T5">ﮑ</text:span><text:span text:style-name="T2"> </text:span><text:span text:style-name="T5">ﮒ</text:span><text:span text:style-name="T2"> </text:span><text:span text:style-name="T5">ﮓ</text:span><text:span text:style-name="T2"> </text:span><text:span text:style-name="T5">ﮔ</text:span><text:span text:style-name="T2"> </text:span><text:span text:style-name="T5">ﮕ</text:span><text:span text:style-name="T2"> </text:span><text:span text:style-name="T5">ﮖ</text:span><text:span text:style-name="T2"> </text:span><text:span text:style-name="T5">ﮗ</text:span><text:span text:style-name="T2"> </text:span><text:span text:style-name="T5">ﮘ</text:span><text:span text:style-name="T2"> </text:span><text:span text:style-name="T5">ﮙ</text:span><text:span text:style-name="T2"> </text:span><text:span text:style-name="T5">ﮚ</text:span><text:span text:style-name="T2"> </text:span><text:span text:style-name="T5">ﮛ</text:span><text:span text:style-name="T2"> </text:span><text:span text:style-name="T5">ﮜﮝ</text:span><text:span text:style-name="T2"> </text:span><text:span text:style-name="T5">ﮞ</text:span><text:span text:style-name="T2"> </text:span><text:span text:style-name="T5">ﮟ</text:span><text:span text:style-name="T2"> </text:span><text:span text:style-name="T5">ﮠ</text:span><text:span text:style-name="T2"> </text:span><text:span text:style-name="T5">ﮡ</text:span><text:span text:style-name="T2"> </text:span><text:span text:style-name="T5">ﮢ</text:span><text:span text:style-name="T2"> </text:span><text:span text:style-name="T5">ﮣ</text:span><text:span text:style-name="T2"> </text:span><text:span text:style-name="T5">ﮤ</text:span><text:span text:style-name="T2"> </text:span><text:span text:style-name="T5">ﮥ</text:span><text:span text:style-name="T2"> </text:span><text:span text:style-name="T5">ﮦ</text:span><text:span text:style-name="T2"> </text:span><text:span text:style-name="T5">ﮧ</text:span><text:span text:style-name="T2"> </text:span><text:span text:style-name="T5">ﮨ</text:span><text:span text:style-name="T2"> </text:span><text:span text:style-name="T5">ﮩ</text:span><text:span text:style-name="T2"> </text:span><text:span text:style-name="T5">ﮪ</text:span><text:span text:style-name="T2"> </text:span><text:span text:style-name="T5">ﮫ</text:span><text:span text:style-name="T2"> </text:span><text:span text:style-name="T5">ﮬ</text:span><text:span text:style-name="T2"> </text:span><text:span text:style-name="T5">ﮭ</text:span><text:span text:style-name="T2"> </text:span><text:span text:style-name="T5">ﮮ</text:span><text:span text:style-name="T2"> </text:span><text:span text:style-name="T5">ﮯ</text:span><text:span text:style-name="T2"> </text:span><text:span text:style-name="T5">ﮰ</text:span><text:span text:style-name="T2"> </text:span><text:span text:style-name="T5">ﮱ</text:span><text:span text:style-name="T2"> </text:span><text:span text:style-name="T5">ﯓ</text:span><text:span text:style-name="T2"> </text:span><text:span text:style-name="T5">ﯔ</text:span><text:span text:style-name="T2"> </text:span><text:span text:style-name="T5">ﯕ</text:span><text:span text:style-name="T2"> </text:span><text:span text:style-name="T5">ﯖ</text:span><text:span text:style-name="T2"> </text:span><text:span text:style-name="T5">ﯗ</text:span><text:span text:style-name="T2"> </text:span><text:span text:style-name="T5">ﯘ</text:span><text:span text:style-name="T2"> </text:span><text:span text:style-name="T5">ﯙ</text:span><text:span text:style-name="T2"> </text:span><text:span text:style-name="T5">ﯚ</text:span><text:span text:style-name="T2"> </text:span><text:span text:style-name="T5">ﯛ</text:span><text:span text:style-name="T2"> </text:span><text:span text:style-name="T5">ﯜ</text:span><text:span text:style-name="T2"> </text:span><text:span text:style-name="T5">ﯝ</text:span><text:span text:style-name="T2"> </text:span><text:span text:style-name="T5">ﯞ</text:span><text:span text:style-name="T2"> </text:span><text:span text:style-name="T5">ﯟ</text:span><text:span text:style-name="T2"> </text:span><text:span text:style-name="T5">ﯠ</text:span><text:span text:style-name="T2"> </text:span><text:span text:style-name="T5">ﯡ</text:span><text:span text:style-name="T2"> </text:span><text:span text:style-name="T5">ﯢ</text:span><text:span text:style-name="T2"> </text:span><text:span text:style-name="T5">ﯣ</text:span><text:span text:style-name="T2"> </text:span><text:span text:style-name="T5">ﯤ</text:span><text:span text:style-name="T2"> </text:span><text:span text:style-name="T5">ﯥ</text:span><text:span text:style-name="T2"> </text:span><text:span text:style-name="T5">ﯦ</text:span><text:span text:style-name="T2"> </text:span><text:span text:style-name="T5">ﯧ</text:span><text:span text:style-name="T2"> </text:span><text:span text:style-name="T5">ﯨ</text:span><text:span text:style-name="T2"> </text:span><text:span text:style-name="T5">ﯩ</text:span><text:span text:style-name="T2"> </text:span><text:span text:style-name="T5">ﯪ</text:span><text:span text:style-name="T2"> </text:span><text:span text:style-name="T5">ﯫ</text:span><text:span text:style-name="T2"> </text:span><text:span text:style-name="T5">ﯬ</text:span><text:span text:style-name="T2"> </text:span><text:span text:style-name="T5">ﯭ</text:span><text:span text:style-name="T2"> </text:span><text:span text:style-name="T5">ﯮ</text:span><text:span text:style-name="T2"> </text:span><text:span text:style-name="T5">ﯯ</text:span><text:span text:style-name="T2"> </text:span><text:span text:style-name="T5">ﯰ</text:span><text:span text:style-name="T2"> </text:span><text:span text:style-name="T5">ﯱ</text:span><text:span text:style-name="T2"> </text:span><text:span text:style-name="T5">ﯲ</text:span><text:span text:style-name="T2"> </text:span><text:span text:style-name="T5">ﯳ</text:span><text:span text:style-name="T2"> </text:span><text:span text:style-name="T5">ﯴ</text:span><text:span text:style-name="T2"> </text:span><text:span text:style-name="T5">ﯵﯶ</text:span><text:span text:style-name="T2"> </text:span><text:span text:style-name="T5">ﯷ</text:span><text:span text:style-name="T2"> </text:span><text:span text:style-name="T5">ﯸ</text:span><text:span text:style-name="T2"> </text:span><text:span text:style-name="T5">ﯹ</text:span><text:span text:style-name="T2"> </text:span><text:span text:style-name="T5">ﯺ</text:span><text:span text:style-name="T2"> </text:span><text:span text:style-name="T5">ﯻ</text:span><text:span text:style-name="T3"> </text:span></text:p>
      <text:p text:style-name="P4"><text:span text:style-name="T6">ﭑ</text:span><text:span text:style-name="T2"> </text:span><text:span text:style-name="T6">ﭒ</text:span><text:span text:style-name="T2"> </text:span><text:span text:style-name="T6">ﭓ</text:span><text:span text:style-name="T2"> </text:span><text:span text:style-name="T6">ﭔ</text:span><text:span text:style-name="T2"> </text:span><text:span text:style-name="T6">ﭕ</text:span><text:span text:style-name="T2"> </text:span><text:span text:style-name="T6">ﭖ</text:span><text:span text:style-name="T2"> </text:span><text:span text:style-name="T6">ﭗ</text:span><text:span text:style-name="T2"> </text:span><text:span text:style-name="T6">ﭘﭙ</text:span><text:span text:style-name="T2"> </text:span><text:span text:style-name="T6">ﭚ</text:span><text:span text:style-name="T2"> </text:span><text:span text:style-name="T6">ﭛ</text:span><text:span text:style-name="T2"> </text:span><text:span text:style-name="T6">ﭜ</text:span></text:p>
      <text:p text:style-name="P23"><text:span text:style-name="T6">ﭝ</text:span><text:span text:style-name="T2"> </text:span><text:span text:style-name="T6">ﭞ</text:span><text:span text:style-name="T2"> </text:span><text:span text:style-name="T6">ﭟ</text:span><text:span text:style-name="T2"> </text:span><text:span text:style-name="T6">ﭠ</text:span><text:span text:style-name="T2"> </text:span><text:span text:style-name="T6">ﭡ</text:span><text:span text:style-name="T2"> </text:span><text:span text:style-name="T6">ﭢ</text:span><text:span text:style-name="T2"> </text:span><text:span text:style-name="T6">ﭣ</text:span><text:span text:style-name="T2"> </text:span><text:span text:style-name="T6">ﭤ</text:span><text:span text:style-name="T2"> </text:span><text:span text:style-name="T6">ﭥ</text:span><text:span text:style-name="T2"> </text:span><text:span text:style-name="T6">ﭦ</text:span><text:span text:style-name="T2"> </text:span><text:span text:style-name="T6">ﭧ</text:span><text:span text:style-name="T2"> </text:span><text:span text:style-name="T6">ﭨ</text:span><text:span text:style-name="T2"> </text:span><text:span text:style-name="T6">ﭩﭪ</text:span><text:span text:style-name="T2"> </text:span><text:span text:style-name="T6">ﭫ</text:span><text:span text:style-name="T2"> </text:span><text:span text:style-name="T6">ﭬ</text:span><text:span text:style-name="T2"> </text:span><text:span text:style-name="T6">ﭭ</text:span><text:span text:style-name="T2"> </text:span><text:span text:style-name="T6">ﭮ</text:span><text:span text:style-name="T2"> </text:span><text:span text:style-name="T6">ﭯ</text:span><text:span text:style-name="T2"> </text:span><text:span text:style-name="T6">ﭰ</text:span><text:span text:style-name="T2"> </text:span><text:span text:style-name="T6">ﭱ</text:span><text:span text:style-name="T2"> </text:span><text:span text:style-name="T6">ﭲ</text:span><text:span text:style-name="T2"> </text:span><text:span text:style-name="T6">ﭳ</text:span><text:span text:style-name="T2"> </text:span><text:span text:style-name="T6">ﭴ</text:span><text:span text:style-name="T2"> </text:span><text:span text:style-name="T6">ﭵ</text:span><text:span text:style-name="T2"> </text:span><text:span text:style-name="T6">ﭶ</text:span><text:span text:style-name="T2"> </text:span><text:span text:style-name="T6">ﭷ</text:span><text:span text:style-name="T2"> </text:span><text:span text:style-name="T6">ﭸ</text:span><text:span text:style-name="T2"> </text:span><text:span text:style-name="T6">ﭹ</text:span><text:span text:style-name="T2"> </text:span><text:span text:style-name="T6">ﭺ</text:span><text:span text:style-name="T2"> </text:span><text:span text:style-name="T6">ﭻ</text:span><text:span text:style-name="T2"> </text:span><text:span text:style-name="T6">ﭼ</text:span><text:span text:style-name="T2"> </text:span><text:span text:style-name="T6">ﭽ</text:span><text:span text:style-name="T2"> </text:span><text:span text:style-name="T6">ﭾﭿ</text:span><text:span text:style-name="T2"> </text:span><text:span text:style-name="T6">ﮀ</text:span><text:span text:style-name="T2"> </text:span><text:span text:style-name="T6">ﮁ</text:span><text:span text:style-name="T2"> </text:span><text:span text:style-name="T6">ﮂ</text:span><text:span text:style-name="T2"> </text:span><text:span text:style-name="T6">ﮃ</text:span><text:span text:style-name="T2"> </text:span><text:span text:style-name="T6">ﮄ</text:span><text:span text:style-name="T2"> </text:span><text:span text:style-name="T6">ﮅ</text:span><text:span text:style-name="T2"> </text:span><text:span text:style-name="T6">ﮆ</text:span><text:span text:style-name="T2"> </text:span><text:span text:style-name="T6">ﮇ</text:span><text:span text:style-name="T2"> </text:span><text:span text:style-name="T6">ﮈ</text:span><text:span text:style-name="T2"> </text:span><text:span text:style-name="T6">ﮉ</text:span><text:span text:style-name="T2"> </text:span><text:span text:style-name="T6">ﮊﮋ</text:span><text:span text:style-name="T2"> </text:span><text:span text:style-name="T6">ﮌ</text:span><text:span text:style-name="T2"> </text:span><text:span text:style-name="T6">ﮍ</text:span><text:span text:style-name="T2"> </text:span><text:span text:style-name="T6">ﮎ</text:span><text:span text:style-name="T2"> </text:span><text:span text:style-name="T6">ﮏ</text:span><text:span text:style-name="T2"> </text:span><text:span text:style-name="T6">ﮐ</text:span><text:span text:style-name="T2"> </text:span><text:span text:style-name="T6">ﮑ</text:span><text:span text:style-name="T2"> </text:span><text:span text:style-name="T6">ﮒ</text:span><text:span text:style-name="T2"> </text:span><text:span text:style-name="T6">ﮓ</text:span><text:span text:style-name="T2"> </text:span><text:span text:style-name="T6">ﮔ</text:span><text:span text:style-name="T2"> </text:span><text:span text:style-name="T6">ﮕ</text:span><text:span text:style-name="T2"> </text:span><text:span text:style-name="T6">ﮖﮗ</text:span><text:span text:style-name="T2"> </text:span><text:span text:style-name="T6">ﮘ</text:span><text:span text:style-name="T2"> </text:span><text:span text:style-name="T6">ﮙ</text:span><text:span text:style-name="T2"> </text:span><text:span text:style-name="T6">ﮚ</text:span><text:span text:style-name="T2"> </text:span><text:span text:style-name="T6">ﮛ</text:span><text:span text:style-name="T2"> </text:span><text:span text:style-name="T6">ﮜ</text:span><text:span text:style-name="T2"> </text:span><text:span text:style-name="T6">ﮝ</text:span><text:span text:style-name="T2"> </text:span><text:span text:style-name="T6">ﮞ</text:span><text:span text:style-name="T2"> </text:span><text:span text:style-name="T6">ﮟ</text:span><text:span text:style-name="T2"> </text:span><text:span text:style-name="T6">ﮠ</text:span><text:span text:style-name="T2"> </text:span><text:span text:style-name="T6">ﮡ</text:span><text:span text:style-name="T2"> </text:span><text:span text:style-name="T6">ﮢ</text:span><text:span text:style-name="T2"> </text:span><text:span text:style-name="T6">ﮣ</text:span><text:span text:style-name="T2"> </text:span><text:span text:style-name="T6">ﮤ</text:span><text:span text:style-name="T2"> </text:span><text:span text:style-name="T6">ﮥ</text:span><text:span text:style-name="T2"> </text:span><text:span text:style-name="T6">ﮦ</text:span><text:span text:style-name="T2"> </text:span><text:span text:style-name="T6">ﮧ</text:span><text:span text:style-name="T2"> </text:span><text:span text:style-name="T6">ﮨ</text:span><text:span text:style-name="T2"> </text:span><text:span text:style-name="T6">ﮩ</text:span><text:span text:style-name="T2"> </text:span><text:span text:style-name="T6">ﮪ</text:span><text:span text:style-name="T2"> </text:span><text:span text:style-name="T6">ﮫ</text:span><text:span text:style-name="T2"> </text:span><text:span text:style-name="T6">ﮬ</text:span><text:span text:style-name="T2"> </text:span><text:span text:style-name="T6">ﮭ</text:span><text:span text:style-name="T2"> </text:span><text:span text:style-name="T6">ﮮﮯ</text:span><text:span text:style-name="T2"> </text:span><text:span text:style-name="T6">ﮰ</text:span><text:span text:style-name="T2"> </text:span><text:span text:style-name="T6">ﮱ</text:span><text:span text:style-name="T2"> </text:span><text:span text:style-name="T6">ﯓ</text:span><text:span text:style-name="T2"> </text:span><text:span text:style-name="T6">ﯔ</text:span><text:span text:style-name="T2"> </text:span><text:span text:style-name="T6">ﯕ</text:span><text:span text:style-name="T2"> </text:span><text:span text:style-name="T6">ﯖ</text:span><text:span text:style-name="T2"> </text:span><text:span text:style-name="T6">ﯗ</text:span><text:span text:style-name="T2"> </text:span><text:span text:style-name="T6">ﯘ</text:span><text:span text:style-name="T2"> </text:span><text:span text:style-name="T6">ﯙ</text:span><text:span text:style-name="T2"> </text:span><text:span text:style-name="T6">ﯚ</text:span><text:span text:style-name="T2"> </text:span><text:span text:style-name="T6">ﯛ</text:span><text:span text:style-name="T2"> </text:span><text:span text:style-name="T6">ﯜ</text:span><text:span text:style-name="T2"> </text:span><text:span text:style-name="T6">ﯝ</text:span><text:span text:style-name="T2"> </text:span><text:span text:style-name="T6">ﯞﯟ</text:span><text:span text:style-name="T2"> </text:span><text:span text:style-name="T6">ﯠ</text:span><text:span text:style-name="T2"> </text:span><text:span text:style-name="T6">ﯡ</text:span><text:span text:style-name="T2"> </text:span><text:span text:style-name="T6">ﯢ</text:span><text:span text:style-name="T2"> </text:span><text:span text:style-name="T6">ﯣ</text:span><text:span text:style-name="T2"> </text:span><text:span text:style-name="T6">ﯤ</text:span><text:span text:style-name="T2"> </text:span><text:span text:style-name="T6">ﯥ</text:span><text:span text:style-name="T2"> </text:span><text:span text:style-name="T6">ﯦ</text:span><text:span text:style-name="T2"> </text:span><text:span text:style-name="T6">ﯧ</text:span><text:span text:style-name="T2"> </text:span><text:span text:style-name="T6">ﯨ</text:span><text:span text:style-name="T2"> </text:span><text:span text:style-name="T6">ﯩ</text:span><text:span text:style-name="T2"> </text:span><text:span text:style-name="T6">ﯪ</text:span><text:span text:style-name="T2"> </text:span><text:span text:style-name="T6">ﯫ</text:span><text:span text:style-name="T2"> </text:span><text:span text:style-name="T6">ﯬ</text:span><text:span text:style-name="T2"> </text:span><text:span text:style-name="T6">ﯭ</text:span><text:span text:style-name="T2"> </text:span><text:span text:style-name="T6">ﯮ</text:span><text:span text:style-name="T2"> </text:span><text:span text:style-name="T6">ﯯ</text:span><text:span text:style-name="T2"> </text:span><text:span text:style-name="T6">ﯰ</text:span><text:span text:style-name="T2"> </text:span><text:span text:style-name="T6">ﯱ</text:span><text:span text:style-name="T2"> </text:span><text:span text:style-name="T6">ﯲ</text:span><text:span text:style-name="T2"> </text:span><text:span text:style-name="T6">ﯳﯴ</text:span><text:span text:style-name="T2"> </text:span><text:span text:style-name="T6">ﯵ</text:span><text:span text:style-name="T2"> </text:span><text:span text:style-name="T6">ﯶ</text:span><text:span text:style-name="T2"> </text:span><text:span text:style-name="T6">ﯷ</text:span><text:span text:style-name="T2"> </text:span><text:span text:style-name="T6">ﯸ</text:span><text:span text:style-name="T2"> </text:span><text:span text:style-name="T6">ﯹ</text:span><text:span text:style-name="T2"> </text:span><text:span text:style-name="T6">ﯺ</text:span><text:span text:style-name="T2"> </text:span><text:span text:style-name="T6">ﯻ</text:span><text:span text:style-name="T2"> </text:span><text:span text:style-name="T6">ﯼ</text:span><text:span text:style-name="T2"> </text:span><text:span text:style-name="T6">ﯽ</text:span><text:span text:style-name="T2"> </text:span><text:span text:style-name="T6">ﯾ</text:span><text:span text:style-name="T2"> </text:span><text:span text:style-name="T6">ﯿﰀ</text:span><text:span text:style-name="T2"> </text:span><text:span text:style-name="T6">ﰁ</text:span><text:span text:style-name="T2"> </text:span><text:span text:style-name="T6">ﰂ</text:span><text:span text:style-name="T2"> </text:span><text:span text:style-name="T6">ﰃ</text:span><text:span text:style-name="T2"> </text:span><text:span text:style-name="T6">ﰄ</text:span><text:span text:style-name="T2"> </text:span><text:span text:style-name="T6">ﰅ</text:span><text:span text:style-name="T2"> </text:span><text:span text:style-name="T6">ﰆ</text:span><text:span text:style-name="T2"> </text:span><text:span text:style-name="T6">ﰇ</text:span><text:span text:style-name="T2"> </text:span></text:p>
      <text:p text:style-name="P5"><text:span text:style-name="T7">ﭑ</text:span><text:span text:style-name="T2"> </text:span><text:span text:style-name="T7">ﭒ</text:span><text:span text:style-name="T2"> </text:span><text:span text:style-name="T7">ﭓ</text:span><text:span text:style-name="T2"> </text:span><text:span text:style-name="T7">ﭔ</text:span><text:span text:style-name="T2"> </text:span><text:span text:style-name="T7">ﭕ</text:span><text:span text:style-name="T2"> </text:span><text:span text:style-name="T7">ﭖ</text:span><text:span text:style-name="T2"> </text:span><text:span text:style-name="T7">ﭗ</text:span><text:span text:style-name="T2"> </text:span><text:span text:style-name="T7">ﭘ</text:span><text:span text:style-name="T2"> </text:span><text:span text:style-name="T7">ﭙ</text:span><text:span text:style-name="T2"> </text:span><text:span text:style-name="T7">ﭚ</text:span><text:span text:style-name="T2"> </text:span><text:span text:style-name="T7">ﭛ</text:span><text:span text:style-name="T2"> </text:span><text:span text:style-name="T7">ﭜ</text:span><text:span text:style-name="T2"> </text:span><text:span text:style-name="T7">ﭝ</text:span><text:span text:style-name="T2"> </text:span><text:span text:style-name="T7">ﭞ</text:span><text:span text:style-name="T2"> </text:span><text:span text:style-name="T7">ﭟ</text:span><text:span text:style-name="T2"> </text:span><text:span text:style-name="T7">ﭠ</text:span><text:span text:style-name="T2"> </text:span><text:span text:style-name="T7">ﭡ</text:span><text:span text:style-name="T2"> </text:span><text:span text:style-name="T7">ﭢ</text:span><text:span text:style-name="T2"> </text:span><text:span text:style-name="T7">ﭣ</text:span><text:span text:style-name="T2"> </text:span><text:span text:style-name="T7">ﭤ</text:span><text:span text:style-name="T2"> </text:span><text:span text:style-name="T7">ﭥ</text:span><text:span text:style-name="T2"> </text:span><text:span text:style-name="T7">ﭦ</text:span><text:span text:style-name="T2"> </text:span><text:span text:style-name="T7">ﭧ</text:span><text:span text:style-name="T2"> </text:span><text:span text:style-name="T7">ﭨ</text:span><text:span text:style-name="T2"> </text:span><text:span text:style-name="T7">ﭩ</text:span><text:span text:style-name="T2"> </text:span><text:span text:style-name="T7">ﭪ</text:span><text:span text:style-name="T2"> </text:span><text:span text:style-name="T7">ﭫ</text:span><text:span text:style-name="T2"> </text:span><text:span text:style-name="T7">ﭬ</text:span><text:span text:style-name="T2"> </text:span><text:span text:style-name="T7">ﭭ</text:span><text:span text:style-name="T2"> </text:span><text:span text:style-name="T7">ﭮ</text:span><text:span text:style-name="T2"> </text:span><text:span text:style-name="T7">ﭯ</text:span><text:span text:style-name="T2"> </text:span><text:span text:style-name="T7">ﭰ</text:span><text:span text:style-name="T2"> </text:span><text:span text:style-name="T7">ﭱ</text:span><text:span text:style-name="T2"> </text:span><text:span text:style-name="T7">ﭲ</text:span><text:span text:style-name="T2"> </text:span><text:span text:style-name="T7">ﭳ</text:span><text:span text:style-name="T2"> </text:span><text:span text:style-name="T7">ﭴ</text:span><text:span text:style-name="T2"> </text:span><text:span text:style-name="T7">ﭵ</text:span><text:span text:style-name="T2"> </text:span><text:span text:style-name="T7">ﭶ</text:span><text:span text:style-name="T2"> </text:span><text:span text:style-name="T7">ﭷ</text:span><text:span text:style-name="T2"> </text:span><text:span text:style-name="T7">ﭸ</text:span><text:span text:style-name="T2"> </text:span><text:span text:style-name="T7">ﭹ</text:span><text:span text:style-name="T2"> </text:span><text:span text:style-name="T7">ﭺ</text:span><text:span text:style-name="T2"> </text:span><text:span text:style-name="T7">ﭻ</text:span><text:span text:style-name="T2"> </text:span><text:span text:style-name="T7">ﭼ</text:span><text:span text:style-name="T2"> </text:span><text:span text:style-name="T7">ﭽ</text:span><text:span text:style-name="T2"> </text:span><text:span text:style-name="T7">ﭾ</text:span></text:p>
      <text:p text:style-name="P24"><text:span text:style-name="T2"><text:s/></text:span><text:span text:style-name="T7">ﭿ</text:span><text:span text:style-name="T2"> </text:span><text:span text:style-name="T7">ﮀ</text:span><text:span text:style-name="T2"> </text:span><text:span text:style-name="T7">ﮁ</text:span><text:span text:style-name="T2"> </text:span><text:span text:style-name="T7">ﮂ</text:span><text:span text:style-name="T2"> </text:span><text:span text:style-name="T7">ﮃ</text:span><text:span text:style-name="T2"> </text:span><text:span text:style-name="T7">ﮄ</text:span><text:span text:style-name="T2"> </text:span><text:span text:style-name="T7">ﮅ</text:span><text:span text:style-name="T2"> </text:span><text:span text:style-name="T7">ﮆ</text:span><text:span text:style-name="T2"> </text:span><text:span text:style-name="T7">ﮇﮈ</text:span><text:span text:style-name="T2"> </text:span><text:span text:style-name="T7">ﮉ</text:span><text:span text:style-name="T2"> </text:span><text:span text:style-name="T7">ﮊ</text:span><text:span text:style-name="T2"> </text:span><text:span text:style-name="T7">ﮋ</text:span><text:span text:style-name="T2"> </text:span><text:span text:style-name="T7">ﮌ</text:span><text:span text:style-name="T2"> </text:span><text:span text:style-name="T7">ﮍﮎ</text:span><text:span text:style-name="T2"> </text:span><text:span text:style-name="T7">ﮏ</text:span><text:span text:style-name="T2"> </text:span><text:span text:style-name="T7">ﮐ</text:span><text:span text:style-name="T2"> </text:span><text:span text:style-name="T7">ﮑ</text:span><text:span text:style-name="T2"> </text:span><text:span text:style-name="T7">ﮒ</text:span><text:span text:style-name="T2"> </text:span><text:span text:style-name="T7">ﮓ</text:span><text:span text:style-name="T2"> </text:span><text:span text:style-name="T7">ﮔ</text:span><text:span text:style-name="T2"> </text:span><text:span text:style-name="T7">ﮕ</text:span><text:span text:style-name="T2"> </text:span><text:span text:style-name="T7">ﮖ</text:span><text:span text:style-name="T2"> </text:span><text:span text:style-name="T7">ﮗ</text:span><text:span text:style-name="T2"> </text:span><text:span text:style-name="T7">ﮘ</text:span><text:span text:style-name="T2"> </text:span><text:span text:style-name="T7">ﮙ</text:span><text:span text:style-name="T2"> </text:span><text:span text:style-name="T7">ﮚ</text:span><text:span text:style-name="T2"> </text:span><text:span text:style-name="T7">ﮛ</text:span><text:span text:style-name="T2"> </text:span><text:span text:style-name="T7">ﮜ</text:span><text:span text:style-name="T2"> </text:span><text:span text:style-name="T7">ﮝ</text:span><text:span text:style-name="T2"> </text:span><text:span text:style-name="T7">ﮞ</text:span></text:p>
      <text:p text:style-name="P24"><text:span text:style-name="T2"><text:s/></text:span><text:span text:style-name="T7">ﮟ</text:span><text:span text:style-name="T2"> </text:span><text:span text:style-name="T7">ﮠ</text:span><text:span text:style-name="T2"> </text:span><text:span text:style-name="T7">ﮡ</text:span><text:span text:style-name="T2"> </text:span><text:span text:style-name="T7">ﮢ</text:span><text:span text:style-name="T2"> </text:span><text:span text:style-name="T7">ﮣ</text:span><text:span text:style-name="T2"> </text:span><text:span text:style-name="T7">ﮤ</text:span><text:span text:style-name="T2"> </text:span><text:span text:style-name="T7">ﮥ</text:span><text:span text:style-name="T2"> </text:span><text:span text:style-name="T7">ﮦ</text:span><text:span text:style-name="T2"> </text:span><text:span text:style-name="T7">ﮧ</text:span><text:span text:style-name="T2"> </text:span><text:span text:style-name="T7">ﮨ</text:span><text:span text:style-name="T2"> </text:span><text:span text:style-name="T7">ﮩ</text:span><text:span text:style-name="T2"> </text:span><text:span text:style-name="T7">ﮪ</text:span><text:span text:style-name="T2"> </text:span><text:span text:style-name="T7">ﮫ</text:span><text:span text:style-name="T2"> </text:span><text:span text:style-name="T7">ﮬ</text:span><text:span text:style-name="T2"> </text:span><text:span text:style-name="T7">ﮭ</text:span><text:span text:style-name="T2"> </text:span><text:span text:style-name="T7">ﮮ</text:span><text:span text:style-name="T2"> </text:span><text:span text:style-name="T7">ﮯ</text:span><text:span text:style-name="T2"> </text:span><text:span text:style-name="T7">ﮰ</text:span></text:p>
      <text:p text:style-name="P24"><text:span text:style-name="T2"><text:s/></text:span><text:span text:style-name="T7">ﮱ</text:span><text:span text:style-name="T2"> </text:span><text:span text:style-name="T7">ﯓ</text:span><text:span text:style-name="T2"> </text:span><text:span text:style-name="T7">ﯔ</text:span><text:span text:style-name="T2"> </text:span><text:span text:style-name="T7">ﯕ</text:span><text:span text:style-name="T2"> </text:span><text:span text:style-name="T7">ﯖ</text:span><text:span text:style-name="T2"> </text:span><text:span text:style-name="T7">ﯗ</text:span><text:span text:style-name="T2"> </text:span><text:span text:style-name="T7">ﯘﯙ</text:span><text:span text:style-name="T2"> </text:span><text:span text:style-name="T7">ﯚ</text:span><text:span text:style-name="T2"> </text:span><text:span text:style-name="T7">ﯛ</text:span><text:span text:style-name="T2"> </text:span><text:span text:style-name="T7">ﯜ</text:span><text:span text:style-name="T2"> </text:span><text:span text:style-name="T7">ﯝ</text:span><text:span text:style-name="T2"> </text:span><text:span text:style-name="T7">ﯞ</text:span><text:span text:style-name="T2"> </text:span><text:span text:style-name="T7">ﯟﯠ</text:span><text:span text:style-name="T2"> </text:span><text:span text:style-name="T7">ﯡ</text:span><text:span text:style-name="T2"> </text:span><text:span text:style-name="T7">ﯢ</text:span><text:span text:style-name="T2"> </text:span><text:span text:style-name="T7">ﯣ</text:span><text:span text:style-name="T2"> </text:span><text:span text:style-name="T7">ﯤ</text:span><text:span text:style-name="T2"> </text:span><text:span text:style-name="T7">ﯥ</text:span><text:span text:style-name="T2"> </text:span><text:span text:style-name="T7">ﯦ</text:span><text:span text:style-name="T2"> </text:span><text:span text:style-name="T7">ﯧ</text:span><text:span text:style-name="T2"> </text:span><text:span text:style-name="T7">ﯨ</text:span><text:span text:style-name="T2"> </text:span><text:span text:style-name="T7">ﯩ</text:span><text:span text:style-name="T2"> </text:span><text:span text:style-name="T7">ﯪ</text:span><text:span text:style-name="T2"> </text:span><text:span text:style-name="T7">ﯫ</text:span><text:span text:style-name="T2"> </text:span><text:span text:style-name="T7">ﯬ</text:span><text:span text:style-name="T2"> </text:span><text:span text:style-name="T7">ﯭ</text:span><text:span text:style-name="T2"> </text:span><text:span text:style-name="T7">ﯮ</text:span><text:span text:style-name="T2"> </text:span><text:span text:style-name="T7">ﯯ</text:span><text:span text:style-name="T2"> </text:span><text:span text:style-name="T7">ﯰ</text:span><text:span text:style-name="T2"> </text:span><text:span text:style-name="T7">ﯱ</text:span><text:span text:style-name="T2"> </text:span><text:span text:style-name="T7">ﯲﯳ</text:span><text:span text:style-name="T2"> </text:span><text:span text:style-name="T7">ﯴ</text:span><text:span text:style-name="T2"> </text:span><text:span text:style-name="T7">ﯵ</text:span><text:span text:style-name="T2"> </text:span><text:span text:style-name="T7">ﯶ</text:span><text:span text:style-name="T2"> </text:span><text:span text:style-name="T7">ﯷ</text:span><text:span text:style-name="T2"> </text:span><text:span text:style-name="T7">ﯸ</text:span><text:span text:style-name="T2"> </text:span><text:span text:style-name="T7">ﯹ</text:span><text:span text:style-name="T2"> </text:span><text:span text:style-name="T7">ﯺ</text:span><text:span text:style-name="T2"> </text:span><text:span text:style-name="T7">ﯻ</text:span><text:span text:style-name="T2"> </text:span><text:span text:style-name="T7">ﯼ</text:span><text:span text:style-name="T2"> </text:span><text:span text:style-name="T7">ﯽ</text:span><text:span text:style-name="T2"> </text:span><text:span text:style-name="T7">ﯾ</text:span><text:span text:style-name="T2"> </text:span><text:span text:style-name="T7">ﯿ</text:span><text:span text:style-name="T2"> </text:span><text:span text:style-name="T7">ﰀ</text:span><text:span text:style-name="T2"> </text:span><text:span text:style-name="T7">ﰁ</text:span><text:span text:style-name="T2"> </text:span><text:span text:style-name="T7">ﰂ</text:span><text:span text:style-name="T2"> </text:span><text:span text:style-name="T7">ﰃ</text:span><text:span text:style-name="T2"> </text:span><text:span text:style-name="T7">ﰄ</text:span></text:p>
      <text:p text:style-name="P6"><text:span text:style-name="T8">ﭑ</text:span><text:span text:style-name="T2"> </text:span><text:span text:style-name="T8">ﭒ</text:span><text:span text:style-name="T2"> </text:span><text:span text:style-name="T8">ﭓ</text:span><text:span text:style-name="T2"> </text:span><text:span text:style-name="T8">ﭔ</text:span><text:span text:style-name="T2"> </text:span><text:span text:style-name="T8">ﭕ</text:span><text:span text:style-name="T2"> </text:span><text:span text:style-name="T8">ﭖ</text:span><text:span text:style-name="T2"> </text:span><text:span text:style-name="T8">ﭗ</text:span><text:span text:style-name="T2"> </text:span><text:span text:style-name="T8">ﭘ</text:span><text:span text:style-name="T2"> </text:span><text:span text:style-name="T8">ﭙ</text:span><text:span text:style-name="T2"> </text:span><text:span text:style-name="T8">ﭚ</text:span><text:span text:style-name="T2"> </text:span><text:span text:style-name="T8">ﭛ</text:span><text:span text:style-name="T2"> </text:span><text:span text:style-name="T8">ﭜ</text:span><text:span text:style-name="T2"> </text:span><text:span text:style-name="T8">ﭝ</text:span><text:span text:style-name="T2"> </text:span><text:span text:style-name="T8">ﭞﭟ</text:span><text:span text:style-name="T2"> </text:span><text:span text:style-name="T8">ﭠ</text:span><text:span text:style-name="T2"> </text:span><text:span text:style-name="T8">ﭡ</text:span><text:span text:style-name="T2"> </text:span><text:span text:style-name="T8">ﭢ</text:span><text:span text:style-name="T2"> </text:span><text:span text:style-name="T8">ﭣ</text:span><text:span text:style-name="T2"> </text:span><text:span text:style-name="T8">ﭤ</text:span><text:span text:style-name="T2"> </text:span><text:span text:style-name="T8">ﭥ</text:span><text:span text:style-name="T2"> </text:span><text:span text:style-name="T8">ﭦ</text:span><text:span text:style-name="T2"> </text:span><text:span text:style-name="T8">ﭧ</text:span><text:span text:style-name="T2"> </text:span><text:span text:style-name="T8">ﭨ</text:span><text:span text:style-name="T2"> </text:span><text:span text:style-name="T8">ﭩ</text:span><text:span text:style-name="T2"> </text:span><text:span text:style-name="T8">ﭪ</text:span><text:span text:style-name="T2"> </text:span><text:span text:style-name="T8">ﭫ</text:span><text:span text:style-name="T2"> </text:span><text:span text:style-name="T8">ﭬ</text:span><text:span text:style-name="T2"> </text:span><text:span text:style-name="T8">ﭭ</text:span><text:span text:style-name="T2"> </text:span><text:span text:style-name="T8">ﭮ</text:span><text:span text:style-name="T2"> </text:span><text:span text:style-name="T8">ﭯ</text:span><text:span text:style-name="T2"> </text:span><text:span text:style-name="T8">ﭰ</text:span><text:span text:style-name="T2"> </text:span><text:span text:style-name="T8">ﭱ</text:span><text:span text:style-name="T2"> </text:span><text:span text:style-name="T8">ﭲ</text:span><text:span text:style-name="T2"> </text:span><text:span text:style-name="T8">ﭳ</text:span><text:span text:style-name="T2"> </text:span><text:span text:style-name="T8">ﭴﭵ</text:span><text:span text:style-name="T2"> </text:span><text:span text:style-name="T8">ﭶ</text:span><text:span text:style-name="T2"> </text:span><text:span text:style-name="T8">ﭷ</text:span><text:span text:style-name="T2"> </text:span><text:span text:style-name="T8">ﭸ</text:span><text:span text:style-name="T2"> </text:span><text:span text:style-name="T8">ﭹ</text:span><text:span text:style-name="T2"> </text:span><text:span text:style-name="T8">ﭺ</text:span><text:span text:style-name="T2"> </text:span><text:span text:style-name="T8">ﭻ</text:span><text:span text:style-name="T2"> </text:span><text:span text:style-name="T8">ﭼ</text:span><text:span text:style-name="T2"> </text:span><text:span text:style-name="T8">ﭽ</text:span><text:span text:style-name="T2"> </text:span><text:span text:style-name="T8">ﭾ</text:span><text:span text:style-name="T2"> </text:span><text:span text:style-name="T8">ﭿ</text:span><text:span text:style-name="T2"> </text:span><text:span text:style-name="T8">ﮀ</text:span><text:span text:style-name="T2"> </text:span><text:span text:style-name="T8">ﮁ</text:span><text:span text:style-name="T2"> </text:span><text:span text:style-name="T8">ﮂ</text:span><text:span text:style-name="T2"> </text:span><text:span text:style-name="T8">ﮃ</text:span><text:span text:style-name="T2"> </text:span><text:span text:style-name="T8">ﮄ</text:span><text:span text:style-name="T2"> </text:span><text:span text:style-name="T8">ﮅ</text:span><text:span text:style-name="T2"> </text:span><text:span text:style-name="T8">ﮆ</text:span><text:span text:style-name="T2"> </text:span><text:span text:style-name="T8">ﮇ</text:span><text:span text:style-name="T2"> </text:span><text:span text:style-name="T8">ﮈ</text:span><text:span text:style-name="T2"> </text:span><text:span text:style-name="T8">ﮉ</text:span><text:span text:style-name="T2"> </text:span><text:span text:style-name="T8">ﮊ</text:span><text:span text:style-name="T2"> </text:span><text:span text:style-name="T8">ﮋ</text:span><text:span text:style-name="T2"> </text:span><text:span text:style-name="T8">ﮌ</text:span><text:span text:style-name="T2"> </text:span><text:span text:style-name="T8">ﮍ</text:span><text:span text:style-name="T2"> </text:span><text:span text:style-name="T8">ﮎ</text:span><text:span text:style-name="T2"> </text:span><text:span text:style-name="T8">ﮏ</text:span><text:span text:style-name="T2"> </text:span><text:span text:style-name="T8">ﮐ</text:span><text:span text:style-name="T2"> </text:span><text:span text:style-name="T8">ﮑ</text:span><text:span text:style-name="T2"> </text:span><text:span text:style-name="T8">ﮒ</text:span><text:span text:style-name="T2"> </text:span><text:span text:style-name="T8">ﮓ</text:span><text:span text:style-name="T2"> </text:span><text:span text:style-name="T8">ﮔ</text:span><text:span text:style-name="T2"> </text:span><text:span text:style-name="T8">ﮕ</text:span><text:span text:style-name="T2"> </text:span><text:span text:style-name="T8">ﮖ</text:span><text:span text:style-name="T2"> </text:span><text:span text:style-name="T8">ﮗﮘ</text:span><text:span text:style-name="T2"> </text:span><text:span text:style-name="T8">ﮙ</text:span><text:span text:style-name="T2"> </text:span><text:span text:style-name="T8">ﮚ</text:span><text:span text:style-name="T2"> </text:span><text:span text:style-name="T8">ﮛ</text:span><text:span text:style-name="T2"> </text:span><text:span text:style-name="T8">ﮜ</text:span><text:span text:style-name="T2"> </text:span><text:span text:style-name="T8">ﮝ</text:span><text:span text:style-name="T2"> </text:span><text:span text:style-name="T8">ﮞ</text:span><text:span text:style-name="T2"> </text:span><text:span text:style-name="T8">ﮟ</text:span><text:span text:style-name="T2"> </text:span><text:span text:style-name="T8">ﮠ</text:span><text:span text:style-name="T2"> </text:span><text:span text:style-name="T8">ﮡﮢ</text:span><text:span text:style-name="T2"> </text:span><text:span text:style-name="T8">ﮣ</text:span><text:span text:style-name="T2"> </text:span><text:span text:style-name="T8">ﮤ</text:span><text:span text:style-name="T2"> </text:span><text:span text:style-name="T8">ﮥ</text:span><text:span text:style-name="T2"> </text:span><text:span text:style-name="T8">ﮦ</text:span><text:span text:style-name="T2"> </text:span><text:span text:style-name="T8">ﮧ</text:span><text:span text:style-name="T2"> </text:span><text:span text:style-name="T8">ﮨ</text:span><text:span text:style-name="T2"> </text:span><text:span text:style-name="T8">ﮩ</text:span><text:span text:style-name="T2"> </text:span><text:span text:style-name="T8">ﮪ</text:span><text:span text:style-name="T2"> </text:span><text:span text:style-name="T8">ﮫ</text:span><text:span text:style-name="T2"> </text:span><text:span text:style-name="T8">ﮬ</text:span><text:span text:style-name="T2"> </text:span><text:span text:style-name="T8">ﮭ</text:span><text:span text:style-name="T2"> </text:span><text:span text:style-name="T8">ﮮ</text:span><text:span text:style-name="T2"> </text:span><text:span text:style-name="T8">ﮯ</text:span><text:span text:style-name="T2"> </text:span><text:span text:style-name="T8">ﮰ</text:span><text:span text:style-name="T2"> </text:span><text:span text:style-name="T8">ﮱ</text:span><text:span text:style-name="T2"> </text:span><text:span text:style-name="T8">ﯓ</text:span><text:span text:style-name="T2"> </text:span><text:span text:style-name="T8">ﯔﯕ</text:span><text:span text:style-name="T2"> </text:span><text:span text:style-name="T8">ﯖ</text:span><text:span text:style-name="T2"> </text:span><text:span text:style-name="T8">ﯗ</text:span><text:span text:style-name="T2"> </text:span><text:span text:style-name="T8">ﯘ</text:span></text:p>
      <text:p text:style-name="P25"><text:span text:style-name="T2"><text:s/></text:span><text:span text:style-name="T8">ﯙ</text:span><text:span text:style-name="T2"> </text:span><text:span text:style-name="T8">ﯚ</text:span><text:span text:style-name="T2"> </text:span><text:span text:style-name="T8">ﯛ</text:span><text:span text:style-name="T2"> </text:span><text:span text:style-name="T8">ﯜ</text:span><text:span text:style-name="T2"> </text:span><text:span text:style-name="T8">ﯝ</text:span><text:span text:style-name="T2"> </text:span><text:span text:style-name="T8">ﯞ</text:span><text:span text:style-name="T2"> </text:span><text:span text:style-name="T8">ﯟ</text:span><text:span text:style-name="T2"> </text:span><text:span text:style-name="T8">ﯠ</text:span><text:span text:style-name="T2"> </text:span><text:span text:style-name="T8">ﯡ</text:span><text:span text:style-name="T2"> </text:span><text:span text:style-name="T8">ﯢ</text:span><text:span text:style-name="T2"> </text:span><text:span text:style-name="T8">ﯣ</text:span><text:span text:style-name="T2"> </text:span><text:span text:style-name="T8">ﯤ</text:span><text:span text:style-name="T2"> </text:span><text:span text:style-name="T8">ﯥ</text:span><text:span text:style-name="T2"> </text:span><text:span text:style-name="T8">ﯦ</text:span><text:span text:style-name="T2"> </text:span><text:span text:style-name="T8">ﯧ</text:span><text:span text:style-name="T2"> </text:span><text:span text:style-name="T8">ﯨ</text:span><text:span text:style-name="T2"> </text:span><text:span text:style-name="T8">ﯩ</text:span><text:span text:style-name="T2"> </text:span><text:span text:style-name="T8">ﯪ</text:span><text:span text:style-name="T2"> </text:span><text:span text:style-name="T8">ﯫ</text:span><text:span text:style-name="T2"> </text:span><text:span text:style-name="T8">ﯬ</text:span><text:span text:style-name="T2"> </text:span><text:span text:style-name="T8">ﯭ</text:span><text:span text:style-name="T2"> </text:span><text:span text:style-name="T8">ﯮﯯ</text:span><text:span text:style-name="T2"> </text:span><text:span text:style-name="T8">ﯰ</text:span><text:span text:style-name="T2"> </text:span><text:span text:style-name="T8">ﯱ</text:span><text:span text:style-name="T2"> </text:span><text:span text:style-name="T8">ﯲ</text:span><text:span text:style-name="T2"> </text:span><text:span text:style-name="T8">ﯳ</text:span><text:span text:style-name="T2"> </text:span><text:span text:style-name="T8">ﯴ</text:span><text:span text:style-name="T2"> </text:span><text:span text:style-name="T8">ﯵ</text:span><text:span text:style-name="T2"> </text:span><text:span text:style-name="T8">ﯶ</text:span><text:span text:style-name="T2"> </text:span><text:span text:style-name="T8">ﯷ</text:span><text:span text:style-name="T2"> </text:span><text:span text:style-name="T8">ﯸ</text:span><text:span text:style-name="T2"> </text:span><text:span text:style-name="T8">ﯹ</text:span><text:span text:style-name="T2"> </text:span><text:span text:style-name="T8">ﯺﯻ</text:span><text:span text:style-name="T2"> </text:span><text:span text:style-name="T8">ﯼ</text:span><text:span text:style-name="T2"> </text:span><text:span text:style-name="T8">ﯽ</text:span><text:span text:style-name="T2"> </text:span><text:span text:style-name="T8">ﯾ</text:span><text:span text:style-name="T2"> </text:span><text:span text:style-name="T8">ﯿ</text:span><text:span text:style-name="T2"> </text:span><text:span text:style-name="T8">ﰀ</text:span><text:span text:style-name="T2"> </text:span><text:span text:style-name="T8">ﰁ</text:span><text:span text:style-name="T2"> </text:span><text:span text:style-name="T8">ﰂ</text:span><text:span text:style-name="T2"> </text:span><text:span text:style-name="T8">ﰃ</text:span><text:span text:style-name="T2"> </text:span><text:span text:style-name="T8">ﰄ</text:span></text:p>
      <text:p text:style-name="P7"><text:span text:style-name="T9">ﭒ</text:span><text:span text:style-name="T2"> </text:span><text:span text:style-name="T9">ﭓ</text:span><text:span text:style-name="T2"> </text:span><text:span text:style-name="T9">ﭔ</text:span><text:span text:style-name="T2"> </text:span><text:span text:style-name="T9">ﭕ</text:span><text:span text:style-name="T2"> </text:span><text:span text:style-name="T9">ﭖ</text:span><text:span text:style-name="T2"> </text:span><text:span text:style-name="T9">ﭗ</text:span><text:span text:style-name="T2"> </text:span><text:span text:style-name="T9">ﭘ</text:span><text:span text:style-name="T2"> </text:span><text:span text:style-name="T9">ﭙ</text:span><text:span text:style-name="T2"> </text:span><text:span text:style-name="T9">ﭚ</text:span><text:span text:style-name="T2"> </text:span><text:span text:style-name="T9">ﭛ</text:span><text:span text:style-name="T2"> </text:span><text:span text:style-name="T9">ﭜ</text:span><text:span text:style-name="T2"> </text:span><text:span text:style-name="T9">ﭝ</text:span><text:span text:style-name="T2"> </text:span><text:span text:style-name="T9">ﭞ</text:span><text:span text:style-name="T2"> </text:span><text:span text:style-name="T9">ﭟ</text:span><text:span text:style-name="T2"> </text:span><text:span text:style-name="T9">ﭠ</text:span><text:span text:style-name="T2"> </text:span><text:span text:style-name="T9">ﭡ</text:span><text:span text:style-name="T2"> </text:span><text:span text:style-name="T9">ﭢ</text:span><text:span text:style-name="T2"> </text:span><text:span text:style-name="T9">ﭣ</text:span><text:span text:style-name="T2"> </text:span><text:span text:style-name="T9">ﭤ</text:span><text:span text:style-name="T2"> </text:span><text:span text:style-name="T9">ﭥ</text:span><text:span text:style-name="T2"> </text:span><text:span text:style-name="T9">ﭦ</text:span><text:span text:style-name="T2"> </text:span><text:span text:style-name="T9">ﭧ</text:span><text:span text:style-name="T2"> </text:span><text:span text:style-name="T9">ﭨ</text:span><text:span text:style-name="T2"> </text:span><text:span text:style-name="T9">ﭩ</text:span><text:span text:style-name="T2"> </text:span><text:span text:style-name="T9">ﭪ</text:span><text:span text:style-name="T2"> </text:span><text:span text:style-name="T9">ﭫ</text:span><text:span text:style-name="T2"> </text:span><text:span text:style-name="T9">ﭬ</text:span><text:span text:style-name="T2"> </text:span><text:span text:style-name="T9">ﭭ</text:span><text:span text:style-name="T2"> </text:span><text:span text:style-name="T9">ﭮ</text:span><text:span text:style-name="T2"> </text:span><text:span text:style-name="T9">ﭯ</text:span><text:span text:style-name="T2"> </text:span><text:span text:style-name="T9">ﭰ</text:span><text:span text:style-name="T2"> </text:span><text:span text:style-name="T9">ﭱ</text:span><text:span text:style-name="T2"> </text:span><text:span text:style-name="T9">ﭲ</text:span><text:span text:style-name="T2"> </text:span><text:span text:style-name="T9">ﭳ</text:span><text:span text:style-name="T2"> </text:span><text:span text:style-name="T9">ﭴ</text:span><text:span text:style-name="T2"> </text:span><text:span text:style-name="T9">ﭵ</text:span><text:span text:style-name="T2"> </text:span><text:span text:style-name="T9">ﭶ</text:span><text:span text:style-name="T2"> </text:span><text:span text:style-name="T9">ﭷ</text:span><text:span text:style-name="T2"> </text:span><text:span text:style-name="T9">ﭸﭹ</text:span><text:span text:style-name="T2"> </text:span><text:span text:style-name="T9">ﭺ</text:span><text:span text:style-name="T2"> </text:span><text:span text:style-name="T9">ﭻ</text:span><text:span text:style-name="T2"> </text:span><text:span text:style-name="T9">ﭼ</text:span><text:span text:style-name="T2"> </text:span><text:span text:style-name="T9">ﭽ</text:span><text:span text:style-name="T2"> </text:span><text:span text:style-name="T9">ﭾ</text:span><text:span text:style-name="T2"> </text:span><text:span text:style-name="T9">ﭿﮀ</text:span><text:span text:style-name="T2"> </text:span><text:span text:style-name="T9">ﮁ</text:span><text:span text:style-name="T2"> </text:span><text:span text:style-name="T9">ﮂ</text:span><text:span text:style-name="T2"> </text:span><text:span text:style-name="T9">ﮃﮄ</text:span><text:span text:style-name="T2"> </text:span><text:span text:style-name="T9">ﮅ</text:span><text:span text:style-name="T2"> </text:span><text:span text:style-name="T9">ﮆ</text:span><text:span text:style-name="T2"> </text:span><text:span text:style-name="T9">ﮇ</text:span><text:span text:style-name="T2"> </text:span><text:span text:style-name="T9">ﮈ</text:span><text:span text:style-name="T2"> </text:span><text:span text:style-name="T9">ﮉ</text:span><text:span text:style-name="T2"> </text:span><text:span text:style-name="T9">ﮊ</text:span><text:span text:style-name="T2"> </text:span><text:span text:style-name="T9">ﮋ</text:span><text:span text:style-name="T2"> </text:span><text:span text:style-name="T9">ﮌ</text:span><text:span text:style-name="T2"> </text:span><text:span text:style-name="T9">ﮍ</text:span><text:span text:style-name="T2"> </text:span><text:span text:style-name="T9">ﮎ</text:span><text:span text:style-name="T2"> </text:span><text:span text:style-name="T9">ﮏ</text:span><text:span text:style-name="T2"> </text:span><text:span text:style-name="T9">ﮐﮑ</text:span><text:span text:style-name="T2"> </text:span><text:span text:style-name="T9">ﮒ</text:span><text:span text:style-name="T2"> </text:span><text:span text:style-name="T9">ﮓ</text:span><text:span text:style-name="T2"> </text:span><text:span text:style-name="T9">ﮔ</text:span><text:span text:style-name="T2"> </text:span><text:span text:style-name="T9">ﮕ</text:span><text:span text:style-name="T2"> </text:span><text:span text:style-name="T9">ﮖ</text:span><text:span text:style-name="T2"> </text:span><text:span text:style-name="T9">ﮗﮘ</text:span><text:span text:style-name="T2"> </text:span><text:span text:style-name="T9">ﮙ</text:span><text:span text:style-name="T2"> </text:span><text:span text:style-name="T9">ﮚ</text:span><text:span text:style-name="T2"> </text:span><text:span text:style-name="T9">ﮛ</text:span><text:span text:style-name="T2"> </text:span><text:span text:style-name="T9">ﮜ</text:span><text:span text:style-name="T2"> </text:span><text:span text:style-name="T9">ﮝ</text:span><text:span text:style-name="T2"> </text:span><text:span text:style-name="T9">ﮞ</text:span><text:span text:style-name="T2"> </text:span><text:span text:style-name="T9">ﮟ</text:span><text:span text:style-name="T2"> </text:span><text:span text:style-name="T9">ﮠ</text:span><text:span text:style-name="T2"> </text:span><text:span text:style-name="T9">ﮡ</text:span><text:span text:style-name="T2"> </text:span><text:span text:style-name="T9">ﮢ</text:span><text:span text:style-name="T2"> </text:span><text:span text:style-name="T9">ﮣﮤ</text:span><text:span text:style-name="T2"> </text:span><text:span text:style-name="T9">ﮥ</text:span><text:span text:style-name="T2"> </text:span><text:span text:style-name="T9">ﮦ</text:span><text:span text:style-name="T2"> </text:span><text:span text:style-name="T9">ﮧ</text:span><text:span text:style-name="T2"> </text:span><text:span text:style-name="T9">ﮨ</text:span><text:span text:style-name="T2"> </text:span><text:span text:style-name="T9">ﮩﮪ</text:span><text:span text:style-name="T2"> </text:span><text:span text:style-name="T9">ﮫ</text:span><text:span text:style-name="T2"> </text:span><text:span text:style-name="T9">ﮬ</text:span><text:span text:style-name="T2"> </text:span><text:span text:style-name="T9">ﮭ</text:span><text:span text:style-name="T2"> </text:span><text:span text:style-name="T9">ﮮ</text:span><text:span text:style-name="T2"> </text:span><text:span text:style-name="T9">ﮯ</text:span><text:span text:style-name="T2"> </text:span><text:span text:style-name="T9">ﮰ</text:span><text:span text:style-name="T2"> </text:span><text:span text:style-name="T9">ﮱ</text:span><text:span text:style-name="T2"> </text:span><text:span text:style-name="T9">ﯓ</text:span><text:span text:style-name="T2"> </text:span><text:span text:style-name="T9">ﯔ</text:span><text:span text:style-name="T2"> </text:span><text:span text:style-name="T9">ﯕ</text:span><text:span text:style-name="T2"> </text:span><text:span text:style-name="T9">ﯖ</text:span><text:span text:style-name="T2"> </text:span><text:span text:style-name="T9">ﯗ</text:span><text:span text:style-name="T2"> </text:span><text:span text:style-name="T9">ﯘ</text:span><text:span text:style-name="T2"> </text:span><text:span text:style-name="T9">ﯙ</text:span><text:span text:style-name="T2"> </text:span><text:span text:style-name="T9">ﯚ</text:span><text:span text:style-name="T2"> </text:span><text:span text:style-name="T9">ﯛ</text:span><text:span text:style-name="T2"> </text:span><text:span text:style-name="T9">ﯜ</text:span><text:span text:style-name="T2"> </text:span><text:span text:style-name="T9">ﯝ</text:span><text:span text:style-name="T2"> </text:span><text:span text:style-name="T9">ﯞ</text:span><text:span text:style-name="T2"> </text:span><text:span text:style-name="T9">ﯟ</text:span><text:span text:style-name="T2"> </text:span><text:span text:style-name="T9">ﯠ</text:span><text:span text:style-name="T2"> </text:span><text:span text:style-name="T9">ﯡ</text:span><text:span text:style-name="T2"> </text:span><text:span text:style-name="T9">ﯢ</text:span><text:span text:style-name="T2"> </text:span><text:span text:style-name="T9">ﯣ</text:span><text:span text:style-name="T2"> </text:span><text:span text:style-name="T9">ﯤ</text:span><text:span text:style-name="T2"> </text:span><text:span text:style-name="T9">ﯥ</text:span><text:span text:style-name="T2"> </text:span><text:span text:style-name="T9">ﯦ</text:span><text:span text:style-name="T2"> </text:span><text:span text:style-name="T9">ﯧ</text:span><text:span text:style-name="T2"> </text:span><text:span text:style-name="T9">ﯨ</text:span><text:span text:style-name="T2"> </text:span><text:span text:style-name="T9">ﯩﯪ</text:span><text:span text:style-name="T2"> </text:span><text:span text:style-name="T9">ﯫ</text:span><text:span text:style-name="T2"> </text:span><text:span text:style-name="T9">ﯬ</text:span><text:span text:style-name="T2"> </text:span><text:span text:style-name="T9">ﯭ</text:span><text:span text:style-name="T2"> </text:span><text:span text:style-name="T9">ﯮ</text:span><text:span text:style-name="T2"> </text:span><text:span text:style-name="T9">ﯯ</text:span><text:span text:style-name="T2"> </text:span><text:span text:style-name="T9">ﯰ</text:span><text:span text:style-name="T2"> </text:span><text:span text:style-name="T9">ﯱ</text:span><text:span text:style-name="T2"> </text:span><text:span text:style-name="T9">ﯲ</text:span><text:span text:style-name="T2"> </text:span><text:span text:style-name="T9">ﯳ</text:span><text:span text:style-name="T2"> </text:span><text:span text:style-name="T9">ﯴ</text:span><text:span text:style-name="T2"> </text:span><text:span text:style-name="T9">ﯵ</text:span><text:span text:style-name="T2"> </text:span><text:span text:style-name="T9">ﯶ</text:span><text:span text:style-name="T2"> </text:span><text:span text:style-name="T9">ﯷ</text:span><text:span text:style-name="T2"> </text:span><text:span text:style-name="T9">ﯸﯹ</text:span><text:span text:style-name="T2"> </text:span><text:span text:style-name="T9">ﯺ</text:span><text:span text:style-name="T2"> </text:span><text:span text:style-name="T9">ﯻ</text:span><text:span text:style-name="T2"> </text:span><text:span text:style-name="T9">ﯼ</text:span><text:span text:style-name="T2"> </text:span><text:span text:style-name="T9">ﯽ</text:span><text:span text:style-name="T2"> </text:span><text:span text:style-name="T9">ﯾ</text:span></text:p>
      <text:p text:style-name="P8"><text:span text:style-name="T10">ﭑ</text:span><text:span text:style-name="T2"> </text:span><text:span text:style-name="T10">ﭒ</text:span><text:span text:style-name="T2"> </text:span><text:span text:style-name="T10">ﭓ</text:span><text:span text:style-name="T2"> </text:span><text:span text:style-name="T10">ﭔ</text:span><text:span text:style-name="T2"> </text:span><text:span text:style-name="T10">ﭕ</text:span><text:span text:style-name="T2"> </text:span><text:span text:style-name="T10">ﭖ</text:span><text:span text:style-name="T2"> </text:span><text:span text:style-name="T10">ﭗ</text:span><text:span text:style-name="T2"> </text:span><text:span text:style-name="T10">ﭘ</text:span><text:span text:style-name="T2"> </text:span><text:span text:style-name="T10">ﭙ</text:span><text:span text:style-name="T2"> </text:span><text:span text:style-name="T10">ﭚ</text:span><text:span text:style-name="T2"> </text:span><text:span text:style-name="T10">ﭛ</text:span><text:span text:style-name="T2"> </text:span><text:span text:style-name="T10">ﭜﭝ</text:span><text:span text:style-name="T2"> </text:span><text:span text:style-name="T10">ﭞ</text:span><text:span text:style-name="T2"> </text:span><text:span text:style-name="T10">ﭟ</text:span><text:span text:style-name="T2"> </text:span><text:span text:style-name="T10">ﭠ</text:span><text:span text:style-name="T2"> </text:span><text:span text:style-name="T10">ﭡ</text:span><text:span text:style-name="T2"> </text:span><text:span text:style-name="T10">ﭢ</text:span><text:span text:style-name="T2"> </text:span><text:span text:style-name="T10">ﭣ</text:span><text:span text:style-name="T2"> </text:span><text:span text:style-name="T10">ﭤ</text:span><text:span text:style-name="T2"> </text:span><text:span text:style-name="T10">ﭥ</text:span><text:span text:style-name="T2"> </text:span><text:span text:style-name="T10">ﭦ</text:span><text:span text:style-name="T2"> </text:span><text:span text:style-name="T10">ﭧ</text:span><text:span text:style-name="T2"> </text:span><text:span text:style-name="T10">ﭨ</text:span><text:span text:style-name="T2"> </text:span><text:span text:style-name="T10">ﭩ</text:span><text:span text:style-name="T2"> </text:span><text:span text:style-name="T10">ﭪ</text:span><text:span text:style-name="T2"> </text:span><text:span text:style-name="T10">ﭫ</text:span><text:span text:style-name="T2"> </text:span><text:span text:style-name="T10">ﭬ</text:span><text:span text:style-name="T2"> </text:span><text:span text:style-name="T10">ﭭ</text:span><text:span text:style-name="T2"> </text:span><text:span text:style-name="T10">ﭮ</text:span><text:span text:style-name="T2"> </text:span><text:span text:style-name="T10">ﭯ</text:span><text:span text:style-name="T2"> </text:span><text:span text:style-name="T10">ﭰ</text:span><text:span text:style-name="T2"> </text:span><text:span text:style-name="T10">ﭱ</text:span><text:span text:style-name="T2"> </text:span><text:span text:style-name="T10">ﭲ</text:span><text:span text:style-name="T2"> </text:span><text:span text:style-name="T10">ﭳﭴ</text:span><text:span text:style-name="T2"> </text:span><text:span text:style-name="T10">ﭵ</text:span><text:span text:style-name="T2"> </text:span><text:span text:style-name="T10">ﭶ</text:span><text:span text:style-name="T2"> </text:span><text:span text:style-name="T10">ﭷ</text:span><text:span text:style-name="T2"> </text:span><text:span text:style-name="T10">ﭸ</text:span><text:span text:style-name="T2"> </text:span><text:span text:style-name="T10">ﭹ</text:span><text:span text:style-name="T2"> </text:span><text:span text:style-name="T10">ﭺ</text:span><text:span text:style-name="T2"> </text:span><text:span text:style-name="T10">ﭻ</text:span><text:span text:style-name="T2"> </text:span><text:span text:style-name="T10">ﭼ</text:span><text:span text:style-name="T2"> </text:span><text:span text:style-name="T10">ﭽ</text:span><text:span text:style-name="T2"> </text:span><text:span text:style-name="T10">ﭾ</text:span><text:span text:style-name="T2"> </text:span><text:span text:style-name="T10">ﭿﮀ</text:span><text:span text:style-name="T2"> </text:span><text:span text:style-name="T10">ﮁ</text:span><text:span text:style-name="T2"> </text:span><text:span text:style-name="T10">ﮂ</text:span><text:span text:style-name="T2"> </text:span><text:span text:style-name="T10">ﮃ</text:span><text:span text:style-name="T2"> </text:span><text:span text:style-name="T10">ﮄ</text:span><text:span text:style-name="T2"> </text:span><text:span text:style-name="T10">ﮅ</text:span><text:span text:style-name="T2"> </text:span><text:span text:style-name="T10">ﮆﮇ</text:span><text:span text:style-name="T2"> </text:span><text:span text:style-name="T10">ﮈ</text:span><text:span text:style-name="T2"> </text:span><text:span text:style-name="T10">ﮉ</text:span><text:span text:style-name="T2"> </text:span><text:span text:style-name="T10">ﮊ</text:span><text:span text:style-name="T2"> </text:span><text:span text:style-name="T10">ﮋ</text:span><text:span text:style-name="T2"> </text:span><text:span text:style-name="T10">ﮌ</text:span><text:span text:style-name="T2"> </text:span><text:span text:style-name="T10">ﮍﮎ</text:span><text:span text:style-name="T2"> </text:span><text:span text:style-name="T10">ﮏ</text:span><text:span text:style-name="T2"> </text:span><text:span text:style-name="T10">ﮐ</text:span><text:span text:style-name="T2"> </text:span><text:span text:style-name="T10">ﮑ</text:span><text:span text:style-name="T2"> </text:span><text:span text:style-name="T10">ﮒﮓ</text:span><text:span text:style-name="T2"> </text:span><text:span text:style-name="T10">ﮔ</text:span><text:span text:style-name="T2"> </text:span><text:span text:style-name="T10">ﮕ</text:span><text:span text:style-name="T2"> </text:span><text:span text:style-name="T10">ﮖ</text:span><text:span text:style-name="T2"> </text:span><text:span text:style-name="T10">ﮗ</text:span><text:span text:style-name="T2"> </text:span><text:span text:style-name="T10">ﮘ</text:span><text:span text:style-name="T2"> </text:span><text:span text:style-name="T10">ﮙ</text:span><text:span text:style-name="T2"> </text:span><text:span text:style-name="T10">ﮚ</text:span><text:span text:style-name="T2"> </text:span><text:span text:style-name="T10">ﮛ</text:span><text:span text:style-name="T2"> </text:span><text:span text:style-name="T10">ﮜ</text:span><text:span text:style-name="T2"> </text:span><text:span text:style-name="T10">ﮝ</text:span><text:span text:style-name="T2"> </text:span><text:span text:style-name="T10">ﮞ</text:span><text:span text:style-name="T2"> </text:span><text:span text:style-name="T10">ﮟ</text:span><text:span text:style-name="T2"> </text:span><text:span text:style-name="T10">ﮠ</text:span><text:span text:style-name="T2"> </text:span><text:span text:style-name="T10">ﮡ</text:span><text:span text:style-name="T2"> </text:span><text:span text:style-name="T10">ﮢ</text:span><text:span text:style-name="T2"> </text:span><text:span text:style-name="T10">ﮣﮤ</text:span><text:span text:style-name="T2"> </text:span><text:span text:style-name="T10">ﮥ</text:span><text:span text:style-name="T2"> </text:span><text:span text:style-name="T10">ﮦ</text:span><text:span text:style-name="T2"> </text:span><text:span text:style-name="T10">ﮧ</text:span><text:span text:style-name="T2"> </text:span><text:span text:style-name="T10">ﮨ</text:span><text:span text:style-name="T2"> </text:span><text:span text:style-name="T10">ﮩﮪ</text:span><text:span text:style-name="T2"> </text:span><text:span text:style-name="T10">ﮫ</text:span><text:span text:style-name="T2"> </text:span><text:span text:style-name="T10">ﮬ</text:span><text:span text:style-name="T2"> </text:span><text:span text:style-name="T10">ﮭ</text:span><text:span text:style-name="T2"> </text:span><text:span text:style-name="T10">ﮮ</text:span><text:span text:style-name="T2"> </text:span><text:span text:style-name="T10">ﮯ</text:span><text:span text:style-name="T2"> </text:span><text:span text:style-name="T10">ﮰ</text:span><text:span text:style-name="T2"> </text:span><text:span text:style-name="T10">ﮱ</text:span><text:span text:style-name="T2"> </text:span><text:span text:style-name="T10">ﯓ</text:span><text:span text:style-name="T2"> </text:span><text:span text:style-name="T10">ﯔ</text:span><text:span text:style-name="T2"> </text:span><text:span text:style-name="T10">ﯕﯖ</text:span><text:span text:style-name="T2"> </text:span><text:span text:style-name="T10">ﯗ</text:span><text:span text:style-name="T2"> </text:span><text:span text:style-name="T10">ﯘ</text:span><text:span text:style-name="T2"> </text:span><text:span text:style-name="T10">ﯙ</text:span><text:span text:style-name="T2"> </text:span><text:span text:style-name="T10">ﯚ</text:span><text:span text:style-name="T2"> </text:span><text:span text:style-name="T10">ﯛ</text:span><text:span text:style-name="T2"> </text:span><text:span text:style-name="T10">ﯜ</text:span><text:span text:style-name="T2"> </text:span><text:span text:style-name="T10">ﯝ</text:span><text:span text:style-name="T2"> </text:span><text:span text:style-name="T10">ﯞ</text:span><text:span text:style-name="T2"> </text:span><text:span text:style-name="T10">ﯟ</text:span><text:span text:style-name="T2"> </text:span><text:span text:style-name="T10">ﯠ</text:span><text:span text:style-name="T2"> </text:span><text:span text:style-name="T10">ﯡ</text:span><text:span text:style-name="T2"> </text:span><text:span text:style-name="T10">ﯢ</text:span><text:span text:style-name="T2"> </text:span><text:span text:style-name="T10">ﯣ</text:span><text:span text:style-name="T2"> </text:span><text:span text:style-name="T10">ﯤ</text:span><text:span text:style-name="T2"> </text:span><text:span text:style-name="T10">ﯥ</text:span><text:span text:style-name="T2"> </text:span><text:span text:style-name="T10">ﯦ</text:span><text:span text:style-name="T2"> </text:span><text:span text:style-name="T10">ﯧ</text:span><text:span text:style-name="T2"> </text:span><text:span text:style-name="T10">ﯨ</text:span><text:span text:style-name="T2"> </text:span><text:span text:style-name="T10">ﯩ</text:span><text:span text:style-name="T2"> </text:span><text:span text:style-name="T10">ﯪ</text:span><text:span text:style-name="T2"> </text:span><text:span text:style-name="T10">ﯫ</text:span><text:span text:style-name="T2"> </text:span><text:span text:style-name="T10">ﯬ</text:span><text:span text:style-name="T2"> </text:span><text:span text:style-name="T10">ﯭ</text:span><text:span text:style-name="T2"> </text:span><text:span text:style-name="T10">ﯮﯯ</text:span><text:span text:style-name="T2"> </text:span><text:span text:style-name="T10">ﯰ</text:span><text:span text:style-name="T2"> </text:span><text:span text:style-name="T10">ﯱ</text:span><text:span text:style-name="T2"> </text:span><text:span text:style-name="T10">ﯲ</text:span><text:span text:style-name="T2"> </text:span><text:span text:style-name="T10">ﯳ</text:span><text:span text:style-name="T2"> </text:span><text:span text:style-name="T10">ﯴﯵ</text:span><text:span text:style-name="T2"> </text:span><text:span text:style-name="T10">ﯶ</text:span><text:span text:style-name="T2"> </text:span><text:span text:style-name="T10">ﯷ</text:span><text:span text:style-name="T2"> </text:span><text:span text:style-name="T10">ﯸ</text:span><text:span text:style-name="T2"> </text:span><text:span text:style-name="T10">ﯹ</text:span><text:span text:style-name="T2"> </text:span><text:span text:style-name="T10">ﯺ</text:span><text:span text:style-name="T2"> </text:span><text:span text:style-name="T10">ﯻ</text:span><text:span text:style-name="T2"> </text:span><text:span text:style-name="T10">ﯼ</text:span></text:p>
      <text:p text:style-name="P9"><text:span text:style-name="T11">ﭑ</text:span><text:span text:style-name="T2"> </text:span><text:span text:style-name="T11">ﭒ</text:span><text:span text:style-name="T2"> </text:span><text:span text:style-name="T11">ﭓ</text:span><text:span text:style-name="T2"> </text:span><text:span text:style-name="T11">ﭔ</text:span><text:span text:style-name="T2"> </text:span><text:span text:style-name="T11">ﭕ</text:span><text:span text:style-name="T2"> </text:span><text:span text:style-name="T11">ﭖ</text:span><text:span text:style-name="T2"> </text:span><text:span text:style-name="T11">ﭗﭘ</text:span><text:span text:style-name="T2"> </text:span><text:span text:style-name="T11">ﭙ</text:span><text:span text:style-name="T2"> </text:span><text:span text:style-name="T11">ﭚ</text:span><text:span text:style-name="T2"> </text:span><text:span text:style-name="T11">ﭛ</text:span><text:span text:style-name="T2"> </text:span><text:span text:style-name="T11">ﭜ</text:span><text:span text:style-name="T2"> </text:span><text:span text:style-name="T11">ﭝ</text:span><text:span text:style-name="T2"> </text:span><text:span text:style-name="T11">ﭞﭟ</text:span><text:span text:style-name="T2"> </text:span><text:span text:style-name="T11">ﭠ</text:span><text:span text:style-name="T2"> </text:span><text:span text:style-name="T11">ﭡ</text:span><text:span text:style-name="T2"> </text:span><text:span text:style-name="T11">ﭢ</text:span><text:span text:style-name="T2"> </text:span><text:span text:style-name="T11">ﭣ</text:span><text:span text:style-name="T2"> </text:span><text:span text:style-name="T11">ﭤ</text:span><text:span text:style-name="T2"> </text:span><text:span text:style-name="T11">ﭥ</text:span><text:span text:style-name="T2"> </text:span><text:span text:style-name="T11">ﭦ</text:span><text:span text:style-name="T2"> </text:span><text:span text:style-name="T11">ﭧ</text:span><text:span text:style-name="T2"> </text:span><text:span text:style-name="T11">ﭨ</text:span><text:span text:style-name="T2"> </text:span><text:span text:style-name="T11">ﭩﭪ</text:span><text:span text:style-name="T2"> </text:span><text:span text:style-name="T11">ﭫ</text:span><text:span text:style-name="T2"> </text:span><text:span text:style-name="T11">ﭬ</text:span><text:span text:style-name="T2"> </text:span><text:span text:style-name="T11">ﭭ</text:span><text:span text:style-name="T2"> </text:span><text:span text:style-name="T11">ﭮ</text:span><text:span text:style-name="T2"> </text:span><text:span text:style-name="T11">ﭯ</text:span><text:span text:style-name="T2"> </text:span><text:span text:style-name="T11">ﭰ</text:span><text:span text:style-name="T2"> </text:span><text:span text:style-name="T11">ﭱﭲ</text:span><text:span text:style-name="T2"> </text:span><text:span text:style-name="T11">ﭳ</text:span><text:span text:style-name="T2"> </text:span><text:span text:style-name="T11">ﭴ</text:span><text:span text:style-name="T2"> </text:span><text:span text:style-name="T11">ﭵ</text:span><text:span text:style-name="T2"> </text:span><text:span text:style-name="T11">ﭶ</text:span><text:span text:style-name="T2"> </text:span><text:span text:style-name="T11">ﭷ</text:span><text:span text:style-name="T2"> </text:span><text:span text:style-name="T11">ﭸ</text:span><text:span text:style-name="T2"> </text:span><text:span text:style-name="T11">ﭹ</text:span><text:span text:style-name="T2"> </text:span><text:span text:style-name="T11">ﭺ</text:span><text:span text:style-name="T2"> </text:span><text:span text:style-name="T11">ﭻ</text:span><text:span text:style-name="T2"> </text:span><text:span text:style-name="T11">ﭼ</text:span><text:span text:style-name="T2"> </text:span><text:span text:style-name="T11">ﭽ</text:span><text:span text:style-name="T2"> </text:span><text:span text:style-name="T11">ﭾﭿ</text:span><text:span text:style-name="T2"> </text:span><text:span text:style-name="T11">ﮀ</text:span><text:span text:style-name="T2"> </text:span><text:span text:style-name="T11">ﮁ</text:span><text:span text:style-name="T2"> </text:span><text:span text:style-name="T11">ﮂ</text:span><text:span text:style-name="T2"> </text:span><text:span text:style-name="T11">ﮃ</text:span><text:span text:style-name="T2"> </text:span><text:span text:style-name="T11">ﮄﮅ</text:span><text:span text:style-name="T2"> </text:span><text:span text:style-name="T11">ﮆ</text:span><text:span text:style-name="T2"> </text:span><text:span text:style-name="T11">ﮇ</text:span><text:span text:style-name="T2"> </text:span><text:span text:style-name="T11">ﮈ</text:span><text:span text:style-name="T2"> </text:span><text:span text:style-name="T11">ﮉ</text:span><text:span text:style-name="T2"> </text:span><text:span text:style-name="T11">ﮊ</text:span><text:span text:style-name="T2"> </text:span><text:span text:style-name="T11">ﮋﮌ</text:span><text:span text:style-name="T2"> </text:span><text:span text:style-name="T11">ﮍ</text:span><text:span text:style-name="T2"> </text:span><text:span text:style-name="T11">ﮎ</text:span><text:span text:style-name="T2"> </text:span><text:span text:style-name="T11">ﮏ</text:span><text:span text:style-name="T2"> </text:span><text:span text:style-name="T11">ﮐ</text:span><text:span text:style-name="T2"> </text:span><text:span text:style-name="T11">ﮑﮒ</text:span><text:span text:style-name="T2"> </text:span><text:span text:style-name="T11">ﮓ</text:span><text:span text:style-name="T2"> </text:span><text:span text:style-name="T11">ﮔ</text:span><text:span text:style-name="T2"> </text:span><text:span text:style-name="T11">ﮕ</text:span><text:span text:style-name="T2"> </text:span><text:span text:style-name="T11">ﮖ</text:span><text:span text:style-name="T2"> </text:span><text:span text:style-name="T11">ﮗ</text:span><text:span text:style-name="T2"> </text:span><text:span text:style-name="T11">ﮘ</text:span><text:span text:style-name="T2"> </text:span><text:span text:style-name="T11">ﮙ</text:span><text:span text:style-name="T2"> </text:span><text:span text:style-name="T11">ﮚ</text:span><text:span text:style-name="T2"> </text:span><text:span text:style-name="T11">ﮛ</text:span><text:span text:style-name="T2"> </text:span><text:span text:style-name="T11">ﮜ</text:span><text:span text:style-name="T2"> </text:span><text:span text:style-name="T11">ﮝ</text:span><text:span text:style-name="T2"> </text:span><text:span text:style-name="T11">ﮞ</text:span><text:span text:style-name="T2"> </text:span><text:span text:style-name="T11">ﮟ</text:span><text:span text:style-name="T2"> </text:span><text:span text:style-name="T11">ﮠ</text:span><text:span text:style-name="T2"> </text:span><text:span text:style-name="T11">ﮡ</text:span><text:span text:style-name="T2"> </text:span><text:span text:style-name="T11">ﮢ</text:span><text:span text:style-name="T2"> </text:span><text:span text:style-name="T11">ﮣ</text:span><text:span text:style-name="T2"> </text:span><text:span text:style-name="T11">ﮤ</text:span><text:span text:style-name="T2"> </text:span><text:span text:style-name="T11">ﮥ</text:span><text:span text:style-name="T2"> </text:span><text:span text:style-name="T11">ﮦ</text:span><text:span text:style-name="T2"> </text:span><text:span text:style-name="T11">ﮧ</text:span><text:span text:style-name="T2"> </text:span><text:span text:style-name="T11">ﮨ</text:span><text:span text:style-name="T2"> </text:span><text:span text:style-name="T11">ﮩ</text:span><text:span text:style-name="T2"> </text:span><text:span text:style-name="T11">ﮪ</text:span><text:span text:style-name="T2"> </text:span><text:span text:style-name="T11">ﮫ</text:span><text:span text:style-name="T2"> </text:span><text:span text:style-name="T11">ﮬ</text:span><text:span text:style-name="T2"> </text:span><text:span text:style-name="T11">ﮭ</text:span><text:span text:style-name="T2"> </text:span><text:span text:style-name="T11">ﮮ</text:span><text:span text:style-name="T2"> </text:span><text:span text:style-name="T11">ﮯ</text:span><text:span text:style-name="T2"> </text:span><text:span text:style-name="T11">ﮰﮱ</text:span><text:span text:style-name="T2"> </text:span><text:span text:style-name="T11">ﯓ</text:span><text:span text:style-name="T2"> </text:span><text:span text:style-name="T11">ﯔ</text:span><text:span text:style-name="T2"> </text:span><text:span text:style-name="T11">ﯕ</text:span><text:span text:style-name="T2"> </text:span><text:span text:style-name="T11">ﯖ</text:span><text:span text:style-name="T2"> </text:span><text:span text:style-name="T11">ﯗﯘ</text:span><text:span text:style-name="T2"> </text:span><text:span text:style-name="T11">ﯙ</text:span><text:span text:style-name="T2"> </text:span><text:span text:style-name="T11">ﯚ</text:span><text:span text:style-name="T2"> </text:span><text:span text:style-name="T11">ﯛ</text:span><text:span text:style-name="T2"> </text:span><text:span text:style-name="T11">ﯜ</text:span><text:span text:style-name="T2"> </text:span><text:span text:style-name="T11">ﯝ</text:span><text:span text:style-name="T2"> </text:span><text:span text:style-name="T11">ﯞ</text:span><text:span text:style-name="T2"> </text:span><text:span text:style-name="T11">ﯟ</text:span><text:span text:style-name="T2"> </text:span><text:span text:style-name="T11">ﯠ</text:span><text:span text:style-name="T2"> </text:span><text:span text:style-name="T11">ﯡ</text:span><text:span text:style-name="T2"> </text:span><text:span text:style-name="T11">ﯢ</text:span><text:span text:style-name="T2"> </text:span><text:span text:style-name="T11">ﯣﯤ</text:span><text:span text:style-name="T2"> </text:span><text:span text:style-name="T11">ﯥ</text:span><text:span text:style-name="T2"> </text:span><text:span text:style-name="T11">ﯦ</text:span><text:span text:style-name="T2"> </text:span><text:span text:style-name="T11">ﯧ</text:span><text:span text:style-name="T2"> </text:span><text:span text:style-name="T11">ﯨﯩ</text:span><text:span text:style-name="T2"> </text:span><text:span text:style-name="T11">ﯪ</text:span><text:span text:style-name="T2"> </text:span><text:span text:style-name="T11">ﯫ</text:span><text:span text:style-name="T2"> </text:span><text:span text:style-name="T11">ﯬ</text:span><text:span text:style-name="T2"> </text:span><text:span text:style-name="T11">ﯭ</text:span><text:span text:style-name="T2"> </text:span><text:span text:style-name="T11">ﯮ</text:span><text:span text:style-name="T2"> </text:span><text:span text:style-name="T11">ﯯ</text:span><text:span text:style-name="T2"> </text:span><text:span text:style-name="T11">ﯰ</text:span><text:span text:style-name="T2"> </text:span><text:span text:style-name="T11">ﯱ</text:span><text:span text:style-name="T2"> </text:span><text:span text:style-name="T11">ﯲ</text:span><text:span text:style-name="T2"> </text:span><text:span text:style-name="T11">ﯳ</text:span><text:span text:style-name="T2"> </text:span><text:span text:style-name="T11">ﯴ</text:span><text:span text:style-name="T2"> </text:span><text:span text:style-name="T11">ﯵ</text:span><text:span text:style-name="T2"> </text:span><text:span text:style-name="T11">ﯶﯷ</text:span><text:span text:style-name="T2"> </text:span><text:span text:style-name="T11">ﯸ</text:span><text:span text:style-name="T2"> </text:span><text:span text:style-name="T11">ﯹ</text:span><text:span text:style-name="T2"> </text:span><text:span text:style-name="T11">ﯺ</text:span><text:span text:style-name="T2"> </text:span><text:span text:style-name="T11">ﯻ</text:span><text:span text:style-name="T2"> </text:span><text:span text:style-name="T11">ﯼ</text:span><text:span text:style-name="T2"> </text:span><text:span text:style-name="T11">ﯽ</text:span></text:p>
      <text:p text:style-name="P10"><text:span text:style-name="T12">ﭑ</text:span><text:span text:style-name="T2"> </text:span><text:span text:style-name="T12">ﭒ</text:span><text:span text:style-name="T2"> </text:span><text:span text:style-name="T12">ﭓ</text:span><text:span text:style-name="T2"> </text:span><text:span text:style-name="T12">ﭔ</text:span><text:span text:style-name="T2"> </text:span><text:span text:style-name="T12">ﭕ</text:span><text:span text:style-name="T2"> </text:span><text:span text:style-name="T12">ﭖ</text:span><text:span text:style-name="T2"> </text:span><text:span text:style-name="T12">ﭗﭘ</text:span><text:span text:style-name="T2"> </text:span><text:span text:style-name="T12">ﭙ</text:span><text:span text:style-name="T2"> </text:span><text:span text:style-name="T12">ﭚ</text:span><text:span text:style-name="T2"> </text:span><text:span text:style-name="T12">ﭛ</text:span><text:span text:style-name="T2"> </text:span><text:span text:style-name="T12">ﭜﭝ</text:span><text:span text:style-name="T2"> </text:span><text:span text:style-name="T12">ﭞ</text:span><text:span text:style-name="T2"> </text:span><text:span text:style-name="T12">ﭟ</text:span><text:span text:style-name="T2"> </text:span><text:span text:style-name="T12">ﭠ</text:span><text:span text:style-name="T2"> </text:span><text:span text:style-name="T12">ﭡ</text:span><text:span text:style-name="T2"> </text:span><text:span text:style-name="T12">ﭢ</text:span><text:span text:style-name="T2"> </text:span><text:span text:style-name="T12">ﭣ</text:span><text:span text:style-name="T2"> </text:span><text:span text:style-name="T12">ﭤ</text:span><text:span text:style-name="T2"> </text:span><text:span text:style-name="T12">ﭥﭦ</text:span><text:span text:style-name="T2"> </text:span><text:span text:style-name="T12">ﭧ</text:span><text:span text:style-name="T2"> </text:span><text:span text:style-name="T12">ﭨ</text:span><text:span text:style-name="T2"> </text:span><text:span text:style-name="T12">ﭩﭪ</text:span><text:span text:style-name="T2"> </text:span><text:span text:style-name="T12">ﭫ</text:span><text:span text:style-name="T2"> </text:span><text:span text:style-name="T12">ﭬ</text:span><text:span text:style-name="T2"> </text:span><text:span text:style-name="T12">ﭭ</text:span><text:span text:style-name="T2"> </text:span><text:span text:style-name="T12">ﭮ</text:span><text:span text:style-name="T2"> </text:span><text:span text:style-name="T12">ﭯ</text:span><text:span text:style-name="T2"> </text:span><text:span text:style-name="T12">ﭰ</text:span><text:span text:style-name="T2"> </text:span><text:span text:style-name="T12">ﭱ</text:span><text:span text:style-name="T2"> </text:span><text:span text:style-name="T12">ﭲ</text:span><text:span text:style-name="T2"> </text:span><text:span text:style-name="T12">ﭳ</text:span><text:span text:style-name="T2"> </text:span><text:span text:style-name="T12">ﭴ</text:span><text:span text:style-name="T2"> </text:span><text:span text:style-name="T12">ﭵ</text:span><text:span text:style-name="T2"> </text:span><text:span text:style-name="T12">ﭶ</text:span><text:span text:style-name="T2"> </text:span><text:span text:style-name="T12">ﭷ</text:span><text:span text:style-name="T2"> </text:span><text:span text:style-name="T12">ﭸ</text:span><text:span text:style-name="T2"> </text:span><text:span text:style-name="T12">ﭹ</text:span><text:span text:style-name="T2"> </text:span><text:span text:style-name="T12">ﭺ</text:span><text:span text:style-name="T2"> </text:span><text:span text:style-name="T12">ﭻ</text:span><text:span text:style-name="T2"> </text:span><text:span text:style-name="T12">ﭼ</text:span><text:span text:style-name="T2"> </text:span><text:span text:style-name="T12">ﭽﭾ</text:span><text:span text:style-name="T2"> </text:span><text:span text:style-name="T12">ﭿ</text:span><text:span text:style-name="T2"> </text:span><text:span text:style-name="T12">ﮀ</text:span><text:span text:style-name="T2"> </text:span><text:span text:style-name="T12">ﮁ</text:span><text:span text:style-name="T2"> </text:span><text:span text:style-name="T12">ﮂ</text:span><text:span text:style-name="T2"> </text:span><text:span text:style-name="T12">ﮃ</text:span><text:span text:style-name="T2"> </text:span><text:span text:style-name="T12">ﮄ</text:span><text:span text:style-name="T2"> </text:span><text:span text:style-name="T12">ﮅ</text:span><text:span text:style-name="T2"> </text:span><text:span text:style-name="T12">ﮆ</text:span><text:span text:style-name="T2"> </text:span><text:span text:style-name="T12">ﮇ</text:span><text:span text:style-name="T2"> </text:span><text:span text:style-name="T12">ﮈ</text:span><text:span text:style-name="T2"> </text:span><text:span text:style-name="T12">ﮉ</text:span><text:span text:style-name="T2"> </text:span><text:span text:style-name="T12">ﮊ</text:span><text:span text:style-name="T2"> </text:span><text:span text:style-name="T12">ﮋ</text:span><text:span text:style-name="T2"> </text:span><text:span text:style-name="T12">ﮌﮍ</text:span><text:span text:style-name="T2"> </text:span><text:span text:style-name="T12">ﮎ</text:span><text:span text:style-name="T2"> </text:span><text:span text:style-name="T12">ﮏ</text:span><text:span text:style-name="T2"> </text:span><text:span text:style-name="T12">ﮐ</text:span><text:span text:style-name="T2"> </text:span><text:span text:style-name="T12">ﮑ</text:span><text:span text:style-name="T2"> </text:span><text:span text:style-name="T12">ﮒ</text:span><text:span text:style-name="T2"> </text:span><text:span text:style-name="T12">ﮓ</text:span><text:span text:style-name="T2"> </text:span><text:span text:style-name="T12">ﮔ</text:span><text:span text:style-name="T2"> </text:span><text:span text:style-name="T12">ﮕ</text:span><text:span text:style-name="T2"> </text:span><text:span text:style-name="T12">ﮖﮗ</text:span><text:span text:style-name="T2"> </text:span><text:span text:style-name="T12">ﮘ</text:span><text:span text:style-name="T2"> </text:span><text:span text:style-name="T12">ﮙ</text:span><text:span text:style-name="T2"> </text:span><text:span text:style-name="T12">ﮚ</text:span><text:span text:style-name="T2"> </text:span><text:span text:style-name="T12">ﮛ</text:span><text:span text:style-name="T2"> </text:span><text:span text:style-name="T12">ﮜ</text:span><text:span text:style-name="T2"> </text:span><text:span text:style-name="T12">ﮝ</text:span><text:span text:style-name="T2"> </text:span><text:span text:style-name="T12">ﮞﮟ</text:span><text:span text:style-name="T2"> </text:span><text:span text:style-name="T12">ﮠ</text:span><text:span text:style-name="T2"> </text:span><text:span text:style-name="T12">ﮡ</text:span><text:span text:style-name="T2"> </text:span><text:span text:style-name="T12">ﮢ</text:span><text:span text:style-name="T2"> </text:span><text:span text:style-name="T12">ﮣ</text:span><text:span text:style-name="T2"> </text:span><text:span text:style-name="T12">ﮤ</text:span><text:span text:style-name="T2"> </text:span><text:span text:style-name="T12">ﮥ</text:span><text:span text:style-name="T2"> </text:span><text:span text:style-name="T12">ﮦ</text:span><text:span text:style-name="T2"> </text:span><text:span text:style-name="T12">ﮧ</text:span><text:span text:style-name="T2"> </text:span><text:span text:style-name="T12">ﮨﮩ</text:span><text:span text:style-name="T2"> </text:span><text:span text:style-name="T12">ﮪﮫ</text:span><text:span text:style-name="T2"> </text:span><text:span text:style-name="T12">ﮬ</text:span><text:span text:style-name="T2"> </text:span><text:span text:style-name="T12">ﮭ</text:span><text:span text:style-name="T2"> </text:span><text:span text:style-name="T12">ﮮ</text:span><text:span text:style-name="T2"> </text:span><text:span text:style-name="T12">ﮯ</text:span><text:span text:style-name="T2"> </text:span><text:span text:style-name="T12">ﮰ</text:span><text:span text:style-name="T2"> </text:span><text:span text:style-name="T12">ﮱ</text:span><text:span text:style-name="T2"> </text:span><text:span text:style-name="T12">ﯓ</text:span><text:span text:style-name="T2"> </text:span><text:span text:style-name="T12">ﯔ</text:span><text:span text:style-name="T2"> </text:span><text:span text:style-name="T12">ﯕﯖ</text:span><text:span text:style-name="T2"> </text:span><text:span text:style-name="T12">ﯗ</text:span><text:span text:style-name="T2"> </text:span><text:span text:style-name="T12">ﯘ</text:span><text:span text:style-name="T2"> </text:span><text:span text:style-name="T12">ﯙ</text:span><text:span text:style-name="T2"> </text:span><text:span text:style-name="T12">ﯚ</text:span><text:span text:style-name="T2"> </text:span><text:span text:style-name="T12">ﯛ</text:span><text:span text:style-name="T2"> </text:span><text:span text:style-name="T12">ﯜﯝ</text:span><text:span text:style-name="T2"> </text:span><text:span text:style-name="T12">ﯞ</text:span><text:span text:style-name="T2"> </text:span><text:span text:style-name="T12">ﯟ</text:span><text:span text:style-name="T2"> </text:span><text:span text:style-name="T12">ﯠ</text:span><text:span text:style-name="T2"> </text:span><text:span text:style-name="T12">ﯡ</text:span><text:span text:style-name="T2"> </text:span><text:span text:style-name="T12">ﯢ</text:span><text:span text:style-name="T2"> </text:span><text:span text:style-name="T12">ﯣ</text:span><text:span text:style-name="T2"> </text:span><text:span text:style-name="T12">ﯤﯥ</text:span><text:span text:style-name="T2"> </text:span><text:span text:style-name="T12">ﯦ</text:span><text:span text:style-name="T2"> </text:span><text:span text:style-name="T12">ﯧ</text:span><text:span text:style-name="T2"> </text:span><text:span text:style-name="T12">ﯨ</text:span><text:span text:style-name="T2"> </text:span><text:span text:style-name="T12">ﯩ</text:span><text:span text:style-name="T2"> </text:span><text:span text:style-name="T12">ﯪ</text:span><text:span text:style-name="T2"> </text:span><text:span text:style-name="T12">ﯫ</text:span><text:span text:style-name="T2"> </text:span><text:span text:style-name="T12">ﯬ</text:span><text:span text:style-name="T2"> </text:span><text:span text:style-name="T12">ﯭ</text:span><text:span text:style-name="T2"> </text:span><text:span text:style-name="T12">ﯮ</text:span><text:span text:style-name="T2"> </text:span><text:span text:style-name="T12">ﯯ</text:span><text:span text:style-name="T2"> </text:span><text:span text:style-name="T12">ﯰ</text:span><text:span text:style-name="T2"> </text:span><text:span text:style-name="T12">ﯱ</text:span><text:span text:style-name="T2"> </text:span><text:span text:style-name="T12">ﯲ</text:span><text:span text:style-name="T2"> </text:span><text:span text:style-name="T12">ﯳ</text:span><text:span text:style-name="T2"> </text:span><text:span text:style-name="T12">ﯴ</text:span><text:span text:style-name="T2"> </text:span><text:span text:style-name="T12">ﯵﯶ</text:span><text:span text:style-name="T2"> </text:span><text:span text:style-name="T12">ﯷ</text:span><text:span text:style-name="T2"> </text:span><text:span text:style-name="T12">ﯸ</text:span><text:span text:style-name="T2"> </text:span><text:span text:style-name="T12">ﯹ</text:span><text:span text:style-name="T2"> </text:span><text:span text:style-name="T12">ﯺ</text:span><text:span text:style-name="T2"> </text:span><text:span text:style-name="T12">ﯻ</text:span><text:span text:style-name="T2"> </text:span><text:span text:style-name="T12">ﯼ</text:span><text:span text:style-name="T2"> </text:span><text:span text:style-name="T12">ﯽ</text:span><text:span text:style-name="T2"> </text:span><text:span text:style-name="T12">ﯾ</text:span><text:span text:style-name="T2"> </text:span><text:span text:style-name="T12">ﯿ</text:span><text:span text:style-name="T2"> </text:span><text:span text:style-name="T12">ﰀ</text:span><text:span text:style-name="T2"> </text:span><text:span text:style-name="T12">ﰁﰂ</text:span><text:span text:style-name="T2"> </text:span><text:span text:style-name="T12">ﰃ</text:span><text:span text:style-name="T2"> </text:span><text:span text:style-name="T12">ﰄ</text:span><text:span text:style-name="T2"> </text:span><text:span text:style-name="T12">ﰅ</text:span><text:span text:style-name="T2"> </text:span><text:span text:style-name="T12">ﰆ</text:span><text:span text:style-name="T2"> </text:span><text:span text:style-name="T12">ﰇ</text:span><text:span text:style-name="T2"> </text:span><text:span text:style-name="T12">ﰈ</text:span><text:span text:style-name="T2"> </text:span><text:span text:style-name="T12">ﰉ</text:span><text:span text:style-name="T2"> </text:span><text:span text:style-name="T12">ﰊ</text:span><text:span text:style-name="T2"> </text:span><text:span text:style-name="T12">ﰋ</text:span><text:span text:style-name="T2"> </text:span><text:span text:style-name="T12">ﰌ</text:span><text:span text:style-name="T2"> </text:span><text:span text:style-name="T12">ﰍﰎ</text:span><text:span text:style-name="T2"> </text:span><text:span text:style-name="T12">ﰏ</text:span><text:span text:style-name="T2"> </text:span><text:span text:style-name="T12">ﰐ</text:span><text:span text:style-name="T2"> </text:span><text:span text:style-name="T12">ﰑﰒ</text:span><text:span text:style-name="T2"> </text:span><text:span text:style-name="T12">ﰓ</text:span><text:span text:style-name="T2"> </text:span><text:span text:style-name="T12">ﰔ</text:span><text:span text:style-name="T2"> </text:span><text:span text:style-name="T12">ﰕ</text:span><text:span text:style-name="T2"> </text:span><text:span text:style-name="T12">ﰖ</text:span><text:span text:style-name="T2"> </text:span><text:span text:style-name="T12">ﰗ</text:span><text:span text:style-name="T2"> </text:span><text:span text:style-name="T12">ﰘ</text:span><text:span text:style-name="T2"> </text:span><text:span text:style-name="T12">ﰙ</text:span><text:span text:style-name="T2"> </text:span><text:span text:style-name="T12">ﰚﰛ</text:span><text:span text:style-name="T2"> </text:span><text:span text:style-name="T12">ﰜ</text:span><text:span text:style-name="T2"> </text:span><text:span text:style-name="T12">ﰝ</text:span><text:span text:style-name="T2"> </text:span><text:span text:style-name="T12">ﰞ</text:span><text:span text:style-name="T2"> </text:span><text:span text:style-name="T12">ﰟ</text:span><text:span text:style-name="T2"> </text:span><text:span text:style-name="T12">ﰠ</text:span><text:span text:style-name="T2"> </text:span><text:span text:style-name="T12">ﰡ</text:span><text:span text:style-name="T2"> </text:span><text:span text:style-name="T12">ﰢ</text:span><text:span text:style-name="T2"> </text:span><text:span text:style-name="T12">ﰣ</text:span></text:p>
      <text:p text:style-name="P11"><text:span text:style-name="T13">ﭑ</text:span><text:span text:style-name="T1"> </text:span><text:span text:style-name="T13">ﭒ</text:span><text:span text:style-name="T1"> </text:span><text:span text:style-name="T13">ﭓﭔ</text:span><text:span text:style-name="T1"> </text:span><text:span text:style-name="T13">ﭕ</text:span><text:span text:style-name="T1"> </text:span><text:span text:style-name="T13">ﭖ</text:span><text:span text:style-name="T1"> </text:span><text:span text:style-name="T13">ﭗ</text:span><text:span text:style-name="T1"> </text:span><text:span text:style-name="T13">ﭘ</text:span><text:span text:style-name="T1"> </text:span><text:span text:style-name="T13">ﭙ</text:span><text:span text:style-name="T1"> </text:span><text:span text:style-name="T13">ﭚ</text:span><text:span text:style-name="T1"> </text:span><text:span text:style-name="T13">ﭛ</text:span><text:span text:style-name="T1"> </text:span><text:span text:style-name="T13">ﭜ</text:span><text:span text:style-name="T1"> </text:span><text:span text:style-name="T13">ﭝ</text:span><text:span text:style-name="T1"> </text:span><text:span text:style-name="T13">ﭞ</text:span><text:span text:style-name="T1"> </text:span><text:span text:style-name="T13">ﭟ</text:span><text:span text:style-name="T1"> </text:span><text:span text:style-name="T13">ﭠﭡ</text:span><text:span text:style-name="T1"> </text:span><text:span text:style-name="T13">ﭢ</text:span><text:span text:style-name="T1"> </text:span><text:span text:style-name="T13">ﭣ</text:span><text:span text:style-name="T1"> </text:span><text:span text:style-name="T13">ﭤ</text:span><text:span text:style-name="T1"> </text:span><text:span text:style-name="T13">ﭥ</text:span><text:span text:style-name="T1"> </text:span><text:span text:style-name="T13">ﭦ</text:span><text:span text:style-name="T1"> </text:span><text:span text:style-name="T13">ﭧﭨ</text:span><text:span text:style-name="T1"> </text:span><text:span text:style-name="T13">ﭩ</text:span><text:span text:style-name="T1"> </text:span><text:span text:style-name="T13">ﭪ</text:span><text:span text:style-name="T1"> </text:span><text:span text:style-name="T13">ﭫ</text:span><text:span text:style-name="T1"> </text:span><text:span text:style-name="T13">ﭬ</text:span><text:span text:style-name="T1"> </text:span><text:span text:style-name="T13">ﭭﭮ</text:span><text:span text:style-name="T1"> </text:span><text:span text:style-name="T13">ﭯ</text:span><text:span text:style-name="T1"> </text:span><text:span text:style-name="T13">ﭰ</text:span><text:span text:style-name="T1"> </text:span><text:span text:style-name="T13">ﭱ</text:span><text:span text:style-name="T1"> </text:span><text:span text:style-name="T13">ﭲ</text:span><text:span text:style-name="T1"> </text:span><text:span text:style-name="T13">ﭳ</text:span><text:span text:style-name="T1"> </text:span><text:span text:style-name="T13">ﭴ</text:span><text:span text:style-name="T1"> </text:span><text:span text:style-name="T13">ﭵ</text:span><text:span text:style-name="T1"> </text:span><text:span text:style-name="T13">ﭶ</text:span><text:span text:style-name="T1"> </text:span><text:span text:style-name="T13">ﭷ</text:span><text:span text:style-name="T1"> </text:span><text:span text:style-name="T13">ﭸ</text:span><text:span text:style-name="T1"> </text:span><text:span text:style-name="T13">ﭹ</text:span><text:span text:style-name="T1"> </text:span><text:span text:style-name="T13">ﭺﭻ</text:span><text:span text:style-name="T1"> </text:span><text:span text:style-name="T13">ﭼ</text:span><text:span text:style-name="T1"> </text:span><text:span text:style-name="T13">ﭽ</text:span><text:span text:style-name="T1"> </text:span><text:span text:style-name="T13">ﭾ</text:span><text:span text:style-name="T1"> </text:span><text:span text:style-name="T13">ﭿ</text:span><text:span text:style-name="T1"> </text:span><text:span text:style-name="T13">ﮀ</text:span><text:span text:style-name="T1"> </text:span><text:span text:style-name="T13">ﮁ</text:span><text:span text:style-name="T1"> </text:span><text:span text:style-name="T13">ﮂ</text:span><text:span text:style-name="T1"> </text:span><text:span text:style-name="T13">ﮃ</text:span><text:span text:style-name="T1"> </text:span><text:span text:style-name="T13">ﮄﮅ</text:span><text:span text:style-name="T1"> </text:span><text:span text:style-name="T13">ﮆ</text:span><text:span text:style-name="T1"> </text:span><text:span text:style-name="T13">ﮇ</text:span><text:span text:style-name="T1"> </text:span><text:span text:style-name="T13">ﮈ</text:span><text:span text:style-name="T1"> </text:span><text:span text:style-name="T13">ﮉ</text:span><text:span text:style-name="T1"> </text:span><text:span text:style-name="T13">ﮊ</text:span><text:span text:style-name="T1"> </text:span><text:span text:style-name="T13">ﮋ</text:span><text:span text:style-name="T1"> </text:span><text:span text:style-name="T13">ﮌ</text:span><text:span text:style-name="T1"> </text:span><text:span text:style-name="T13">ﮍ</text:span><text:span text:style-name="T1"> </text:span><text:span text:style-name="T13">ﮎ</text:span><text:span text:style-name="T1"> </text:span><text:span text:style-name="T13">ﮏ</text:span><text:span text:style-name="T1"> </text:span><text:span text:style-name="T13">ﮐ</text:span><text:span text:style-name="T1"> </text:span><text:span text:style-name="T13">ﮑ</text:span><text:span text:style-name="T1"> </text:span><text:span text:style-name="T13">ﮒ</text:span><text:span text:style-name="T1"> </text:span><text:span text:style-name="T13">ﮓ</text:span><text:span text:style-name="T1"> </text:span><text:span text:style-name="T13">ﮔ</text:span><text:span text:style-name="T1"> </text:span><text:span text:style-name="T13">ﮕ</text:span><text:span text:style-name="T1"> </text:span><text:span text:style-name="T13">ﮖ</text:span><text:span text:style-name="T1"> </text:span><text:span text:style-name="T13">ﮗﮘ</text:span><text:span text:style-name="T1"> </text:span><text:span text:style-name="T13">ﮙ</text:span><text:span text:style-name="T1"> </text:span><text:span text:style-name="T13">ﮚ</text:span><text:span text:style-name="T1"> </text:span><text:span text:style-name="T13">ﮛ</text:span><text:span text:style-name="T1"> </text:span><text:span text:style-name="T13">ﮜ</text:span><text:span text:style-name="T1"> </text:span><text:span text:style-name="T13">ﮝ</text:span><text:span text:style-name="T1"> </text:span><text:span text:style-name="T13">ﮞ</text:span><text:span text:style-name="T1"> </text:span><text:span text:style-name="T13">ﮟ</text:span><text:span text:style-name="T1"> </text:span><text:span text:style-name="T13">ﮠ</text:span><text:span text:style-name="T1"> </text:span><text:span text:style-name="T13">ﮡ</text:span><text:span text:style-name="T1"> </text:span><text:span text:style-name="T13">ﮢ</text:span><text:span text:style-name="T1"> </text:span><text:span text:style-name="T13">ﮣ</text:span><text:span text:style-name="T1"> </text:span><text:span text:style-name="T13">ﮤ</text:span><text:span text:style-name="T1"> </text:span><text:span text:style-name="T13">ﮥ</text:span><text:span text:style-name="T1"> </text:span><text:span text:style-name="T13">ﮦ</text:span><text:span text:style-name="T1"> </text:span><text:span text:style-name="T13">ﮧﮨ</text:span><text:span text:style-name="T1"> </text:span><text:span text:style-name="T13">ﮩ</text:span><text:span text:style-name="T1"> </text:span><text:span text:style-name="T13">ﮪ</text:span><text:span text:style-name="T1"> </text:span><text:span text:style-name="T13">ﮫ</text:span><text:span text:style-name="T1"> </text:span><text:span text:style-name="T13">ﮬ</text:span><text:span text:style-name="T1"> </text:span><text:span text:style-name="T13">ﮭ</text:span><text:span text:style-name="T1"> </text:span><text:span text:style-name="T13">ﮮ</text:span><text:span text:style-name="T1"> </text:span><text:span text:style-name="T13">ﮯ</text:span><text:span text:style-name="T1"> </text:span><text:span text:style-name="T13">ﮰ</text:span><text:span text:style-name="T1"> </text:span><text:span text:style-name="T13">ﮱ</text:span><text:span text:style-name="T1"> </text:span><text:span text:style-name="T13">ﯓ</text:span><text:span text:style-name="T1"> </text:span><text:span text:style-name="T13">ﯔ</text:span><text:span text:style-name="T1"> </text:span><text:span text:style-name="T13">ﯕ</text:span><text:span text:style-name="T1"> </text:span><text:span text:style-name="T13">ﯖ</text:span><text:span text:style-name="T1"> </text:span><text:span text:style-name="T13">ﯗ</text:span><text:span text:style-name="T1"> </text:span><text:span text:style-name="T13">ﯘ</text:span><text:span text:style-name="T1"> </text:span><text:span text:style-name="T13">ﯙ</text:span><text:span text:style-name="T1"> </text:span><text:span text:style-name="T13">ﯚ</text:span><text:span text:style-name="T1"> </text:span><text:span text:style-name="T13">ﯛ</text:span><text:span text:style-name="T1"> </text:span><text:span text:style-name="T13">ﯜ</text:span><text:span text:style-name="T1"> </text:span><text:span text:style-name="T13">ﯝ</text:span><text:span text:style-name="T1"> </text:span><text:span text:style-name="T13">ﯞ</text:span><text:span text:style-name="T1"> </text:span><text:span text:style-name="T13">ﯟ</text:span><text:span text:style-name="T1"> </text:span><text:span text:style-name="T13">ﯠ</text:span><text:span text:style-name="T1"> </text:span><text:span text:style-name="T13">ﯡ</text:span><text:span text:style-name="T1"> </text:span><text:span text:style-name="T13">ﯢ</text:span><text:span text:style-name="T1"> </text:span><text:span text:style-name="T13">ﯣ</text:span><text:span text:style-name="T1"> </text:span><text:span text:style-name="T13">ﯤ</text:span><text:span text:style-name="T1"> </text:span><text:span text:style-name="T13">ﯥ</text:span><text:span text:style-name="T1"> </text:span><text:span text:style-name="T13">ﯦ</text:span><text:span text:style-name="T1"> </text:span><text:span text:style-name="T13">ﯧ</text:span><text:span text:style-name="T1"> </text:span><text:span text:style-name="T13">ﯨ</text:span><text:span text:style-name="T1"> </text:span><text:span text:style-name="T13">ﯩ</text:span><text:span text:style-name="T1"> </text:span><text:span text:style-name="T13">ﯪ</text:span><text:span text:style-name="T1"> </text:span><text:span text:style-name="T13">ﯫ</text:span><text:span text:style-name="T1"> </text:span><text:span text:style-name="T13">ﯬﯭ</text:span><text:span text:style-name="T1"> </text:span><text:span text:style-name="T13">ﯮ</text:span><text:span text:style-name="T1"> </text:span><text:span text:style-name="T13">ﯯ</text:span><text:span text:style-name="T1"> </text:span><text:span text:style-name="T13">ﯰ</text:span><text:span text:style-name="T1"> </text:span><text:span text:style-name="T13">ﯱ</text:span></text:p>
      <text:p text:style-name="P12"><text:span text:style-name="T14">ﭒ</text:span><text:span text:style-name="T1"> </text:span><text:span text:style-name="T14">ﭓ</text:span><text:span text:style-name="T1"> </text:span><text:span text:style-name="T14">ﭔ</text:span><text:span text:style-name="T1"> </text:span><text:span text:style-name="T14">ﭕ</text:span><text:span text:style-name="T1"> </text:span><text:span text:style-name="T14">ﭖﭗ</text:span><text:span text:style-name="T1"> </text:span><text:span text:style-name="T14">ﭘ</text:span><text:span text:style-name="T1"> </text:span><text:span text:style-name="T14">ﭙ</text:span><text:span text:style-name="T1"> </text:span><text:span text:style-name="T14">ﭚ</text:span><text:span text:style-name="T1"> </text:span><text:span text:style-name="T14">ﭛ</text:span><text:span text:style-name="T1"> </text:span><text:span text:style-name="T14">ﭜ</text:span><text:span text:style-name="T1"> </text:span><text:span text:style-name="T14">ﭝ</text:span><text:span text:style-name="T1"> </text:span><text:span text:style-name="T14">ﭞ</text:span><text:span text:style-name="T1"> </text:span><text:span text:style-name="T14">ﭟ</text:span><text:span text:style-name="T1"> </text:span><text:span text:style-name="T14">ﭠ</text:span><text:span text:style-name="T1"> </text:span><text:span text:style-name="T14">ﭡ</text:span><text:span text:style-name="T1"> </text:span><text:span text:style-name="T14">ﭢ</text:span><text:span text:style-name="T1"> </text:span><text:span text:style-name="T14">ﭣﭤ</text:span><text:span text:style-name="T1"> </text:span><text:span text:style-name="T14">ﭥ</text:span><text:span text:style-name="T1"> </text:span><text:span text:style-name="T14">ﭦﭧ</text:span><text:span text:style-name="T1"> </text:span><text:span text:style-name="T14">ﭨ</text:span><text:span text:style-name="T1"> </text:span><text:span text:style-name="T14">ﭩ</text:span><text:span text:style-name="T1"> </text:span><text:span text:style-name="T14">ﭪ</text:span><text:span text:style-name="T1"> </text:span><text:span text:style-name="T14">ﭫ</text:span><text:span text:style-name="T1"> </text:span><text:span text:style-name="T14">ﭬ</text:span><text:span text:style-name="T1"> </text:span><text:span text:style-name="T14">ﭭ</text:span></text:p>
      <text:p text:style-name="P26"><text:span text:style-name="T14">ﭮ</text:span><text:span text:style-name="T1"> </text:span><text:span text:style-name="T14">ﭯ</text:span><text:span text:style-name="T1"> </text:span><text:span text:style-name="T14">ﭰ</text:span><text:span text:style-name="T1"> </text:span><text:span text:style-name="T14">ﭱ</text:span><text:span text:style-name="T1"> </text:span><text:span text:style-name="T14">ﭲ</text:span><text:span text:style-name="T1"> </text:span><text:span text:style-name="T14">ﭳ</text:span><text:span text:style-name="T1"> </text:span><text:span text:style-name="T14">ﭴ</text:span><text:span text:style-name="T1"> </text:span><text:span text:style-name="T14">ﭵ</text:span><text:span text:style-name="T1"> </text:span><text:span text:style-name="T14">ﭶ</text:span><text:span text:style-name="T1"> </text:span><text:span text:style-name="T14">ﭷ</text:span><text:span text:style-name="T1"> </text:span><text:span text:style-name="T14">ﭸ</text:span><text:span text:style-name="T1"> </text:span><text:span text:style-name="T14">ﭹ</text:span><text:span text:style-name="T1"> </text:span><text:span text:style-name="T14">ﭺ</text:span><text:span text:style-name="T1"> </text:span><text:span text:style-name="T14">ﭻ</text:span><text:span text:style-name="T1"> </text:span><text:span text:style-name="T14">ﭼ</text:span><text:span text:style-name="T1"> </text:span><text:span text:style-name="T14">ﭽ</text:span><text:span text:style-name="T1"> </text:span><text:span text:style-name="T14">ﭾ</text:span><text:span text:style-name="T1"> </text:span><text:span text:style-name="T14">ﭿ</text:span><text:span text:style-name="T1"> </text:span><text:span text:style-name="T14">ﮀ</text:span><text:span text:style-name="T1"> </text:span><text:span text:style-name="T14">ﮁ</text:span><text:span text:style-name="T1"> </text:span><text:span text:style-name="T14">ﮂ</text:span><text:span text:style-name="T1"> </text:span><text:span text:style-name="T14">ﮃ</text:span><text:span text:style-name="T1"> </text:span><text:span text:style-name="T14">ﮄ</text:span><text:span text:style-name="T1"> </text:span><text:span text:style-name="T14">ﮅ</text:span><text:span text:style-name="T1"> </text:span><text:span text:style-name="T14">ﮆ</text:span><text:span text:style-name="T1"> </text:span><text:span text:style-name="T14">ﮇ</text:span><text:span text:style-name="T1"> </text:span><text:span text:style-name="T14">ﮈ</text:span><text:span text:style-name="T1"> </text:span><text:span text:style-name="T14">ﮉ</text:span><text:span text:style-name="T1"> </text:span><text:span text:style-name="T14">ﮊﮋ</text:span><text:span text:style-name="T1"> </text:span><text:span text:style-name="T14">ﮌ</text:span><text:span text:style-name="T1"> </text:span><text:span text:style-name="T14">ﮍ</text:span><text:span text:style-name="T1"> </text:span><text:span text:style-name="T14">ﮎ</text:span><text:span text:style-name="T1"> </text:span><text:span text:style-name="T14">ﮏ</text:span><text:span text:style-name="T1"> </text:span><text:span text:style-name="T14">ﮐ</text:span><text:span text:style-name="T1"> </text:span><text:span text:style-name="T14">ﮑ</text:span><text:span text:style-name="T1"> </text:span><text:span text:style-name="T14">ﮒ</text:span><text:span text:style-name="T1"> </text:span><text:span text:style-name="T14">ﮓ</text:span><text:span text:style-name="T1"> </text:span><text:span text:style-name="T14">ﮔ</text:span><text:span text:style-name="T1"> </text:span><text:span text:style-name="T14">ﮕ</text:span><text:span text:style-name="T1"> </text:span><text:span text:style-name="T14">ﮖ</text:span><text:span text:style-name="T1"> </text:span><text:span text:style-name="T14">ﮗ</text:span><text:span text:style-name="T1"> </text:span><text:span text:style-name="T14">ﮘﮙ</text:span><text:span text:style-name="T1"> </text:span><text:span text:style-name="T14">ﮚ</text:span><text:span text:style-name="T1"> </text:span><text:span text:style-name="T14">ﮛﮜ</text:span><text:span text:style-name="T1"> </text:span><text:span text:style-name="T14">ﮝ</text:span><text:span text:style-name="T1"> </text:span><text:span text:style-name="T14">ﮞ</text:span><text:span text:style-name="T1"> </text:span><text:span text:style-name="T14">ﮟ</text:span><text:span text:style-name="T1"> </text:span><text:span text:style-name="T14">ﮠ</text:span><text:span text:style-name="T1"> </text:span><text:span text:style-name="T14">ﮡ</text:span><text:span text:style-name="T1"> </text:span><text:span text:style-name="T14">ﮢ</text:span><text:span text:style-name="T1"> </text:span><text:span text:style-name="T14">ﮣ</text:span><text:span text:style-name="T1"> </text:span><text:span text:style-name="T14">ﮤ</text:span><text:span text:style-name="T1"> </text:span><text:span text:style-name="T14">ﮥ</text:span><text:span text:style-name="T1"> </text:span><text:span text:style-name="T14">ﮦ</text:span><text:span text:style-name="T1"> </text:span><text:span text:style-name="T14">ﮧﮨ</text:span><text:span text:style-name="T1"> </text:span><text:span text:style-name="T14">ﮩ</text:span><text:span text:style-name="T1"> </text:span><text:span text:style-name="T14">ﮪ</text:span><text:span text:style-name="T1"> </text:span><text:span text:style-name="T14">ﮫ</text:span><text:span text:style-name="T1"> </text:span><text:span text:style-name="T14">ﮬ</text:span><text:span text:style-name="T1"> </text:span><text:span text:style-name="T14">ﮭ</text:span><text:span text:style-name="T1"> </text:span><text:span text:style-name="T14">ﮮ</text:span><text:span text:style-name="T1"> </text:span><text:span text:style-name="T14">ﮯ</text:span><text:span text:style-name="T1"> </text:span><text:span text:style-name="T14">ﮰ</text:span><text:span text:style-name="T1"> </text:span><text:span text:style-name="T14">ﮱ</text:span><text:span text:style-name="T1"> </text:span><text:span text:style-name="T14">ﯓ</text:span><text:span text:style-name="T1"> </text:span><text:span text:style-name="T14">ﯔ</text:span><text:span text:style-name="T1"> </text:span><text:span text:style-name="T14">ﯕ</text:span><text:span text:style-name="T1"> </text:span><text:span text:style-name="T14">ﯖ</text:span><text:span text:style-name="T1"> </text:span><text:span text:style-name="T14">ﯗ</text:span><text:span text:style-name="T1"> </text:span><text:span text:style-name="T14">ﯘﯙ</text:span><text:span text:style-name="T1"> </text:span><text:span text:style-name="T14">ﯚ</text:span><text:span text:style-name="T1"> </text:span><text:span text:style-name="T14">ﯛ</text:span><text:span text:style-name="T1"> </text:span><text:span text:style-name="T14">ﯜ</text:span><text:span text:style-name="T1"> </text:span><text:span text:style-name="T14">ﯝ</text:span><text:span text:style-name="T1"> </text:span><text:span text:style-name="T14">ﯞ</text:span><text:span text:style-name="T1"> </text:span><text:span text:style-name="T14">ﯟ</text:span><text:span text:style-name="T1"> </text:span><text:span text:style-name="T14">ﯠ</text:span><text:span text:style-name="T1"> </text:span><text:span text:style-name="T14">ﯡ</text:span><text:span text:style-name="T1"> </text:span><text:span text:style-name="T14">ﯢ</text:span></text:p>
      <text:p text:style-name="P26"><text:span text:style-name="T14">ﯣ</text:span><text:span text:style-name="T1"> </text:span><text:span text:style-name="T14">ﯤ</text:span><text:span text:style-name="T1"> </text:span><text:span text:style-name="T14">ﯥ</text:span><text:span text:style-name="T1"> </text:span><text:span text:style-name="T14">ﯦ</text:span><text:span text:style-name="T1"> </text:span><text:span text:style-name="T14">ﯧ</text:span><text:span text:style-name="T1"> </text:span><text:span text:style-name="T14">ﯨ</text:span><text:span text:style-name="T1"> </text:span><text:span text:style-name="T14">ﯩ</text:span><text:span text:style-name="T1"> </text:span><text:span text:style-name="T14">ﯪ</text:span></text:p>
      <text:p text:style-name="P26"><text:span text:style-name="T14">ﯫ</text:span><text:span text:style-name="T1"> </text:span><text:span text:style-name="T14">ﯬ</text:span><text:span text:style-name="T1"> </text:span><text:span text:style-name="T14">ﯭ</text:span><text:span text:style-name="T1"> </text:span><text:span text:style-name="T14">ﯮ</text:span><text:span text:style-name="T1"> </text:span><text:span text:style-name="T14">ﯯ</text:span><text:span text:style-name="T1"> </text:span><text:span text:style-name="T14">ﯰ</text:span><text:span text:style-name="T1"> </text:span><text:span text:style-name="T14">ﯱ</text:span><text:span text:style-name="T1"> </text:span><text:span text:style-name="T14">ﯲ</text:span><text:span text:style-name="T1"> </text:span><text:span text:style-name="T14">ﯳ</text:span><text:span text:style-name="T1"> </text:span><text:span text:style-name="T14">ﯴ</text:span><text:span text:style-name="T1"> </text:span><text:span text:style-name="T14">ﯵ</text:span><text:span text:style-name="T1"> </text:span><text:span text:style-name="T14">ﯶ</text:span><text:span text:style-name="T1"> </text:span><text:span text:style-name="T14">ﯷ</text:span><text:span text:style-name="T1"> </text:span><text:span text:style-name="T14">ﯸﯹ</text:span><text:span text:style-name="T1"> </text:span><text:span text:style-name="T14">ﯺ</text:span><text:span text:style-name="T1"> </text:span><text:span text:style-name="T14">ﯻ</text:span><text:span text:style-name="T1"> </text:span><text:span text:style-name="T14">ﯼ</text:span><text:span text:style-name="T1"> </text:span><text:span text:style-name="T14">ﯽ</text:span><text:span text:style-name="T1"> </text:span><text:span text:style-name="T14">ﯾ</text:span></text:p>
      <text:p text:style-name="P13"><text:span text:style-name="T15">ﭑ</text:span><text:span text:style-name="T1"> </text:span><text:span text:style-name="T15">ﭒ</text:span><text:span text:style-name="T1"> </text:span><text:span text:style-name="T15">ﭓ</text:span><text:span text:style-name="T1"> </text:span><text:span text:style-name="T15">ﭔ</text:span><text:span text:style-name="T1"> </text:span><text:span text:style-name="T15">ﭕ</text:span><text:span text:style-name="T1"> </text:span><text:span text:style-name="T15">ﭖ</text:span><text:span text:style-name="T1"> </text:span><text:span text:style-name="T15">ﭗ</text:span><text:span text:style-name="T1"> </text:span><text:span text:style-name="T15">ﭘﭙ</text:span><text:span text:style-name="T1"> </text:span><text:span text:style-name="T15">ﭚ</text:span><text:span text:style-name="T1"> </text:span><text:span text:style-name="T15">ﭛ</text:span><text:span text:style-name="T1"> </text:span><text:span text:style-name="T15">ﭜ</text:span><text:span text:style-name="T1"> </text:span><text:span text:style-name="T15">ﭝ</text:span><text:span text:style-name="T1"> </text:span><text:span text:style-name="T15">ﭞ</text:span><text:span text:style-name="T1"> </text:span><text:span text:style-name="T15">ﭟ</text:span><text:span text:style-name="T1"> </text:span><text:span text:style-name="T15">ﭠ</text:span><text:span text:style-name="T1"> </text:span><text:span text:style-name="T15">ﭡ</text:span><text:span text:style-name="T1"> </text:span><text:span text:style-name="T15">ﭢ</text:span><text:span text:style-name="T1"> </text:span><text:span text:style-name="T15">ﭣ</text:span><text:span text:style-name="T1"> </text:span><text:span text:style-name="T15">ﭤ</text:span><text:span text:style-name="T1"> </text:span><text:span text:style-name="T15">ﭥ</text:span><text:span text:style-name="T1"> </text:span><text:span text:style-name="T15">ﭦ</text:span><text:span text:style-name="T1"> </text:span><text:span text:style-name="T15">ﭧ</text:span><text:span text:style-name="T1"> </text:span><text:span text:style-name="T15">ﭨ</text:span><text:span text:style-name="T1"> </text:span><text:span text:style-name="T15">ﭩ</text:span><text:span text:style-name="T1"> </text:span><text:span text:style-name="T15">ﭪ</text:span><text:span text:style-name="T1"> </text:span><text:span text:style-name="T15">ﭫ</text:span><text:span text:style-name="T1"> </text:span><text:span text:style-name="T15">ﭬ</text:span><text:span text:style-name="T1"> </text:span><text:span text:style-name="T15">ﭭ</text:span><text:span text:style-name="T1"> </text:span><text:span text:style-name="T15">ﭮ</text:span><text:span text:style-name="T1"> </text:span><text:span text:style-name="T15">ﭯﭰ</text:span><text:span text:style-name="T1"> </text:span><text:span text:style-name="T15">ﭱ</text:span><text:span text:style-name="T1"> </text:span><text:span text:style-name="T15">ﭲ</text:span><text:span text:style-name="T1"> </text:span><text:span text:style-name="T15">ﭳ</text:span><text:span text:style-name="T1"> </text:span><text:span text:style-name="T15">ﭴ</text:span><text:span text:style-name="T1"> </text:span><text:span text:style-name="T15">ﭵﭶ</text:span><text:span text:style-name="T1"> </text:span><text:span text:style-name="T15">ﭷ</text:span><text:span text:style-name="T1"> </text:span><text:span text:style-name="T15">ﭸ</text:span><text:span text:style-name="T1"> </text:span><text:span text:style-name="T15">ﭹ</text:span><text:span text:style-name="T1"> </text:span><text:span text:style-name="T15">ﭺ</text:span><text:span text:style-name="T1"> </text:span><text:span text:style-name="T15">ﭻ</text:span><text:span text:style-name="T1"> </text:span><text:span text:style-name="T15">ﭼ</text:span><text:span text:style-name="T1"> </text:span><text:span text:style-name="T15">ﭽ</text:span><text:span text:style-name="T1"> </text:span><text:span text:style-name="T15">ﭾ</text:span><text:span text:style-name="T1"> </text:span><text:span text:style-name="T15">ﭿ</text:span><text:span text:style-name="T1"> </text:span><text:span text:style-name="T15">ﮀ</text:span><text:span text:style-name="T1"> </text:span><text:span text:style-name="T15">ﮁ</text:span><text:span text:style-name="T1"> </text:span><text:span text:style-name="T15">ﮂ</text:span><text:span text:style-name="T1"> </text:span><text:span text:style-name="T15">ﮃ</text:span><text:span text:style-name="T1"> </text:span><text:span text:style-name="T15">ﮄ</text:span><text:span text:style-name="T1"> </text:span><text:span text:style-name="T15">ﮅ</text:span><text:span text:style-name="T1"> </text:span><text:span text:style-name="T15">ﮆ</text:span><text:span text:style-name="T1"> </text:span><text:span text:style-name="T15">ﮇ</text:span><text:span text:style-name="T1"> </text:span><text:span text:style-name="T15">ﮈ</text:span><text:span text:style-name="T1"> </text:span><text:span text:style-name="T15">ﮉ</text:span><text:span text:style-name="T1"> </text:span><text:span text:style-name="T15">ﮊ</text:span><text:span text:style-name="T1"> </text:span><text:span text:style-name="T15">ﮋ</text:span><text:span text:style-name="T1"> </text:span><text:span text:style-name="T15">ﮌ</text:span><text:span text:style-name="T1"> </text:span><text:span text:style-name="T15">ﮍ</text:span><text:span text:style-name="T1"> </text:span><text:span text:style-name="T15">ﮎ</text:span><text:span text:style-name="T1"> </text:span><text:span text:style-name="T15">ﮏ</text:span><text:span text:style-name="T1"> </text:span><text:span text:style-name="T15">ﮐﮑ</text:span><text:span text:style-name="T1"> </text:span><text:span text:style-name="T15">ﮒ</text:span><text:span text:style-name="T1"> </text:span><text:span text:style-name="T15">ﮓ</text:span><text:span text:style-name="T1"> </text:span><text:span text:style-name="T15">ﮔ</text:span><text:span text:style-name="T1"> </text:span><text:span text:style-name="T15">ﮕ</text:span><text:span text:style-name="T1"> </text:span><text:span text:style-name="T15">ﮖ</text:span><text:span text:style-name="T1"> </text:span><text:span text:style-name="T15">ﮗ</text:span><text:span text:style-name="T1"> </text:span><text:span text:style-name="T15">ﮘ</text:span><text:span text:style-name="T1"> </text:span><text:span text:style-name="T15">ﮙ</text:span></text:p>
      <text:p text:style-name="P27"><text:span text:style-name="T15">ﮚ</text:span><text:span text:style-name="T1"> </text:span><text:span text:style-name="T15">ﮛ</text:span><text:span text:style-name="T1"> </text:span><text:span text:style-name="T15">ﮜ</text:span><text:span text:style-name="T1"> </text:span><text:span text:style-name="T15">ﮝ</text:span><text:span text:style-name="T1"> </text:span><text:span text:style-name="T15">ﮞﮟ</text:span><text:span text:style-name="T1"> </text:span><text:span text:style-name="T15">ﮠ</text:span><text:span text:style-name="T1"> </text:span><text:span text:style-name="T15">ﮡ</text:span><text:span text:style-name="T1"> </text:span><text:span text:style-name="T15">ﮢ</text:span><text:span text:style-name="T1"> </text:span><text:span text:style-name="T15">ﮣ</text:span><text:span text:style-name="T1"> </text:span><text:span text:style-name="T15">ﮤ</text:span><text:span text:style-name="T1"> </text:span><text:span text:style-name="T15">ﮥ</text:span><text:span text:style-name="T1"> </text:span><text:span text:style-name="T15">ﮦ</text:span><text:span text:style-name="T1"> </text:span><text:span text:style-name="T15">ﮧ</text:span><text:span text:style-name="T1"> </text:span><text:span text:style-name="T15">ﮨ</text:span><text:span text:style-name="T1"> </text:span><text:span text:style-name="T15">ﮩﮪ</text:span><text:span text:style-name="T1"> </text:span><text:span text:style-name="T15">ﮫ</text:span><text:span text:style-name="T1"> </text:span><text:span text:style-name="T15">ﮬ</text:span><text:span text:style-name="T1"> </text:span><text:span text:style-name="T15">ﮭ</text:span><text:span text:style-name="T1"> </text:span><text:span text:style-name="T15">ﮮ</text:span><text:span text:style-name="T1"> </text:span><text:span text:style-name="T15">ﮯ</text:span><text:span text:style-name="T1"> </text:span><text:span text:style-name="T15">ﮰ</text:span><text:span text:style-name="T1"> </text:span><text:span text:style-name="T15">ﮱ</text:span><text:span text:style-name="T1"> </text:span><text:span text:style-name="T15">ﯓ</text:span><text:span text:style-name="T1"> </text:span><text:span text:style-name="T15">ﯔ</text:span><text:span text:style-name="T1"> </text:span><text:span text:style-name="T15">ﯕ</text:span><text:span text:style-name="T1"> </text:span><text:span text:style-name="T15">ﯖ</text:span><text:span text:style-name="T1"> </text:span><text:span text:style-name="T15">ﯗ</text:span><text:span text:style-name="T1"> </text:span><text:span text:style-name="T15">ﯘ</text:span><text:span text:style-name="T1"> </text:span><text:span text:style-name="T15">ﯙ</text:span><text:span text:style-name="T1"> </text:span><text:span text:style-name="T15">ﯚ</text:span><text:span text:style-name="T1"> </text:span><text:span text:style-name="T15">ﯛ</text:span><text:span text:style-name="T1"> </text:span><text:span text:style-name="T15">ﯜ</text:span><text:span text:style-name="T1"> </text:span><text:span text:style-name="T15">ﯝ</text:span><text:span text:style-name="T1"> </text:span><text:span text:style-name="T15">ﯞ</text:span><text:span text:style-name="T1"> </text:span><text:span text:style-name="T15">ﯟﯠ</text:span><text:span text:style-name="T1"> </text:span><text:span text:style-name="T15">ﯡ</text:span><text:span text:style-name="T1"> </text:span><text:span text:style-name="T15">ﯢ</text:span><text:span text:style-name="T1"> </text:span><text:span text:style-name="T15">ﯣ</text:span><text:span text:style-name="T1"> </text:span><text:span text:style-name="T15">ﯤ</text:span><text:span text:style-name="T1"> </text:span><text:span text:style-name="T15">ﯥ</text:span><text:span text:style-name="T1"> </text:span><text:span text:style-name="T15">ﯦ</text:span><text:span text:style-name="T1"> </text:span><text:span text:style-name="T15">ﯧ</text:span><text:span text:style-name="T1"> </text:span><text:span text:style-name="T15">ﯨ</text:span><text:span text:style-name="T1"> </text:span><text:span text:style-name="T15">ﯩ</text:span><text:span text:style-name="T1"> </text:span><text:span text:style-name="T15">ﯪ</text:span><text:span text:style-name="T1"> </text:span><text:span text:style-name="T15">ﯫ</text:span><text:span text:style-name="T1"> </text:span><text:span text:style-name="T15">ﯬ</text:span><text:span text:style-name="T1"> </text:span><text:span text:style-name="T15">ﯭﯮ</text:span><text:span text:style-name="T1"> </text:span><text:span text:style-name="T15">ﯯ</text:span><text:span text:style-name="T1"> </text:span><text:span text:style-name="T15">ﯰ</text:span><text:span text:style-name="T1"> </text:span><text:span text:style-name="T15">ﯱ</text:span><text:span text:style-name="T1"> </text:span><text:span text:style-name="T15">ﯲ</text:span><text:span text:style-name="T1"> </text:span><text:span text:style-name="T15">ﯳ</text:span><text:span text:style-name="T1"> </text:span><text:span text:style-name="T15">ﯴ</text:span><text:span text:style-name="T1"> </text:span><text:span text:style-name="T15">ﯵ</text:span><text:span text:style-name="T1"> </text:span><text:span text:style-name="T15">ﯶ</text:span><text:span text:style-name="T1"> </text:span><text:span text:style-name="T15">ﯷﯸ</text:span><text:span text:style-name="T1"> </text:span><text:span text:style-name="T15">ﯹ</text:span><text:span text:style-name="T1"> </text:span><text:span text:style-name="T15">ﯺ</text:span><text:span text:style-name="T1"> </text:span><text:span text:style-name="T15">ﯻ</text:span><text:span text:style-name="T1"> </text:span><text:span text:style-name="T15">ﯼ</text:span><text:span text:style-name="T1"> </text:span><text:span text:style-name="T15">ﯽ</text:span><text:span text:style-name="T1"> </text:span><text:span text:style-name="T15">ﯾ</text:span><text:span text:style-name="T1"> </text:span><text:span text:style-name="T15">ﯿ</text:span><text:span text:style-name="T1"> </text:span><text:span text:style-name="T15">ﰀ</text:span><text:span text:style-name="T1"> </text:span><text:span text:style-name="T15">ﰁ</text:span><text:span text:style-name="T1"> </text:span><text:span text:style-name="T15">ﰂ</text:span><text:span text:style-name="T1"> </text:span><text:span text:style-name="T15">ﰃﰄ</text:span><text:span text:style-name="T1"> </text:span><text:span text:style-name="T15">ﰅ</text:span><text:span text:style-name="T1"> </text:span><text:span text:style-name="T15">ﰆ</text:span><text:span text:style-name="T1"> </text:span><text:span text:style-name="T15">ﰇ</text:span><text:span text:style-name="T1"> </text:span><text:span text:style-name="T15">ﰈ</text:span><text:span text:style-name="T1"> </text:span><text:span text:style-name="T15">ﰉ</text:span><text:span text:style-name="T1"> </text:span><text:span text:style-name="T15">ﰊ</text:span><text:span text:style-name="T1"> </text:span><text:span text:style-name="T15">ﰋ</text:span><text:span text:style-name="T1"> </text:span><text:span text:style-name="T15">ﰌ</text:span><text:span text:style-name="T1"> </text:span><text:span text:style-name="T15">ﰍ</text:span></text:p>
      <text:p text:style-name="P14"><text:span text:style-name="T16">ﭑ</text:span><text:span text:style-name="T1"> </text:span><text:span text:style-name="T16">ﭒ</text:span><text:span text:style-name="T1"> </text:span><text:span text:style-name="T16">ﭓ</text:span><text:span text:style-name="T1"> </text:span><text:span text:style-name="T16">ﭔ</text:span><text:span text:style-name="T1"> </text:span><text:span text:style-name="T16">ﭕ</text:span><text:span text:style-name="T1"> </text:span><text:span text:style-name="T16">ﭖﭗ</text:span><text:span text:style-name="T1"> </text:span><text:span text:style-name="T16">ﭘ</text:span><text:span text:style-name="T1"> </text:span><text:span text:style-name="T16">ﭙ</text:span><text:span text:style-name="T1"> </text:span><text:span text:style-name="T16">ﭚ</text:span><text:span text:style-name="T1"> </text:span><text:span text:style-name="T16">ﭛ</text:span><text:span text:style-name="T1"> </text:span><text:span text:style-name="T16">ﭜ</text:span><text:span text:style-name="T1"> </text:span><text:span text:style-name="T16">ﭝ</text:span><text:span text:style-name="T1"> </text:span><text:span text:style-name="T16">ﭞﭟ</text:span><text:span text:style-name="T1"> </text:span><text:span text:style-name="T16">ﭠ</text:span><text:span text:style-name="T1"> </text:span><text:span text:style-name="T16">ﭡ</text:span><text:span text:style-name="T1"> </text:span><text:span text:style-name="T16">ﭢ</text:span><text:span text:style-name="T1"> </text:span><text:span text:style-name="T16">ﭣ</text:span><text:span text:style-name="T1"> </text:span><text:span text:style-name="T16">ﭤ</text:span><text:span text:style-name="T1"> </text:span><text:span text:style-name="T16">ﭥ</text:span><text:span text:style-name="T1"> </text:span><text:span text:style-name="T16">ﭦﭧ</text:span><text:span text:style-name="T1"> </text:span><text:span text:style-name="T16">ﭨ</text:span><text:span text:style-name="T1"> </text:span><text:span text:style-name="T16">ﭩ</text:span><text:span text:style-name="T1"> </text:span><text:span text:style-name="T16">ﭪ</text:span><text:span text:style-name="T1"> </text:span><text:span text:style-name="T16">ﭫ</text:span><text:span text:style-name="T1"> </text:span><text:span text:style-name="T16">ﭬ</text:span><text:span text:style-name="T1"> </text:span><text:span text:style-name="T16">ﭭ</text:span><text:span text:style-name="T1"> </text:span><text:span text:style-name="T16">ﭮ</text:span><text:span text:style-name="T1"> </text:span><text:span text:style-name="T16">ﭯ</text:span><text:span text:style-name="T1"> </text:span><text:span text:style-name="T16">ﭰ</text:span><text:span text:style-name="T1"> </text:span><text:span text:style-name="T16">ﭱ</text:span><text:span text:style-name="T1"> </text:span><text:span text:style-name="T16">ﭲ</text:span><text:span text:style-name="T1"> </text:span><text:span text:style-name="T16">ﭳﭴ</text:span><text:span text:style-name="T1"> </text:span><text:span text:style-name="T16">ﭵ</text:span><text:span text:style-name="T1"> </text:span><text:span text:style-name="T16">ﭶ</text:span><text:span text:style-name="T1"> </text:span><text:span text:style-name="T16">ﭷ</text:span><text:span text:style-name="T1"> </text:span><text:span text:style-name="T16">ﭸﭹ</text:span><text:span text:style-name="T1"> </text:span><text:span text:style-name="T16">ﭺ</text:span><text:span text:style-name="T1"> </text:span><text:span text:style-name="T16">ﭻ</text:span><text:span text:style-name="T1"> </text:span><text:span text:style-name="T16">ﭼ</text:span><text:span text:style-name="T1"> </text:span><text:span text:style-name="T16">ﭽ</text:span><text:span text:style-name="T1"> </text:span><text:span text:style-name="T16">ﭾ</text:span><text:span text:style-name="T1"> </text:span><text:span text:style-name="T16">ﭿ</text:span><text:span text:style-name="T1"> </text:span><text:span text:style-name="T16">ﮀ</text:span><text:span text:style-name="T1"> </text:span><text:span text:style-name="T16">ﮁ</text:span><text:span text:style-name="T1"> </text:span><text:span text:style-name="T16">ﮂ</text:span><text:span text:style-name="T1"> </text:span><text:span text:style-name="T16">ﮃ</text:span><text:span text:style-name="T1"> </text:span><text:span text:style-name="T16">ﮄ</text:span><text:span text:style-name="T1"> </text:span><text:span text:style-name="T16">ﮅ</text:span><text:span text:style-name="T1"> </text:span><text:span text:style-name="T16">ﮆ</text:span><text:span text:style-name="T1"> </text:span><text:span text:style-name="T16">ﮇﮈ</text:span><text:span text:style-name="T1"> </text:span><text:span text:style-name="T16">ﮉ</text:span><text:span text:style-name="T1"> </text:span><text:span text:style-name="T16">ﮊ</text:span><text:span text:style-name="T1"> </text:span><text:span text:style-name="T16">ﮋ</text:span><text:span text:style-name="T1"> </text:span><text:span text:style-name="T16">ﮌﮍ</text:span><text:span text:style-name="T1"> </text:span><text:span text:style-name="T16">ﮎ</text:span><text:span text:style-name="T1"> </text:span><text:span text:style-name="T16">ﮏ</text:span><text:span text:style-name="T1"> </text:span><text:span text:style-name="T16">ﮐ</text:span><text:span text:style-name="T1"> </text:span><text:span text:style-name="T16">ﮑ</text:span><text:span text:style-name="T1"> </text:span><text:span text:style-name="T16">ﮒ</text:span><text:span text:style-name="T1"> </text:span><text:span text:style-name="T16">ﮓ</text:span><text:span text:style-name="T1"> </text:span><text:span text:style-name="T16">ﮔ</text:span><text:span text:style-name="T1"> </text:span><text:span text:style-name="T16">ﮕ</text:span><text:span text:style-name="T1"> </text:span><text:span text:style-name="T16">ﮖﮗ</text:span><text:span text:style-name="T1"> </text:span><text:span text:style-name="T16">ﮘ</text:span><text:span text:style-name="T1"> </text:span><text:span text:style-name="T16">ﮙ</text:span><text:span text:style-name="T1"> </text:span><text:span text:style-name="T16">ﮚ</text:span><text:span text:style-name="T1"> </text:span><text:span text:style-name="T16">ﮛ</text:span><text:span text:style-name="T1"> </text:span><text:span text:style-name="T16">ﮜ</text:span><text:span text:style-name="T1"> </text:span><text:span text:style-name="T16">ﮝ</text:span><text:span text:style-name="T1"> </text:span><text:span text:style-name="T16">ﮞ</text:span><text:span text:style-name="T1"> </text:span><text:span text:style-name="T16">ﮟ</text:span><text:span text:style-name="T1"> </text:span><text:span text:style-name="T16">ﮠ</text:span><text:span text:style-name="T1"> </text:span><text:span text:style-name="T16">ﮡ</text:span><text:span text:style-name="T1"> </text:span><text:span text:style-name="T16">ﮢ</text:span><text:span text:style-name="T1"> </text:span><text:span text:style-name="T16">ﮣ</text:span><text:span text:style-name="T1"> </text:span><text:span text:style-name="T16">ﮤ</text:span><text:span text:style-name="T1"> </text:span><text:span text:style-name="T16">ﮥﮦ</text:span><text:span text:style-name="T1"> </text:span><text:span text:style-name="T16">ﮧ</text:span><text:span text:style-name="T1"> </text:span><text:span text:style-name="T16">ﮨ</text:span><text:span text:style-name="T1"> </text:span><text:span text:style-name="T16">ﮩﮪ</text:span><text:span text:style-name="T1"> </text:span><text:span text:style-name="T16">ﮫ</text:span><text:span text:style-name="T1"> </text:span><text:span text:style-name="T16">ﮬ</text:span><text:span text:style-name="T1"> </text:span><text:span text:style-name="T16">ﮭ</text:span><text:span text:style-name="T1"> </text:span><text:span text:style-name="T16">ﮮ</text:span><text:span text:style-name="T1"> </text:span><text:span text:style-name="T16">ﮯ</text:span><text:span text:style-name="T1"> </text:span><text:span text:style-name="T16">ﮰ</text:span><text:span text:style-name="T1"> </text:span><text:span text:style-name="T16">ﮱ</text:span><text:span text:style-name="T1"> </text:span><text:span text:style-name="T16">ﯓ</text:span><text:span text:style-name="T1"> </text:span><text:span text:style-name="T16">ﯔ</text:span><text:span text:style-name="T1"> </text:span><text:span text:style-name="T16">ﯕ</text:span><text:span text:style-name="T1"> </text:span><text:span text:style-name="T16">ﯖ</text:span><text:span text:style-name="T1"> </text:span><text:span text:style-name="T16">ﯗ</text:span><text:span text:style-name="T1"> </text:span><text:span text:style-name="T16">ﯘ</text:span><text:span text:style-name="T1"> </text:span><text:span text:style-name="T16">ﯙ</text:span><text:span text:style-name="T1"> </text:span><text:span text:style-name="T16">ﯚ</text:span><text:span text:style-name="T1"> </text:span><text:span text:style-name="T16">ﯛ</text:span><text:span text:style-name="T1"> </text:span><text:span text:style-name="T16">ﯜﯝ</text:span><text:span text:style-name="T1"> </text:span><text:span text:style-name="T16">ﯞ</text:span><text:span text:style-name="T1"> </text:span><text:span text:style-name="T16">ﯟ</text:span><text:span text:style-name="T1"> </text:span><text:span text:style-name="T16">ﯠ</text:span><text:span text:style-name="T1"> </text:span><text:span text:style-name="T16">ﯡ</text:span><text:span text:style-name="T1"> </text:span><text:span text:style-name="T16">ﯢ</text:span><text:span text:style-name="T1"> </text:span><text:span text:style-name="T16">ﯣ</text:span><text:span text:style-name="T1"> </text:span><text:span text:style-name="T16">ﯤ</text:span><text:span text:style-name="T1"> </text:span><text:span text:style-name="T16">ﯥ</text:span><text:span text:style-name="T1"> </text:span><text:span text:style-name="T16">ﯦﯧ</text:span><text:span text:style-name="T1"> </text:span><text:span text:style-name="T16">ﯨ</text:span><text:span text:style-name="T1"> </text:span><text:span text:style-name="T16">ﯩ</text:span><text:span text:style-name="T1"> </text:span><text:span text:style-name="T16">ﯪ</text:span><text:span text:style-name="T1"> </text:span><text:span text:style-name="T16">ﯫ</text:span><text:span text:style-name="T1"> </text:span><text:span text:style-name="T16">ﯬ</text:span><text:span text:style-name="T1"> </text:span><text:span text:style-name="T16">ﯭ</text:span><text:span text:style-name="T1"> </text:span><text:span text:style-name="T16">ﯮ</text:span><text:span text:style-name="T1"> </text:span><text:span text:style-name="T16">ﯯ</text:span><text:span text:style-name="T1"> </text:span><text:span text:style-name="T16">ﯰ</text:span><text:span text:style-name="T1"> </text:span><text:span text:style-name="T16">ﯱﯲ</text:span><text:span text:style-name="T1"> </text:span><text:span text:style-name="T16">ﯳ</text:span><text:span text:style-name="T1"> </text:span><text:span text:style-name="T16">ﯴ</text:span><text:span text:style-name="T1"> </text:span><text:span text:style-name="T16">ﯵ</text:span><text:span text:style-name="T1"> </text:span><text:span text:style-name="T16">ﯶ</text:span><text:span text:style-name="T1"> </text:span><text:span text:style-name="T16">ﯷﯸ</text:span><text:span text:style-name="T1"> </text:span><text:span text:style-name="T16">ﯹ</text:span><text:span text:style-name="T1"> </text:span><text:span text:style-name="T16">ﯺ</text:span><text:span text:style-name="T1"> </text:span><text:span text:style-name="T16">ﯻ</text:span><text:span text:style-name="T1"> </text:span><text:span text:style-name="T16">ﯼ</text:span><text:span text:style-name="T1"> </text:span><text:span text:style-name="T16">ﯽ</text:span><text:span text:style-name="T1"> </text:span><text:span text:style-name="T16">ﯾ</text:span><text:span text:style-name="T1"> </text:span><text:span text:style-name="T16">ﯿ</text:span><text:span text:style-name="T1"> </text:span><text:span text:style-name="T16">ﰀ</text:span></text:p>
      <text:p text:style-name="P15"><text:span text:style-name="T17">ﭑ</text:span><text:span text:style-name="T1"> </text:span><text:span text:style-name="T17">ﭒ</text:span><text:span text:style-name="T1"> </text:span><text:span text:style-name="T17">ﭓﭔ</text:span><text:span text:style-name="T1"> </text:span><text:span text:style-name="T17">ﭕ</text:span><text:span text:style-name="T1"> </text:span><text:span text:style-name="T17">ﭖ</text:span><text:span text:style-name="T1"> </text:span><text:span text:style-name="T17">ﭗﭘ</text:span><text:span text:style-name="T1"> </text:span><text:span text:style-name="T17">ﭙ</text:span><text:span text:style-name="T1"> </text:span><text:span text:style-name="T17">ﭚ</text:span><text:span text:style-name="T1"> </text:span><text:span text:style-name="T17">ﭛ</text:span><text:span text:style-name="T1"> </text:span><text:span text:style-name="T17">ﭜﭝ</text:span><text:span text:style-name="T1"> </text:span><text:span text:style-name="T17">ﭞ</text:span><text:span text:style-name="T1"> </text:span><text:span text:style-name="T17">ﭟ</text:span><text:span text:style-name="T1"> </text:span><text:span text:style-name="T17">ﭠﭡ</text:span><text:span text:style-name="T1"> </text:span><text:span text:style-name="T17">ﭢ</text:span><text:span text:style-name="T1"> </text:span><text:span text:style-name="T17">ﭣ</text:span><text:span text:style-name="T1"> </text:span><text:span text:style-name="T17">ﭤ</text:span><text:span text:style-name="T1"> </text:span><text:span text:style-name="T17">ﭥ</text:span><text:span text:style-name="T1"> </text:span><text:span text:style-name="T17">ﭦﭧ</text:span><text:span text:style-name="T1"> </text:span><text:span text:style-name="T17">ﭨ</text:span><text:span text:style-name="T1"> </text:span><text:span text:style-name="T17">ﭩ</text:span><text:span text:style-name="T1"> </text:span><text:span text:style-name="T17">ﭪ</text:span><text:span text:style-name="T1"> </text:span><text:span text:style-name="T17">ﭫﭬ</text:span><text:span text:style-name="T1"> </text:span><text:span text:style-name="T17">ﭭ</text:span><text:span text:style-name="T1"> </text:span><text:span text:style-name="T17">ﭮ</text:span><text:span text:style-name="T1"> </text:span><text:span text:style-name="T17">ﭯ</text:span><text:span text:style-name="T1"> </text:span><text:span text:style-name="T17">ﭰ</text:span><text:span text:style-name="T1"> </text:span><text:span text:style-name="T17">ﭱ</text:span><text:span text:style-name="T1"> </text:span><text:span text:style-name="T17">ﭲ</text:span><text:span text:style-name="T1"> </text:span><text:span text:style-name="T17">ﭳ</text:span><text:span text:style-name="T1"> </text:span><text:span text:style-name="T17">ﭴ</text:span><text:span text:style-name="T1"> </text:span><text:span text:style-name="T17">ﭵ</text:span><text:span text:style-name="T1"> </text:span><text:span text:style-name="T17">ﭶﭷ</text:span><text:span text:style-name="T1"> </text:span><text:span text:style-name="T17">ﭸ</text:span><text:span text:style-name="T1"> </text:span><text:span text:style-name="T17">ﭹ</text:span><text:span text:style-name="T1"> </text:span><text:span text:style-name="T17">ﭺ</text:span><text:span text:style-name="T1"> </text:span><text:span text:style-name="T17">ﭻ</text:span><text:span text:style-name="T1"> </text:span><text:span text:style-name="T17">ﭼ</text:span><text:span text:style-name="T1"> </text:span><text:span text:style-name="T17">ﭽ</text:span><text:span text:style-name="T1"> </text:span><text:span text:style-name="T17">ﭾﭿ</text:span><text:span text:style-name="T1"> </text:span><text:span text:style-name="T17">ﮀ</text:span><text:span text:style-name="T1"> </text:span><text:span text:style-name="T17">ﮁ</text:span><text:span text:style-name="T1"> </text:span><text:span text:style-name="T17">ﮂ</text:span><text:span text:style-name="T1"> </text:span><text:span text:style-name="T17">ﮃ</text:span><text:span text:style-name="T1"> </text:span><text:span text:style-name="T17">ﮄﮅ</text:span><text:span text:style-name="T1"> </text:span><text:span text:style-name="T17">ﮆ</text:span><text:span text:style-name="T1"> </text:span><text:span text:style-name="T17">ﮇ</text:span><text:span text:style-name="T1"> </text:span><text:span text:style-name="T17">ﮈ</text:span><text:span text:style-name="T1"> </text:span><text:span text:style-name="T17">ﮉ</text:span><text:span text:style-name="T1"> </text:span><text:span text:style-name="T17">ﮊ</text:span><text:span text:style-name="T1"> </text:span><text:span text:style-name="T17">ﮋ</text:span><text:span text:style-name="T1"> </text:span><text:span text:style-name="T17">ﮌﮍ</text:span><text:span text:style-name="T1"> </text:span><text:span text:style-name="T17">ﮎ</text:span><text:span text:style-name="T1"> </text:span><text:span text:style-name="T17">ﮏ</text:span><text:span text:style-name="T1"> </text:span><text:span text:style-name="T17">ﮐ</text:span><text:span text:style-name="T1"> </text:span><text:span text:style-name="T17">ﮑﮒ</text:span><text:span text:style-name="T1"> </text:span><text:span text:style-name="T17">ﮓ</text:span><text:span text:style-name="T1"> </text:span><text:span text:style-name="T17">ﮔ</text:span><text:span text:style-name="T1"> </text:span><text:span text:style-name="T17">ﮕ</text:span><text:span text:style-name="T1"> </text:span><text:span text:style-name="T17">ﮖ</text:span><text:span text:style-name="T1"> </text:span><text:span text:style-name="T17">ﮗ</text:span><text:span text:style-name="T1"> </text:span><text:span text:style-name="T17">ﮘﮙ</text:span><text:span text:style-name="T1"> </text:span><text:span text:style-name="T17">ﮚ</text:span><text:span text:style-name="T1"> </text:span><text:span text:style-name="T17">ﮛ</text:span><text:span text:style-name="T1"> </text:span><text:span text:style-name="T17">ﮜ</text:span><text:span text:style-name="T1"> </text:span><text:span text:style-name="T17">ﮝ</text:span><text:span text:style-name="T1"> </text:span><text:span text:style-name="T17">ﮞ</text:span><text:span text:style-name="T1"> </text:span><text:span text:style-name="T17">ﮟ</text:span><text:span text:style-name="T1"> </text:span><text:span text:style-name="T17">ﮠ</text:span><text:span text:style-name="T1"> </text:span><text:span text:style-name="T17">ﮡ</text:span><text:span text:style-name="T1"> </text:span><text:span text:style-name="T17">ﮢﮣ</text:span><text:span text:style-name="T1"> </text:span><text:span text:style-name="T17">ﮤ</text:span><text:span text:style-name="T1"> </text:span><text:span text:style-name="T17">ﮥ</text:span><text:span text:style-name="T1"> </text:span><text:span text:style-name="T17">ﮦ</text:span><text:span text:style-name="T1"> </text:span><text:span text:style-name="T17">ﮧ</text:span><text:span text:style-name="T1"> </text:span><text:span text:style-name="T17">ﮨ</text:span><text:span text:style-name="T1"> </text:span><text:span text:style-name="T17">ﮩ</text:span><text:span text:style-name="T1"> </text:span><text:span text:style-name="T17">ﮪﮫ</text:span><text:span text:style-name="T1"> </text:span><text:span text:style-name="T17">ﮬ</text:span><text:span text:style-name="T1"> </text:span><text:span text:style-name="T17">ﮭ</text:span><text:span text:style-name="T1"> </text:span><text:span text:style-name="T17">ﮮ</text:span><text:span text:style-name="T1"> </text:span><text:span text:style-name="T17">ﮯﮰ</text:span><text:span text:style-name="T1"> </text:span><text:span text:style-name="T17">ﮱ</text:span><text:span text:style-name="T1"> </text:span><text:span text:style-name="T17">ﯓ</text:span><text:span text:style-name="T1"> </text:span><text:span text:style-name="T17">ﯔ</text:span><text:span text:style-name="T1"> </text:span><text:span text:style-name="T17">ﯕ</text:span><text:span text:style-name="T1"> </text:span><text:span text:style-name="T17">ﯖ</text:span><text:span text:style-name="T1"> </text:span><text:span text:style-name="T17">ﯗ</text:span><text:span text:style-name="T1"> </text:span><text:span text:style-name="T17">ﯘﯙ</text:span><text:span text:style-name="T1"> </text:span><text:span text:style-name="T17">ﯚ</text:span><text:span text:style-name="T1"> </text:span><text:span text:style-name="T17">ﯛ</text:span><text:span text:style-name="T1"> </text:span><text:span text:style-name="T17">ﯜ</text:span><text:span text:style-name="T1"> </text:span><text:span text:style-name="T17">ﯝ</text:span><text:span text:style-name="T1"> </text:span><text:span text:style-name="T17">ﯞ</text:span><text:span text:style-name="T1"> </text:span><text:span text:style-name="T17">ﯟ</text:span><text:span text:style-name="T1"> </text:span><text:span text:style-name="T17">ﯠ</text:span><text:span text:style-name="T1"> </text:span><text:span text:style-name="T17">ﯡ</text:span><text:span text:style-name="T1"> </text:span><text:span text:style-name="T17">ﯢ</text:span><text:span text:style-name="T1"> </text:span><text:span text:style-name="T17">ﯣ</text:span><text:span text:style-name="T1"> </text:span><text:span text:style-name="T17">ﯤ</text:span><text:span text:style-name="T1"> </text:span><text:span text:style-name="T17">ﯥ</text:span><text:span text:style-name="T1"> </text:span><text:span text:style-name="T17">ﯦ</text:span><text:span text:style-name="T1"> </text:span><text:span text:style-name="T17">ﯧﯨ</text:span><text:span text:style-name="T1"> </text:span><text:span text:style-name="T17">ﯩ</text:span><text:span text:style-name="T1"> </text:span><text:span text:style-name="T17">ﯪﯫ</text:span><text:span text:style-name="T1"> </text:span><text:span text:style-name="T17">ﯬ</text:span><text:span text:style-name="T1"> </text:span><text:span text:style-name="T17">ﯭ</text:span><text:span text:style-name="T1"> </text:span><text:span text:style-name="T17">ﯮ</text:span><text:span text:style-name="T1"> </text:span><text:span text:style-name="T17">ﯯ</text:span><text:span text:style-name="T1"> </text:span><text:span text:style-name="T17">ﯰﯱ</text:span><text:span text:style-name="T1"> </text:span><text:span text:style-name="T17">ﯲ</text:span><text:span text:style-name="T1"> </text:span><text:span text:style-name="T17">ﯳ</text:span><text:span text:style-name="T1"> </text:span><text:span text:style-name="T17">ﯴ</text:span><text:span text:style-name="T1"> </text:span><text:span text:style-name="T17">ﯵ</text:span><text:span text:style-name="T1"> </text:span><text:span text:style-name="T17">ﯶ</text:span><text:span text:style-name="T1"> </text:span><text:span text:style-name="T17">ﯷ</text:span><text:span text:style-name="T1"> </text:span><text:span text:style-name="T17">ﯸ</text:span><text:span text:style-name="T1"> </text:span><text:span text:style-name="T17">ﯹ</text:span><text:span text:style-name="T1"> </text:span><text:span text:style-name="T17">ﯺ</text:span><text:span text:style-name="T1"> </text:span><text:span text:style-name="T17">ﯻ</text:span><text:span text:style-name="T1"> </text:span><text:span text:style-name="T17">ﯼ</text:span><text:span text:style-name="T1"> </text:span><text:span text:style-name="T17">ﯽ</text:span><text:span text:style-name="T1"> </text:span><text:span text:style-name="T17">ﯾ</text:span><text:span text:style-name="T1"> </text:span><text:span text:style-name="T17">ﯿﰀ</text:span><text:span text:style-name="T1"> </text:span><text:span text:style-name="T17">ﰁ</text:span><text:span text:style-name="T1"> </text:span><text:span text:style-name="T17">ﰂ</text:span><text:span text:style-name="T1"> </text:span><text:span text:style-name="T17">ﰃ</text:span><text:span text:style-name="T1"> </text:span><text:span text:style-name="T17">ﰄ</text:span></text:p>
      <text:p text:style-name="P16"><text:span text:style-name="T18">ﭑ</text:span><text:span text:style-name="T1"> </text:span><text:span text:style-name="T18">ﭒ</text:span><text:span text:style-name="T1"> </text:span><text:span text:style-name="T18">ﭓ</text:span><text:span text:style-name="T1"> </text:span><text:span text:style-name="T18">ﭔ</text:span><text:span text:style-name="T1"> </text:span><text:span text:style-name="T18">ﭕ</text:span><text:span text:style-name="T1"> </text:span><text:span text:style-name="T18">ﭖ</text:span><text:span text:style-name="T1"> </text:span><text:span text:style-name="T18">ﭗ</text:span><text:span text:style-name="T1"> </text:span><text:span text:style-name="T18">ﭘ</text:span><text:span text:style-name="T1"> </text:span><text:span text:style-name="T18">ﭙ</text:span><text:span text:style-name="T1"> </text:span><text:span text:style-name="T18">ﭚ</text:span><text:span text:style-name="T1"> </text:span><text:span text:style-name="T18">ﭛﭜ</text:span><text:span text:style-name="T1"> </text:span><text:span text:style-name="T18">ﭝ</text:span><text:span text:style-name="T1"> </text:span><text:span text:style-name="T18">ﭞ</text:span><text:span text:style-name="T1"> </text:span><text:span text:style-name="T18">ﭟ</text:span><text:span text:style-name="T1"> </text:span><text:span text:style-name="T18">ﭠ</text:span><text:span text:style-name="T1"> </text:span><text:span text:style-name="T18">ﭡ</text:span><text:span text:style-name="T1"> </text:span><text:span text:style-name="T18">ﭢ</text:span><text:span text:style-name="T1"> </text:span><text:span text:style-name="T18">ﭣ</text:span><text:span text:style-name="T1"> </text:span><text:span text:style-name="T18">ﭤ</text:span><text:span text:style-name="T1"> </text:span><text:span text:style-name="T18">ﭥ</text:span><text:span text:style-name="T1"> </text:span><text:span text:style-name="T18">ﭦ</text:span><text:span text:style-name="T1"> </text:span><text:span text:style-name="T18">ﭧﭨ</text:span><text:span text:style-name="T1"> </text:span><text:span text:style-name="T18">ﭩ</text:span><text:span text:style-name="T1"> </text:span><text:span text:style-name="T18">ﭪ</text:span><text:span text:style-name="T1"> </text:span><text:span text:style-name="T18">ﭫ</text:span><text:span text:style-name="T1"> </text:span><text:span text:style-name="T18">ﭬ</text:span><text:span text:style-name="T1"> </text:span><text:span text:style-name="T18">ﭭ</text:span><text:span text:style-name="T1"> </text:span><text:span text:style-name="T18">ﭮ</text:span><text:span text:style-name="T1"> </text:span><text:span text:style-name="T18">ﭯ</text:span><text:span text:style-name="T1"> </text:span><text:span text:style-name="T18">ﭰ</text:span><text:span text:style-name="T1"> </text:span><text:span text:style-name="T18">ﭱ</text:span><text:span text:style-name="T1"> </text:span><text:span text:style-name="T18">ﭲ</text:span><text:span text:style-name="T1"> </text:span><text:span text:style-name="T18">ﭳ</text:span><text:span text:style-name="T1"> </text:span><text:span text:style-name="T18">ﭴ</text:span><text:span text:style-name="T1"> </text:span><text:span text:style-name="T18">ﭵ</text:span><text:span text:style-name="T1"> </text:span><text:span text:style-name="T18">ﭶ</text:span><text:span text:style-name="T1"> </text:span><text:span text:style-name="T18">ﭷ</text:span><text:span text:style-name="T1"> </text:span><text:span text:style-name="T18">ﭸ</text:span><text:span text:style-name="T1"> </text:span><text:span text:style-name="T18">ﭹ</text:span><text:span text:style-name="T1"> </text:span><text:span text:style-name="T18">ﭺ</text:span><text:span text:style-name="T1"> </text:span><text:span text:style-name="T18">ﭻ</text:span><text:span text:style-name="T1"> </text:span><text:span text:style-name="T18">ﭼﭽ</text:span><text:span text:style-name="T1"> </text:span><text:span text:style-name="T18">ﭾ</text:span><text:span text:style-name="T1"> </text:span><text:span text:style-name="T18">ﭿ</text:span><text:span text:style-name="T1"> </text:span><text:span text:style-name="T18">ﮀ</text:span><text:span text:style-name="T1"> </text:span><text:span text:style-name="T18">ﮁ</text:span><text:span text:style-name="T1"> </text:span><text:span text:style-name="T18">ﮂ</text:span><text:span text:style-name="T1"> </text:span><text:span text:style-name="T18">ﮃ</text:span><text:span text:style-name="T1"> </text:span><text:span text:style-name="T18">ﮄ</text:span><text:span text:style-name="T1"> </text:span><text:span text:style-name="T18">ﮅ</text:span><text:span text:style-name="T1"> </text:span><text:span text:style-name="T18">ﮆ</text:span><text:span text:style-name="T1"> </text:span><text:span text:style-name="T18">ﮇ</text:span><text:span text:style-name="T1"> </text:span><text:span text:style-name="T18">ﮈ</text:span><text:span text:style-name="T1"> </text:span><text:span text:style-name="T18">ﮉ</text:span><text:span text:style-name="T1"> </text:span><text:span text:style-name="T18">ﮊ</text:span><text:span text:style-name="T1"> </text:span><text:span text:style-name="T18">ﮋ</text:span><text:span text:style-name="T1"> </text:span><text:span text:style-name="T18">ﮌ</text:span><text:span text:style-name="T1"> </text:span><text:span text:style-name="T18">ﮍﮎ</text:span><text:span text:style-name="T1"> </text:span><text:span text:style-name="T18">ﮏ</text:span><text:span text:style-name="T1"> </text:span><text:span text:style-name="T18">ﮐ</text:span><text:span text:style-name="T1"> </text:span><text:span text:style-name="T18">ﮑ</text:span><text:span text:style-name="T1"> </text:span><text:span text:style-name="T18">ﮒ</text:span><text:span text:style-name="T1"> </text:span><text:span text:style-name="T18">ﮓ</text:span><text:span text:style-name="T1"> </text:span><text:span text:style-name="T18">ﮔ</text:span><text:span text:style-name="T1"> </text:span><text:span text:style-name="T18">ﮕ</text:span><text:span text:style-name="T1"> </text:span><text:span text:style-name="T18">ﮖﮗ</text:span><text:span text:style-name="T1"> </text:span><text:span text:style-name="T18">ﮘ</text:span><text:span text:style-name="T1"> </text:span><text:span text:style-name="T18">ﮙ</text:span><text:span text:style-name="T1"> </text:span><text:span text:style-name="T18">ﮚ</text:span><text:span text:style-name="T1"> </text:span><text:span text:style-name="T18">ﮛ</text:span><text:span text:style-name="T1"> </text:span><text:span text:style-name="T18">ﮜﮝ</text:span><text:span text:style-name="T1"> </text:span><text:span text:style-name="T18">ﮞ</text:span><text:span text:style-name="T1"> </text:span><text:span text:style-name="T18">ﮟ</text:span><text:span text:style-name="T1"> </text:span><text:span text:style-name="T18">ﮠﮡ</text:span><text:span text:style-name="T1"> </text:span><text:span text:style-name="T18">ﮢ</text:span><text:span text:style-name="T1"> </text:span><text:span text:style-name="T18">ﮣ</text:span><text:span text:style-name="T1"> </text:span><text:span text:style-name="T18">ﮤ</text:span><text:span text:style-name="T1"> </text:span><text:span text:style-name="T18">ﮥ</text:span><text:span text:style-name="T1"> </text:span><text:span text:style-name="T18">ﮦ</text:span><text:span text:style-name="T1"> </text:span><text:span text:style-name="T18">ﮧﮨ</text:span><text:span text:style-name="T1"> </text:span><text:span text:style-name="T18">ﮩ</text:span><text:span text:style-name="T1"> </text:span><text:span text:style-name="T18">ﮪ</text:span><text:span text:style-name="T1"> </text:span><text:span text:style-name="T18">ﮫ</text:span><text:span text:style-name="T1"> </text:span><text:span text:style-name="T18">ﮬ</text:span><text:span text:style-name="T1"> </text:span><text:span text:style-name="T18">ﮭﮮ</text:span><text:span text:style-name="T1"> </text:span><text:span text:style-name="T18">ﮯ</text:span><text:span text:style-name="T1"> </text:span><text:span text:style-name="T18">ﮰ</text:span><text:span text:style-name="T1"> </text:span><text:span text:style-name="T18">ﮱ</text:span><text:span text:style-name="T1"> </text:span><text:span text:style-name="T18">ﯓ</text:span><text:span text:style-name="T1"> </text:span><text:span text:style-name="T18">ﯔ</text:span><text:span text:style-name="T1"> </text:span><text:span text:style-name="T18">ﯕ</text:span><text:span text:style-name="T1"> </text:span><text:span text:style-name="T18">ﯖ</text:span><text:span text:style-name="T1"> </text:span><text:span text:style-name="T18">ﯗ</text:span><text:span text:style-name="T1"> </text:span><text:span text:style-name="T18">ﯘ</text:span><text:span text:style-name="T1"> </text:span><text:span text:style-name="T18">ﯙ</text:span><text:span text:style-name="T1"> </text:span><text:span text:style-name="T18">ﯚ</text:span><text:span text:style-name="T1"> </text:span><text:span text:style-name="T18">ﯛ</text:span><text:span text:style-name="T1"> </text:span><text:span text:style-name="T18">ﯜ</text:span><text:span text:style-name="T1"> </text:span><text:span text:style-name="T18">ﯝ</text:span><text:span text:style-name="T1"> </text:span><text:span text:style-name="T18">ﯞﯟ</text:span><text:span text:style-name="T1"> </text:span><text:span text:style-name="T18">ﯠ</text:span><text:span text:style-name="T1"> </text:span><text:span text:style-name="T18">ﯡ</text:span><text:span text:style-name="T1"> </text:span><text:span text:style-name="T18">ﯢ</text:span><text:span text:style-name="T1"> </text:span><text:span text:style-name="T18">ﯣ</text:span><text:span text:style-name="T1"> </text:span><text:span text:style-name="T18">ﯤ</text:span><text:span text:style-name="T1"> </text:span><text:span text:style-name="T18">ﯥ</text:span><text:span text:style-name="T1"> </text:span><text:span text:style-name="T18">ﯦ</text:span><text:span text:style-name="T1"> </text:span><text:span text:style-name="T18">ﯧ</text:span><text:span text:style-name="T1"> </text:span><text:span text:style-name="T18">ﯨ</text:span><text:span text:style-name="T1"> </text:span><text:span text:style-name="T18">ﯩ</text:span><text:span text:style-name="T1"> </text:span><text:span text:style-name="T18">ﯪ</text:span><text:span text:style-name="T1"> </text:span><text:span text:style-name="T18">ﯫﯬ</text:span><text:span text:style-name="T1"> </text:span><text:span text:style-name="T18">ﯭ</text:span><text:span text:style-name="T1"> </text:span><text:span text:style-name="T18">ﯮ</text:span><text:span text:style-name="T1"> </text:span><text:span text:style-name="T18">ﯯ</text:span><text:span text:style-name="T1"> </text:span><text:span text:style-name="T18">ﯰ</text:span><text:span text:style-name="T1"> </text:span><text:span text:style-name="T18">ﯱﯲ</text:span><text:span text:style-name="T1"> </text:span><text:span text:style-name="T18">ﯳ</text:span><text:span text:style-name="T1"> </text:span><text:span text:style-name="T18">ﯴ</text:span><text:span text:style-name="T1"> </text:span><text:span text:style-name="T18">ﯵ</text:span><text:span text:style-name="T1"> </text:span><text:span text:style-name="T18">ﯶ</text:span><text:span text:style-name="T1"> </text:span><text:span text:style-name="T18">ﯷ</text:span><text:span text:style-name="T1"> </text:span><text:span text:style-name="T18">ﯸ</text:span><text:span text:style-name="T1"> </text:span><text:span text:style-name="T18">ﯹ</text:span><text:span text:style-name="T1"> </text:span><text:span text:style-name="T18">ﯺ</text:span><text:span text:style-name="T1"> </text:span><text:span text:style-name="T18">ﯻ</text:span><text:span text:style-name="T1"> </text:span><text:span text:style-name="T18">ﯼ</text:span><text:span text:style-name="T1"> </text:span><text:span text:style-name="T18">ﯽ</text:span><text:span text:style-name="T1"> </text:span><text:span text:style-name="T18">ﯾ</text:span><text:span text:style-name="T1"> </text:span><text:span text:style-name="T18">ﯿ</text:span><text:span text:style-name="T1"> </text:span><text:span text:style-name="T18">ﰀ</text:span><text:span text:style-name="T1"> </text:span><text:span text:style-name="T18">ﰁ</text:span><text:span text:style-name="T1"> </text:span><text:span text:style-name="T18">ﰂ</text:span><text:span text:style-name="T1"> </text:span><text:span text:style-name="T18">ﰃ</text:span><text:span text:style-name="T1"> </text:span><text:span text:style-name="T18">ﰄ</text:span><text:span text:style-name="T1"> </text:span><text:span text:style-name="T18">ﰅﰆ</text:span><text:span text:style-name="T1"> </text:span><text:span text:style-name="T18">ﰇ</text:span><text:span text:style-name="T1"> </text:span><text:span text:style-name="T18">ﰈ</text:span><text:span text:style-name="T1"> </text:span><text:span text:style-name="T18">ﰉ</text:span><text:span text:style-name="T1"> </text:span><text:span text:style-name="T18">ﰊ</text:span><text:span text:style-name="T1"> </text:span><text:span text:style-name="T18">ﰋ</text:span><text:span text:style-name="T1"> </text:span><text:span text:style-name="T18">ﰌ</text:span><text:span text:style-name="T1"> </text:span><text:span text:style-name="T18">ﰍ</text:span><text:span text:style-name="T1"> </text:span><text:span text:style-name="T18">ﰎ</text:span><text:span text:style-name="T1"> </text:span><text:span text:style-name="T18">ﰏ</text:span><text:span text:style-name="T1"> </text:span><text:span text:style-name="T18">ﰐ</text:span><text:span text:style-name="T1"> </text:span><text:span text:style-name="T18">ﰑ</text:span><text:span text:style-name="T1"> </text:span><text:span text:style-name="T18">ﰒ</text:span><text:span text:style-name="T1"> </text:span><text:span text:style-name="T18">ﰓﰔ</text:span><text:span text:style-name="T1"> </text:span><text:span text:style-name="T18">ﰕ</text:span><text:span text:style-name="T1"> </text:span><text:span text:style-name="T18">ﰖ</text:span><text:span text:style-name="T1"> </text:span><text:span text:style-name="T18">ﰗ</text:span><text:span text:style-name="T1"> </text:span><text:span text:style-name="T18">ﰘ</text:span><text:span text:style-name="T1"> </text:span><text:span text:style-name="T18">ﰙ</text:span><text:span text:style-name="T1"> </text:span><text:span text:style-name="T18">ﰚ</text:span><text:span text:style-name="T1"> </text:span><text:span text:style-name="T18">ﰛ</text:span></text:p>
      <text:p text:style-name="P17"><text:span text:style-name="T19">ﭑ</text:span><text:span text:style-name="T1"> </text:span><text:span text:style-name="T19">ﭒ</text:span><text:span text:style-name="T1"> </text:span><text:span text:style-name="T19">ﭓ</text:span><text:span text:style-name="T1"> </text:span><text:span text:style-name="T19">ﭔ</text:span><text:span text:style-name="T1"> </text:span><text:span text:style-name="T19">ﭕ</text:span><text:span text:style-name="T1"> </text:span><text:span text:style-name="T19">ﭖ</text:span><text:span text:style-name="T1"> </text:span><text:span text:style-name="T19">ﭗ</text:span></text:p>
      <text:p text:style-name="P28"><text:span text:style-name="T19">ﭘ</text:span><text:span text:style-name="T1"> </text:span><text:span text:style-name="T19">ﭙ</text:span><text:span text:style-name="T1"> </text:span><text:span text:style-name="T19">ﭚﭛ</text:span><text:span text:style-name="T1"> </text:span><text:span text:style-name="T19">ﭜ</text:span><text:span text:style-name="T1"> </text:span><text:span text:style-name="T19">ﭝ</text:span><text:span text:style-name="T1"> </text:span><text:span text:style-name="T19">ﭞ</text:span><text:span text:style-name="T1"> </text:span><text:span text:style-name="T19">ﭟﭠ</text:span><text:span text:style-name="T1"> </text:span><text:span text:style-name="T19">ﭡ</text:span><text:span text:style-name="T1"> </text:span><text:span text:style-name="T19">ﭢ</text:span><text:span text:style-name="T1"> </text:span><text:span text:style-name="T19">ﭣ</text:span><text:span text:style-name="T1"> </text:span><text:span text:style-name="T19">ﭤ</text:span><text:span text:style-name="T1"> </text:span><text:span text:style-name="T19">ﭥ</text:span><text:span text:style-name="T1"> </text:span><text:span text:style-name="T19">ﭦﭧ</text:span><text:span text:style-name="T1"> </text:span><text:span text:style-name="T19">ﭨ</text:span><text:span text:style-name="T1"> </text:span><text:span text:style-name="T19">ﭩ</text:span><text:span text:style-name="T1"> </text:span><text:span text:style-name="T19">ﭪ</text:span><text:span text:style-name="T1"> </text:span><text:span text:style-name="T19">ﭫ</text:span><text:span text:style-name="T1"> </text:span><text:span text:style-name="T19">ﭬﭭ</text:span><text:span text:style-name="T1"> </text:span><text:span text:style-name="T19">ﭮ</text:span><text:span text:style-name="T1"> </text:span><text:span text:style-name="T19">ﭯ</text:span><text:span text:style-name="T1"> </text:span><text:span text:style-name="T19">ﭰ</text:span><text:span text:style-name="T1"> </text:span><text:span text:style-name="T19">ﭱ</text:span><text:span text:style-name="T1"> </text:span><text:span text:style-name="T19">ﭲ</text:span><text:span text:style-name="T1"> </text:span><text:span text:style-name="T19">ﭳ</text:span><text:span text:style-name="T1"> </text:span><text:span text:style-name="T19">ﭴ</text:span><text:span text:style-name="T1"> </text:span><text:span text:style-name="T19">ﭵ</text:span><text:span text:style-name="T1"> </text:span><text:span text:style-name="T19">ﭶ</text:span><text:span text:style-name="T1"> </text:span><text:span text:style-name="T19">ﭷ</text:span><text:span text:style-name="T1"> </text:span><text:span text:style-name="T19">ﭸ</text:span><text:span text:style-name="T1"> </text:span><text:span text:style-name="T19">ﭹﭺ</text:span><text:span text:style-name="T1"> </text:span><text:span text:style-name="T19">ﭻ</text:span><text:span text:style-name="T1"> </text:span><text:span text:style-name="T19">ﭼ</text:span><text:span text:style-name="T1"> </text:span><text:span text:style-name="T19">ﭽ</text:span><text:span text:style-name="T1"> </text:span><text:span text:style-name="T19">ﭾ</text:span><text:span text:style-name="T1"> </text:span><text:span text:style-name="T19">ﭿ</text:span><text:span text:style-name="T1"> </text:span><text:span text:style-name="T19">ﮀ</text:span><text:span text:style-name="T1"> </text:span><text:span text:style-name="T19">ﮁ</text:span><text:span text:style-name="T1"> </text:span><text:span text:style-name="T19">ﮂ</text:span><text:span text:style-name="T1"> </text:span><text:span text:style-name="T19">ﮃ</text:span><text:span text:style-name="T1"> </text:span><text:span text:style-name="T19">ﮄ</text:span><text:span text:style-name="T1"> </text:span><text:span text:style-name="T19">ﮅ</text:span><text:span text:style-name="T1"> </text:span><text:span text:style-name="T19">ﮆ</text:span><text:span text:style-name="T1"> </text:span><text:span text:style-name="T19">ﮇ</text:span><text:span text:style-name="T1"> </text:span><text:span text:style-name="T19">ﮈ</text:span><text:span text:style-name="T1"> </text:span><text:span text:style-name="T19">ﮉ</text:span><text:span text:style-name="T1"> </text:span><text:span text:style-name="T19">ﮊ</text:span><text:span text:style-name="T1"> </text:span><text:span text:style-name="T19">ﮋ</text:span><text:span text:style-name="T1"> </text:span><text:span text:style-name="T19">ﮌ</text:span><text:span text:style-name="T1"> </text:span><text:span text:style-name="T19">ﮍ</text:span><text:span text:style-name="T1"> </text:span><text:span text:style-name="T19">ﮎ</text:span><text:span text:style-name="T1"> </text:span><text:span text:style-name="T19">ﮏ</text:span><text:span text:style-name="T1"> </text:span><text:span text:style-name="T19">ﮐ</text:span><text:span text:style-name="T1"> </text:span><text:span text:style-name="T19">ﮑﮒ</text:span><text:span text:style-name="T1"> </text:span><text:span text:style-name="T19">ﮓ</text:span><text:span text:style-name="T1"> </text:span><text:span text:style-name="T19">ﮔ</text:span><text:span text:style-name="T1"> </text:span><text:span text:style-name="T19">ﮕ</text:span><text:span text:style-name="T1"> </text:span><text:span text:style-name="T19">ﮖ</text:span><text:span text:style-name="T1"> </text:span><text:span text:style-name="T19">ﮗ</text:span><text:span text:style-name="T1"> </text:span><text:span text:style-name="T19">ﮘ</text:span><text:span text:style-name="T1"> </text:span><text:span text:style-name="T19">ﮙ</text:span><text:span text:style-name="T1"> </text:span><text:span text:style-name="T19">ﮚ</text:span><text:span text:style-name="T1"> </text:span><text:span text:style-name="T19">ﮛ</text:span><text:span text:style-name="T1"> </text:span><text:span text:style-name="T19">ﮜﮝ</text:span><text:span text:style-name="T1"> </text:span><text:span text:style-name="T19">ﮞ</text:span><text:span text:style-name="T1"> </text:span><text:span text:style-name="T19">ﮟ</text:span><text:span text:style-name="T1"> </text:span><text:span text:style-name="T19">ﮠ</text:span><text:span text:style-name="T1"> </text:span><text:span text:style-name="T19">ﮡﮢ</text:span><text:span text:style-name="T1"> </text:span><text:span text:style-name="T19">ﮣ</text:span><text:span text:style-name="T1"> </text:span><text:span text:style-name="T19">ﮤ</text:span><text:span text:style-name="T1"> </text:span><text:span text:style-name="T19">ﮥ</text:span><text:span text:style-name="T1"> </text:span><text:span text:style-name="T19">ﮦ</text:span><text:span text:style-name="T1"> </text:span><text:span text:style-name="T19">ﮧ</text:span><text:span text:style-name="T1"> </text:span><text:span text:style-name="T19">ﮨ</text:span><text:span text:style-name="T1"> </text:span><text:span text:style-name="T19">ﮩ</text:span><text:span text:style-name="T1"> </text:span><text:span text:style-name="T19">ﮪ</text:span><text:span text:style-name="T1"> </text:span><text:span text:style-name="T19">ﮫ</text:span><text:span text:style-name="T1"> </text:span><text:span text:style-name="T19">ﮬ</text:span><text:span text:style-name="T1"> </text:span><text:span text:style-name="T19">ﮭ</text:span><text:span text:style-name="T1"> </text:span><text:span text:style-name="T19">ﮮﮯ</text:span><text:span text:style-name="T1"> </text:span><text:span text:style-name="T19">ﮰ</text:span><text:span text:style-name="T1"> </text:span><text:span text:style-name="T19">ﮱ</text:span><text:span text:style-name="T1"> </text:span><text:span text:style-name="T19">ﯓ</text:span><text:span text:style-name="T1"> </text:span><text:span text:style-name="T19">ﯔ</text:span><text:span text:style-name="T1"> </text:span><text:span text:style-name="T19">ﯕﯖ</text:span><text:span text:style-name="T1"> </text:span><text:span text:style-name="T19">ﯗ</text:span><text:span text:style-name="T1"> </text:span><text:span text:style-name="T19">ﯘ</text:span><text:span text:style-name="T1"> </text:span><text:span text:style-name="T19">ﯙ</text:span><text:span text:style-name="T1"> </text:span><text:span text:style-name="T19">ﯚ</text:span><text:span text:style-name="T1"> </text:span><text:span text:style-name="T19">ﯛ</text:span><text:span text:style-name="T1"> </text:span><text:span text:style-name="T19">ﯜﯝ</text:span><text:span text:style-name="T1"> </text:span><text:span text:style-name="T19">ﯞ</text:span><text:span text:style-name="T1"> </text:span><text:span text:style-name="T19">ﯟ</text:span><text:span text:style-name="T1"> </text:span><text:span text:style-name="T19">ﯠ</text:span><text:span text:style-name="T1"> </text:span><text:span text:style-name="T19">ﯡ</text:span><text:span text:style-name="T1"> </text:span><text:span text:style-name="T19">ﯢﯣ</text:span><text:span text:style-name="T1"> </text:span><text:span text:style-name="T19">ﯤ</text:span><text:span text:style-name="T1"> </text:span><text:span text:style-name="T19">ﯥ</text:span><text:span text:style-name="T1"> </text:span><text:span text:style-name="T19">ﯦ</text:span><text:span text:style-name="T1"> </text:span><text:span text:style-name="T19">ﯧ</text:span><text:span text:style-name="T1"> </text:span><text:span text:style-name="T19">ﯨ</text:span><text:span text:style-name="T1"> </text:span><text:span text:style-name="T19">ﯩ</text:span><text:span text:style-name="T1"> </text:span><text:span text:style-name="T19">ﯪ</text:span><text:span text:style-name="T1"> </text:span><text:span text:style-name="T19">ﯫﯬ</text:span><text:span text:style-name="T1"> </text:span><text:span text:style-name="T19">ﯭ</text:span><text:span text:style-name="T1"> </text:span><text:span text:style-name="T19">ﯮ</text:span><text:span text:style-name="T1"> </text:span><text:span text:style-name="T19">ﯯ</text:span><text:span text:style-name="T1"> </text:span><text:span text:style-name="T19">ﯰﯱ</text:span><text:span text:style-name="T1"> </text:span><text:span text:style-name="T19">ﯲ</text:span><text:span text:style-name="T1"> </text:span><text:span text:style-name="T19">ﯳ</text:span><text:span text:style-name="T1"> </text:span><text:span text:style-name="T19">ﯴ</text:span><text:span text:style-name="T1"> </text:span><text:span text:style-name="T19">ﯵ</text:span><text:span text:style-name="T1"> </text:span><text:span text:style-name="T19">ﯶ</text:span><text:span text:style-name="T1"> </text:span><text:span text:style-name="T19">ﯷ</text:span><text:span text:style-name="T1"> </text:span><text:span text:style-name="T19">ﯸ</text:span><text:span text:style-name="T1"> </text:span><text:span text:style-name="T19">ﯹ</text:span><text:span text:style-name="T1"> </text:span><text:span text:style-name="T19">ﯺ</text:span><text:span text:style-name="T1"> </text:span><text:span text:style-name="T19">ﯻﯼ</text:span><text:span text:style-name="T1"> </text:span><text:span text:style-name="T19">ﯽ</text:span><text:span text:style-name="T1"> </text:span><text:span text:style-name="T19">ﯾ</text:span><text:span text:style-name="T1"> </text:span><text:span text:style-name="T19">ﯿ</text:span><text:span text:style-name="T1"> </text:span><text:span text:style-name="T19">ﰀ</text:span><text:span text:style-name="T1"> </text:span><text:span text:style-name="T19">ﰁ</text:span><text:span text:style-name="T1"> </text:span><text:span text:style-name="T19">ﰂ</text:span><text:span text:style-name="T1"> </text:span><text:span text:style-name="T19">ﰃ</text:span><text:span text:style-name="T1"> </text:span><text:span text:style-name="T19">ﰄ</text:span><text:span text:style-name="T1"> </text:span><text:span text:style-name="T19">ﰅ</text:span><text:span text:style-name="T1"> </text:span><text:span text:style-name="T19">ﰆ</text:span><text:span text:style-name="T1"> </text:span><text:span text:style-name="T19">ﰇ</text:span><text:span text:style-name="T1"> </text:span><text:span text:style-name="T19">ﰈ</text:span><text:span text:style-name="T1"> </text:span><text:span text:style-name="T19">ﰉﰊ</text:span><text:span text:style-name="T1"> </text:span><text:span text:style-name="T19">ﰋ</text:span><text:span text:style-name="T1"> </text:span><text:span text:style-name="T19">ﰌ</text:span><text:span text:style-name="T1"> </text:span><text:span text:style-name="T19">ﰍ</text:span><text:span text:style-name="T1"> </text:span><text:span text:style-name="T19">ﰎ</text:span><text:span text:style-name="T1"> </text:span><text:span text:style-name="T19">ﰏ</text:span><text:span text:style-name="T1"> </text:span><text:span text:style-name="T19">ﰐ</text:span><text:span text:style-name="T1"> </text:span><text:span text:style-name="T19">ﰑ</text:span><text:span text:style-name="T1"> </text:span><text:span text:style-name="T19">ﰒ</text:span><text:span text:style-name="T1"> </text:span><text:span text:style-name="T19">ﰓ</text:span></text:p>
      <text:p text:style-name="P18"><text:span text:style-name="T20">ﭑ</text:span><text:span text:style-name="T1"> </text:span><text:span text:style-name="T20">ﭒ</text:span><text:span text:style-name="T1"> </text:span><text:span text:style-name="T20">ﭓ</text:span><text:span text:style-name="T1"> </text:span><text:span text:style-name="T20">ﭔ</text:span><text:span text:style-name="T1"> </text:span><text:span text:style-name="T20">ﭕ</text:span><text:span text:style-name="T1"> </text:span><text:span text:style-name="T20">ﭖ</text:span><text:span text:style-name="T1"> </text:span><text:span text:style-name="T20">ﭗ</text:span><text:span text:style-name="T1"> </text:span><text:span text:style-name="T20">ﭘ</text:span><text:span text:style-name="T1"> </text:span><text:span text:style-name="T20">ﭙ</text:span><text:span text:style-name="T1"> </text:span><text:span text:style-name="T20">ﭚﭛ</text:span><text:span text:style-name="T1"> </text:span><text:span text:style-name="T20">ﭜ</text:span><text:span text:style-name="T1"> </text:span><text:span text:style-name="T20">ﭝ</text:span><text:span text:style-name="T1"> </text:span><text:span text:style-name="T20">ﭞ</text:span><text:span text:style-name="T1"> </text:span><text:span text:style-name="T20">ﭟ</text:span><text:span text:style-name="T1"> </text:span><text:span text:style-name="T20">ﭠ</text:span><text:span text:style-name="T1"> </text:span><text:span text:style-name="T20">ﭡ</text:span><text:span text:style-name="T1"> </text:span><text:span text:style-name="T20">ﭢ</text:span><text:span text:style-name="T1"> </text:span><text:span text:style-name="T20">ﭣ</text:span><text:span text:style-name="T1"> </text:span><text:span text:style-name="T20">ﭤ</text:span><text:span text:style-name="T1"> </text:span><text:span text:style-name="T20">ﭥ</text:span><text:span text:style-name="T1"> </text:span><text:span text:style-name="T20">ﭦﭧ</text:span><text:span text:style-name="T1"> </text:span><text:span text:style-name="T20">ﭨ</text:span><text:span text:style-name="T1"> </text:span><text:span text:style-name="T20">ﭩ</text:span><text:span text:style-name="T1"> </text:span><text:span text:style-name="T20">ﭪ</text:span><text:span text:style-name="T1"> </text:span><text:span text:style-name="T20">ﭫ</text:span><text:span text:style-name="T1"> </text:span><text:span text:style-name="T20">ﭬ</text:span><text:span text:style-name="T1"> </text:span><text:span text:style-name="T20">ﭭ</text:span><text:span text:style-name="T1"> </text:span><text:span text:style-name="T20">ﭮ</text:span><text:span text:style-name="T1"> </text:span><text:span text:style-name="T20">ﭯ</text:span><text:span text:style-name="T1"> </text:span><text:span text:style-name="T20">ﭰ</text:span><text:span text:style-name="T1"> </text:span><text:span text:style-name="T20">ﭱ</text:span><text:span text:style-name="T1"> </text:span><text:span text:style-name="T20">ﭲ</text:span><text:span text:style-name="T1"> </text:span><text:span text:style-name="T20">ﭳ</text:span><text:span text:style-name="T1"> </text:span><text:span text:style-name="T20">ﭴ</text:span><text:span text:style-name="T1"> </text:span><text:span text:style-name="T20">ﭵ</text:span><text:span text:style-name="T1"> </text:span><text:span text:style-name="T20">ﭶ</text:span><text:span text:style-name="T1"> </text:span><text:span text:style-name="T20">ﭷ</text:span><text:span text:style-name="T1"> </text:span><text:span text:style-name="T20">ﭸ</text:span><text:span text:style-name="T1"> </text:span><text:span text:style-name="T20">ﭹﭺ</text:span><text:span text:style-name="T1"> </text:span><text:span text:style-name="T20">ﭻ</text:span><text:span text:style-name="T1"> </text:span><text:span text:style-name="T20">ﭼ</text:span><text:span text:style-name="T1"> </text:span><text:span text:style-name="T20">ﭽ</text:span><text:span text:style-name="T1"> </text:span><text:span text:style-name="T20">ﭾ</text:span><text:span text:style-name="T1"> </text:span><text:span text:style-name="T20">ﭿ</text:span><text:span text:style-name="T1"> </text:span><text:span text:style-name="T20">ﮀ</text:span><text:span text:style-name="T1"> </text:span><text:span text:style-name="T20">ﮁ</text:span><text:span text:style-name="T1"> </text:span><text:span text:style-name="T20">ﮂ</text:span><text:span text:style-name="T1"> </text:span><text:span text:style-name="T20">ﮃ</text:span><text:span text:style-name="T1"> </text:span><text:span text:style-name="T20">ﮄ</text:span><text:span text:style-name="T1"> </text:span><text:span text:style-name="T20">ﮅ</text:span><text:span text:style-name="T1"> </text:span><text:span text:style-name="T20">ﮆ</text:span><text:span text:style-name="T1"> </text:span><text:span text:style-name="T20">ﮇﮈ</text:span><text:span text:style-name="T1"> </text:span><text:span text:style-name="T20">ﮉ</text:span><text:span text:style-name="T1"> </text:span><text:span text:style-name="T20">ﮊ</text:span><text:span text:style-name="T1"> </text:span><text:span text:style-name="T20">ﮋ</text:span><text:span text:style-name="T1"> </text:span><text:span text:style-name="T20">ﮌ</text:span><text:span text:style-name="T1"> </text:span><text:span text:style-name="T20">ﮍ</text:span><text:span text:style-name="T1"> </text:span><text:span text:style-name="T20">ﮎ</text:span><text:span text:style-name="T1"> </text:span><text:span text:style-name="T20">ﮏ</text:span><text:span text:style-name="T1"> </text:span><text:span text:style-name="T20">ﮐﮑ</text:span><text:span text:style-name="T1"> </text:span><text:span text:style-name="T20">ﮒ</text:span><text:span text:style-name="T1"> </text:span><text:span text:style-name="T20">ﮓ</text:span><text:span text:style-name="T1"> </text:span><text:span text:style-name="T20">ﮔ</text:span><text:span text:style-name="T1"> </text:span><text:span text:style-name="T20">ﮕ</text:span><text:span text:style-name="T1"> </text:span><text:span text:style-name="T20">ﮖ</text:span><text:span text:style-name="T1"> </text:span><text:span text:style-name="T20">ﮗ</text:span><text:span text:style-name="T1"> </text:span><text:span text:style-name="T20">ﮘ</text:span><text:span text:style-name="T1"> </text:span><text:span text:style-name="T20">ﮙﮚ</text:span><text:span text:style-name="T1"> </text:span><text:span text:style-name="T20">ﮛ</text:span></text:p>
      <text:p text:style-name="P29"><text:span text:style-name="T20">ﮜ</text:span><text:span text:style-name="T1"> </text:span><text:span text:style-name="T20">ﮝ</text:span><text:span text:style-name="T1"> </text:span><text:span text:style-name="T20">ﮞ</text:span><text:span text:style-name="T1"> </text:span><text:span text:style-name="T20">ﮟ</text:span><text:span text:style-name="T1"> </text:span><text:span text:style-name="T20">ﮠ</text:span><text:span text:style-name="T1"> </text:span><text:span text:style-name="T20">ﮡ</text:span><text:span text:style-name="T1"> </text:span><text:span text:style-name="T20">ﮢ</text:span><text:span text:style-name="T1"> </text:span><text:span text:style-name="T20">ﮣ</text:span><text:span text:style-name="T1"> </text:span><text:span text:style-name="T20">ﮤ</text:span><text:span text:style-name="T1"> </text:span><text:span text:style-name="T20">ﮥ</text:span><text:span text:style-name="T1"> </text:span><text:span text:style-name="T20">ﮦ</text:span><text:span text:style-name="T1"> </text:span><text:span text:style-name="T20">ﮧ</text:span><text:span text:style-name="T1"> </text:span><text:span text:style-name="T20">ﮨ</text:span><text:span text:style-name="T1"> </text:span><text:span text:style-name="T20">ﮩ</text:span><text:span text:style-name="T1"> </text:span><text:span text:style-name="T20">ﮪ</text:span><text:span text:style-name="T1"> </text:span><text:span text:style-name="T20">ﮫ</text:span><text:span text:style-name="T1"> </text:span><text:span text:style-name="T20">ﮬ</text:span><text:span text:style-name="T1"> </text:span><text:span text:style-name="T20">ﮭﮮ</text:span><text:span text:style-name="T1"> </text:span><text:span text:style-name="T20">ﮯ</text:span><text:span text:style-name="T1"> </text:span><text:span text:style-name="T20">ﮰ</text:span><text:span text:style-name="T1"> </text:span><text:span text:style-name="T20">ﮱ</text:span><text:span text:style-name="T1"> </text:span><text:span text:style-name="T20">ﯓ</text:span><text:span text:style-name="T1"> </text:span><text:span text:style-name="T20">ﯔ</text:span><text:span text:style-name="T1"> </text:span><text:span text:style-name="T20">ﯕ</text:span><text:span text:style-name="T1"> </text:span><text:span text:style-name="T20">ﯖ</text:span><text:span text:style-name="T1"> </text:span><text:span text:style-name="T20">ﯗ</text:span><text:span text:style-name="T1"> </text:span><text:span text:style-name="T20">ﯘﯙ</text:span><text:span text:style-name="T1"> </text:span><text:span text:style-name="T20">ﯚ</text:span><text:span text:style-name="T1"> </text:span><text:span text:style-name="T20">ﯛ</text:span><text:span text:style-name="T1"> </text:span><text:span text:style-name="T20">ﯜ</text:span><text:span text:style-name="T1"> </text:span><text:span text:style-name="T20">ﯝ</text:span><text:span text:style-name="T1"> </text:span><text:span text:style-name="T20">ﯞ</text:span><text:span text:style-name="T1"> </text:span><text:span text:style-name="T20">ﯟ</text:span><text:span text:style-name="T1"> </text:span><text:span text:style-name="T20">ﯠ</text:span><text:span text:style-name="T1"> </text:span><text:span text:style-name="T20">ﯡ</text:span><text:span text:style-name="T1"> </text:span><text:span text:style-name="T20">ﯢ</text:span><text:span text:style-name="T1"> </text:span><text:span text:style-name="T20">ﯣ</text:span><text:span text:style-name="T1"> </text:span><text:span text:style-name="T20">ﯤ</text:span><text:span text:style-name="T1"> </text:span><text:span text:style-name="T20">ﯥ</text:span><text:span text:style-name="T1"> </text:span><text:span text:style-name="T20">ﯦ</text:span><text:span text:style-name="T1"> </text:span><text:span text:style-name="T20">ﯧ</text:span><text:span text:style-name="T1"> </text:span><text:span text:style-name="T20">ﯨ</text:span><text:span text:style-name="T1"> </text:span><text:span text:style-name="T20">ﯩ</text:span><text:span text:style-name="T1"> </text:span><text:span text:style-name="T20">ﯪ</text:span><text:span text:style-name="T1"> </text:span><text:span text:style-name="T20">ﯫ</text:span><text:span text:style-name="T1"> </text:span><text:span text:style-name="T20">ﯬ</text:span><text:span text:style-name="T1"> </text:span><text:span text:style-name="T20">ﯭ</text:span></text:p>
      <text:p text:style-name="P29"><text:span text:style-name="T20">ﯮ</text:span><text:span text:style-name="T1"> </text:span><text:span text:style-name="T20">ﯯ</text:span><text:span text:style-name="T1"> </text:span><text:span text:style-name="T20">ﯰ</text:span><text:span text:style-name="T1"> </text:span><text:span text:style-name="T20">ﯱ</text:span><text:span text:style-name="T1"> </text:span><text:span text:style-name="T20">ﯲ</text:span><text:span text:style-name="T1"> </text:span><text:span text:style-name="T20">ﯳﯴ</text:span><text:span text:style-name="T1"> </text:span><text:span text:style-name="T20">ﯵ</text:span><text:span text:style-name="T1"> </text:span><text:span text:style-name="T20">ﯶ</text:span><text:span text:style-name="T1"> </text:span><text:span text:style-name="T20">ﯷ</text:span><text:span text:style-name="T1"> </text:span><text:span text:style-name="T20">ﯸﯹ</text:span><text:span text:style-name="T1"> </text:span><text:span text:style-name="T20">ﯺ</text:span><text:span text:style-name="T1"> </text:span><text:span text:style-name="T20">ﯻ</text:span><text:span text:style-name="T1"> </text:span><text:span text:style-name="T20">ﯼ</text:span><text:span text:style-name="T1"> </text:span><text:span text:style-name="T20">ﯽﯾ</text:span><text:span text:style-name="T1"> </text:span><text:span text:style-name="T20">ﯿ</text:span><text:span text:style-name="T1"> </text:span><text:span text:style-name="T20">ﰀ</text:span><text:span text:style-name="T1"> </text:span><text:span text:style-name="T20">ﰁ</text:span><text:span text:style-name="T1"> </text:span><text:span text:style-name="T20">ﰂ</text:span><text:span text:style-name="T1"> </text:span><text:span text:style-name="T20">ﰃ</text:span><text:span text:style-name="T1"> </text:span><text:span text:style-name="T20">ﰄ</text:span></text:p>
      <text:p text:style-name="P19"><text:span text:style-name="T21">ﭑ</text:span><text:span text:style-name="T1"> </text:span><text:span text:style-name="T21">ﭒ</text:span><text:span text:style-name="T1"> </text:span><text:span text:style-name="T21">ﭓ</text:span><text:span text:style-name="T1"> </text:span><text:span text:style-name="T21">ﭔ</text:span><text:span text:style-name="T1"> </text:span><text:span text:style-name="T21">ﭕ</text:span><text:span text:style-name="T1"> </text:span><text:span text:style-name="T21">ﭖ</text:span><text:span text:style-name="T1"> </text:span><text:span text:style-name="T21">ﭗ</text:span><text:span text:style-name="T1"> </text:span><text:span text:style-name="T21">ﭘ</text:span><text:span text:style-name="T1"> </text:span><text:span text:style-name="T21">ﭙ</text:span><text:span text:style-name="T1"> </text:span><text:span text:style-name="T21">ﭚ</text:span><text:span text:style-name="T1"> </text:span><text:span text:style-name="T21">ﭛ</text:span><text:span text:style-name="T1"> </text:span><text:span text:style-name="T21">ﭜ</text:span><text:span text:style-name="T1"> </text:span><text:span text:style-name="T21">ﭝ</text:span><text:span text:style-name="T1"> </text:span><text:span text:style-name="T21">ﭞﭟ</text:span><text:span text:style-name="T1"> </text:span><text:span text:style-name="T21">ﭠ</text:span><text:span text:style-name="T1"> </text:span><text:span text:style-name="T21">ﭡ</text:span><text:span text:style-name="T1"> </text:span><text:span text:style-name="T21">ﭢ</text:span><text:span text:style-name="T1"> </text:span><text:span text:style-name="T21">ﭣ</text:span><text:span text:style-name="T1"> </text:span><text:span text:style-name="T21">ﭤ</text:span><text:span text:style-name="T1"> </text:span><text:span text:style-name="T21">ﭥ</text:span><text:span text:style-name="T1"> </text:span><text:span text:style-name="T21">ﭦ</text:span><text:span text:style-name="T1"> </text:span><text:span text:style-name="T21">ﭧ</text:span><text:span text:style-name="T1"> </text:span><text:span text:style-name="T21">ﭨ</text:span><text:span text:style-name="T1"> </text:span><text:span text:style-name="T21">ﭩ</text:span><text:span text:style-name="T1"> </text:span><text:span text:style-name="T21">ﭪ</text:span><text:span text:style-name="T1"> </text:span><text:span text:style-name="T21">ﭫ</text:span><text:span text:style-name="T1"> </text:span><text:span text:style-name="T21">ﭬ</text:span><text:span text:style-name="T1"> </text:span><text:span text:style-name="T21">ﭭ</text:span><text:span text:style-name="T1"> </text:span><text:span text:style-name="T21">ﭮ</text:span><text:span text:style-name="T1"> </text:span><text:span text:style-name="T21">ﭯ</text:span><text:span text:style-name="T1"> </text:span><text:span text:style-name="T21">ﭰ</text:span><text:span text:style-name="T1"> </text:span><text:span text:style-name="T21">ﭱ</text:span><text:span text:style-name="T1"> </text:span><text:span text:style-name="T21">ﭲ</text:span><text:span text:style-name="T1"> </text:span><text:span text:style-name="T21">ﭳ</text:span><text:span text:style-name="T1"> </text:span><text:span text:style-name="T21">ﭴ</text:span><text:span text:style-name="T1"> </text:span><text:span text:style-name="T21">ﭵ</text:span><text:span text:style-name="T1"> </text:span><text:span text:style-name="T21">ﭶﭷ</text:span><text:span text:style-name="T1"> </text:span><text:span text:style-name="T21">ﭸ</text:span><text:span text:style-name="T1"> </text:span><text:span text:style-name="T21">ﭹ</text:span><text:span text:style-name="T1"> </text:span><text:span text:style-name="T21">ﭺ</text:span><text:span text:style-name="T1"> </text:span><text:span text:style-name="T21">ﭻ</text:span><text:span text:style-name="T1"> </text:span><text:span text:style-name="T21">ﭼ</text:span><text:span text:style-name="T1"> </text:span><text:span text:style-name="T21">ﭽ</text:span><text:span text:style-name="T1"> </text:span><text:span text:style-name="T21">ﭾ</text:span><text:span text:style-name="T1"> </text:span><text:span text:style-name="T21">ﭿ</text:span><text:span text:style-name="T1"> </text:span><text:span text:style-name="T21">ﮀ</text:span><text:span text:style-name="T1"> </text:span><text:span text:style-name="T21">ﮁ</text:span><text:span text:style-name="T1"> </text:span><text:span text:style-name="T21">ﮂ</text:span><text:span text:style-name="T1"> </text:span><text:span text:style-name="T21">ﮃﮄ</text:span><text:span text:style-name="T1"> </text:span><text:span text:style-name="T21">ﮅ</text:span><text:span text:style-name="T1"> </text:span><text:span text:style-name="T21">ﮆ</text:span><text:span text:style-name="T1"> </text:span><text:span text:style-name="T21">ﮇ</text:span><text:span text:style-name="T1"> </text:span><text:span text:style-name="T21">ﮈ</text:span><text:span text:style-name="T1"> </text:span><text:span text:style-name="T21">ﮉ</text:span><text:span text:style-name="T1"> </text:span><text:span text:style-name="T21">ﮊ</text:span><text:span text:style-name="T1"> </text:span><text:span text:style-name="T21">ﮋﮌ</text:span><text:span text:style-name="T1"> </text:span><text:span text:style-name="T21">ﮍ</text:span><text:span text:style-name="T1"> </text:span><text:span text:style-name="T21">ﮎ</text:span><text:span text:style-name="T1"> </text:span><text:span text:style-name="T21">ﮏ</text:span><text:span text:style-name="T1"> </text:span><text:span text:style-name="T21">ﮐ</text:span><text:span text:style-name="T1"> </text:span><text:span text:style-name="T21">ﮑ</text:span><text:span text:style-name="T1"> </text:span><text:span text:style-name="T21">ﮒ</text:span><text:span text:style-name="T1"> </text:span><text:span text:style-name="T21">ﮓ</text:span><text:span text:style-name="T1"> </text:span><text:span text:style-name="T21">ﮔ</text:span><text:span text:style-name="T1"> </text:span><text:span text:style-name="T21">ﮕ</text:span><text:span text:style-name="T1"> </text:span><text:span text:style-name="T21">ﮖ</text:span><text:span text:style-name="T1"> </text:span><text:span text:style-name="T21">ﮗ</text:span><text:span text:style-name="T1"> </text:span><text:span text:style-name="T21">ﮘ</text:span><text:span text:style-name="T1"> </text:span><text:span text:style-name="T21">ﮙ</text:span><text:span text:style-name="T1"> </text:span><text:span text:style-name="T21">ﮚ</text:span><text:span text:style-name="T1"> </text:span><text:span text:style-name="T21">ﮛ</text:span><text:span text:style-name="T1"> </text:span><text:span text:style-name="T21">ﮜ</text:span><text:span text:style-name="T1"> </text:span><text:span text:style-name="T21">ﮝ</text:span><text:span text:style-name="T1"> </text:span><text:span text:style-name="T21">ﮞ</text:span><text:span text:style-name="T1"> </text:span><text:span text:style-name="T21">ﮟ</text:span><text:span text:style-name="T1"> </text:span><text:span text:style-name="T21">ﮠ</text:span><text:span text:style-name="T1"> </text:span><text:span text:style-name="T21">ﮡ</text:span><text:span text:style-name="T1"> </text:span><text:span text:style-name="T21">ﮢ</text:span><text:span text:style-name="T1"> </text:span><text:span text:style-name="T21">ﮣ</text:span><text:span text:style-name="T1"> </text:span><text:span text:style-name="T21">ﮤ</text:span><text:span text:style-name="T1"> </text:span><text:span text:style-name="T21">ﮥ</text:span><text:span text:style-name="T1"> </text:span><text:span text:style-name="T21">ﮦ</text:span><text:span text:style-name="T1"> </text:span><text:span text:style-name="T21">ﮧ</text:span><text:span text:style-name="T1"> </text:span><text:span text:style-name="T21">ﮨ</text:span><text:span text:style-name="T1"> </text:span><text:span text:style-name="T21">ﮩ</text:span><text:span text:style-name="T1"> </text:span><text:span text:style-name="T21">ﮪﮫ</text:span><text:span text:style-name="T1"> </text:span><text:span text:style-name="T21">ﮬ</text:span><text:span text:style-name="T1"> </text:span><text:span text:style-name="T21">ﮭ</text:span><text:span text:style-name="T1"> </text:span><text:span text:style-name="T21">ﮮ</text:span><text:span text:style-name="T1"> </text:span><text:span text:style-name="T21">ﮯ</text:span><text:span text:style-name="T1"> </text:span><text:span text:style-name="T21">ﮰ</text:span><text:span text:style-name="T1"> </text:span><text:span text:style-name="T21">ﮱ</text:span><text:span text:style-name="T1"> </text:span><text:span text:style-name="T21">ﯓ</text:span><text:span text:style-name="T1"> </text:span><text:span text:style-name="T21">ﯔ</text:span><text:span text:style-name="T1"> </text:span><text:span text:style-name="T21">ﯕ</text:span><text:span text:style-name="T1"> </text:span><text:span text:style-name="T21">ﯖ</text:span><text:span text:style-name="T1"> </text:span><text:span text:style-name="T21">ﯗ</text:span><text:span text:style-name="T1"> </text:span><text:span text:style-name="T21">ﯘ</text:span><text:span text:style-name="T1"> </text:span><text:span text:style-name="T21">ﯙ</text:span><text:span text:style-name="T1"> </text:span><text:span text:style-name="T21">ﯚ</text:span><text:span text:style-name="T1"> </text:span><text:span text:style-name="T21">ﯛ</text:span><text:span text:style-name="T1"> </text:span><text:span text:style-name="T21">ﯜ</text:span><text:span text:style-name="T1"> </text:span><text:span text:style-name="T21">ﯝ</text:span><text:span text:style-name="T1"> </text:span><text:span text:style-name="T21">ﯞ</text:span><text:span text:style-name="T1"> </text:span><text:span text:style-name="T21">ﯟ</text:span><text:span text:style-name="T1"> </text:span><text:span text:style-name="T21">ﯠ</text:span><text:span text:style-name="T1"> </text:span><text:span text:style-name="T21">ﯡ</text:span><text:span text:style-name="T1"> </text:span><text:span text:style-name="T21">ﯢ</text:span><text:span text:style-name="T1"> </text:span><text:span text:style-name="T21">ﯣ</text:span></text:p>
      <text:p text:style-name="P30"><text:span text:style-name="T21">ﯤ</text:span><text:span text:style-name="T1"> </text:span><text:span text:style-name="T21">ﯥ</text:span><text:span text:style-name="T1"> </text:span><text:span text:style-name="T21">ﯦ</text:span><text:span text:style-name="T1"> </text:span><text:span text:style-name="T21">ﯧ</text:span><text:span text:style-name="T1"> </text:span><text:span text:style-name="T21">ﯨ</text:span><text:span text:style-name="T1"> </text:span><text:span text:style-name="T21">ﯩ</text:span><text:span text:style-name="T1"> </text:span><text:span text:style-name="T21">ﯪ</text:span><text:span text:style-name="T1"> </text:span><text:span text:style-name="T21">ﯫ</text:span><text:span text:style-name="T1"> </text:span><text:span text:style-name="T21">ﯬ</text:span><text:span text:style-name="T1"> </text:span><text:span text:style-name="T21">ﯭﯮ</text:span><text:span text:style-name="T1"> </text:span><text:span text:style-name="T21">ﯯ</text:span><text:span text:style-name="T1"> </text:span><text:span text:style-name="T21">ﯰ</text:span><text:span text:style-name="T1"> </text:span><text:span text:style-name="T21">ﯱ</text:span><text:span text:style-name="T1"> </text:span><text:span text:style-name="T21">ﯲ</text:span><text:span text:style-name="T1"> </text:span><text:span text:style-name="T21">ﯳ</text:span><text:span text:style-name="T1"> </text:span><text:span text:style-name="T21">ﯴ</text:span></text:p>
      <text:p text:style-name="P20"><text:span text:style-name="T22">ﭑ</text:span><text:span text:style-name="T1"> </text:span><text:span text:style-name="T22">ﭒ</text:span><text:span text:style-name="T1"> </text:span><text:span text:style-name="T22">ﭓ</text:span><text:span text:style-name="T1"> </text:span><text:span text:style-name="T22">ﭔ</text:span><text:span text:style-name="T1"> </text:span><text:span text:style-name="T22">ﭕ</text:span><text:span text:style-name="T1"> </text:span><text:span text:style-name="T22">ﭖ</text:span><text:span text:style-name="T1"> </text:span><text:span text:style-name="T22">ﭗ</text:span><text:span text:style-name="T1"> </text:span><text:span text:style-name="T22">ﭘ</text:span><text:span text:style-name="T1"> </text:span><text:span text:style-name="T22">ﭙ</text:span><text:span text:style-name="T1"> </text:span><text:span text:style-name="T22">ﭚ</text:span><text:span text:style-name="T1"> </text:span><text:span text:style-name="T22">ﭛ</text:span><text:span text:style-name="T1"> </text:span><text:span text:style-name="T22">ﭜ</text:span><text:span text:style-name="T1"> </text:span><text:span text:style-name="T22">ﭝ</text:span><text:span text:style-name="T1"> </text:span><text:span text:style-name="T22">ﭞ</text:span><text:span text:style-name="T1"> </text:span><text:span text:style-name="T22">ﭟ</text:span><text:span text:style-name="T1"> </text:span><text:span text:style-name="T22">ﭠ</text:span><text:span text:style-name="T1"> </text:span><text:span text:style-name="T22">ﭡ</text:span><text:span text:style-name="T1"> </text:span><text:span text:style-name="T22">ﭢ</text:span><text:span text:style-name="T1"> </text:span><text:span text:style-name="T22">ﭣ</text:span><text:span text:style-name="T1"> </text:span><text:span text:style-name="T22">ﭤ</text:span><text:span text:style-name="T1"> </text:span><text:span text:style-name="T22">ﭥﭦ</text:span><text:span text:style-name="T1"> </text:span><text:span text:style-name="T22">ﭧ</text:span><text:span text:style-name="T1"> </text:span><text:span text:style-name="T22">ﭨ</text:span><text:span text:style-name="T1"> </text:span><text:span text:style-name="T22">ﭩ</text:span><text:span text:style-name="T1"> </text:span><text:span text:style-name="T22">ﭪ</text:span><text:span text:style-name="T1"> </text:span><text:span text:style-name="T22">ﭫ</text:span><text:span text:style-name="T1"> </text:span><text:span text:style-name="T22">ﭬ</text:span><text:span text:style-name="T1"> </text:span><text:span text:style-name="T22">ﭭ</text:span><text:span text:style-name="T1"> </text:span><text:span text:style-name="T22">ﭮ</text:span><text:span text:style-name="T1"> </text:span><text:span text:style-name="T22">ﭯﭰ</text:span><text:span text:style-name="T1"> </text:span><text:span text:style-name="T22">ﭱ</text:span><text:span text:style-name="T1"> </text:span><text:span text:style-name="T22">ﭲ</text:span><text:span text:style-name="T1"> </text:span><text:span text:style-name="T22">ﭳ</text:span><text:span text:style-name="T1"> </text:span><text:span text:style-name="T22">ﭴ</text:span><text:span text:style-name="T1"> </text:span><text:span text:style-name="T22">ﭵ</text:span><text:span text:style-name="T1"> </text:span><text:span text:style-name="T22">ﭶ</text:span><text:span text:style-name="T1"> </text:span><text:span text:style-name="T22">ﭷ</text:span><text:span text:style-name="T1"> </text:span><text:span text:style-name="T22">ﭸ</text:span><text:span text:style-name="T1"> </text:span><text:span text:style-name="T22">ﭹ</text:span><text:span text:style-name="T1"> </text:span><text:span text:style-name="T22">ﭺ</text:span><text:span text:style-name="T1"> </text:span><text:span text:style-name="T22">ﭻ</text:span><text:span text:style-name="T1"> </text:span><text:span text:style-name="T22">ﭼ</text:span><text:span text:style-name="T1"> </text:span><text:span text:style-name="T22">ﭽﭾ</text:span><text:span text:style-name="T1"> </text:span><text:span text:style-name="T22">ﭿ</text:span><text:span text:style-name="T1"> </text:span><text:span text:style-name="T22">ﮀ</text:span><text:span text:style-name="T1"> </text:span><text:span text:style-name="T22">ﮁ</text:span><text:span text:style-name="T1"> </text:span><text:span text:style-name="T22">ﮂ</text:span><text:span text:style-name="T1"> </text:span><text:span text:style-name="T22">ﮃ</text:span><text:span text:style-name="T1"> </text:span><text:span text:style-name="T22">ﮄ</text:span><text:span text:style-name="T1"> </text:span><text:span text:style-name="T22">ﮅ</text:span><text:span text:style-name="T1"> </text:span><text:span text:style-name="T22">ﮆﮇ</text:span><text:span text:style-name="T1"> </text:span><text:span text:style-name="T22">ﮈ</text:span><text:span text:style-name="T1"> </text:span><text:span text:style-name="T22">ﮉ</text:span><text:span text:style-name="T1"> </text:span><text:span text:style-name="T22">ﮊ</text:span><text:span text:style-name="T1"> </text:span><text:span text:style-name="T22">ﮋ</text:span><text:span text:style-name="T1"> </text:span><text:span text:style-name="T22">ﮌ</text:span><text:span text:style-name="T1"> </text:span><text:span text:style-name="T22">ﮍ</text:span><text:span text:style-name="T1"> </text:span><text:span text:style-name="T22">ﮎ</text:span><text:span text:style-name="T1"> </text:span><text:span text:style-name="T22">ﮏ</text:span><text:span text:style-name="T1"> </text:span><text:span text:style-name="T22">ﮐ</text:span><text:span text:style-name="T1"> </text:span><text:span text:style-name="T22">ﮑ</text:span><text:span text:style-name="T1"> </text:span><text:span text:style-name="T22">ﮒ</text:span><text:span text:style-name="T1"> </text:span><text:span text:style-name="T22">ﮓ</text:span><text:span text:style-name="T1"> </text:span><text:span text:style-name="T22">ﮔ</text:span><text:span text:style-name="T1"> </text:span><text:span text:style-name="T22">ﮕﮖ</text:span><text:span text:style-name="T1"> </text:span><text:span text:style-name="T22">ﮗ</text:span><text:span text:style-name="T1"> </text:span><text:span text:style-name="T22">ﮘ</text:span><text:span text:style-name="T1"> </text:span><text:span text:style-name="T22">ﮙ</text:span><text:span text:style-name="T1"> </text:span><text:span text:style-name="T22">ﮚ</text:span><text:span text:style-name="T1"> </text:span><text:span text:style-name="T22">ﮛ</text:span><text:span text:style-name="T1"> </text:span><text:span text:style-name="T22">ﮜ</text:span><text:span text:style-name="T1"> </text:span><text:span text:style-name="T22">ﮝ</text:span><text:span text:style-name="T1"> </text:span><text:span text:style-name="T22">ﮞ</text:span><text:span text:style-name="T1"> </text:span><text:span text:style-name="T22">ﮟ</text:span><text:span text:style-name="T1"> </text:span><text:span text:style-name="T22">ﮠ</text:span><text:span text:style-name="T1"> </text:span><text:span text:style-name="T22">ﮡ</text:span><text:span text:style-name="T1"> </text:span><text:span text:style-name="T22">ﮢ</text:span><text:span text:style-name="T1"> </text:span><text:span text:style-name="T22">ﮣ</text:span><text:span text:style-name="T1"> </text:span><text:span text:style-name="T22">ﮤ</text:span><text:span text:style-name="T1"> </text:span><text:span text:style-name="T22">ﮥﮦ</text:span><text:span text:style-name="T1"> </text:span><text:span text:style-name="T22">ﮧ</text:span><text:span text:style-name="T1"> </text:span><text:span text:style-name="T22">ﮨ</text:span><text:span text:style-name="T1"> </text:span><text:span text:style-name="T22">ﮩ</text:span><text:span text:style-name="T1"> </text:span><text:span text:style-name="T22">ﮪ</text:span><text:span text:style-name="T1"> </text:span><text:span text:style-name="T22">ﮫ</text:span><text:span text:style-name="T1"> </text:span><text:span text:style-name="T22">ﮬ</text:span><text:span text:style-name="T1"> </text:span><text:span text:style-name="T22">ﮭ</text:span><text:span text:style-name="T1"> </text:span><text:span text:style-name="T22">ﮮ</text:span><text:span text:style-name="T1"> </text:span><text:span text:style-name="T22">ﮯ</text:span><text:span text:style-name="T1"> </text:span><text:span text:style-name="T22">ﮰﮱ</text:span><text:span text:style-name="T1"> </text:span><text:span text:style-name="T22">ﯓ</text:span><text:span text:style-name="T1"> </text:span><text:span text:style-name="T22">ﯔ</text:span><text:span text:style-name="T1"> </text:span><text:span text:style-name="T22">ﯕ</text:span><text:span text:style-name="T1"> </text:span><text:span text:style-name="T22">ﯖ</text:span><text:span text:style-name="T1"> </text:span><text:span text:style-name="T22">ﯗﯘ</text:span><text:span text:style-name="T1"> </text:span><text:span text:style-name="T22">ﯙ</text:span><text:span text:style-name="T1"> </text:span><text:span text:style-name="T22">ﯚ</text:span><text:span text:style-name="T1"> </text:span><text:span text:style-name="T22">ﯛ</text:span><text:span text:style-name="T1"> </text:span><text:span text:style-name="T22">ﯜ</text:span><text:span text:style-name="T1"> </text:span><text:span text:style-name="T22">ﯝ</text:span><text:span text:style-name="T1"> </text:span><text:span text:style-name="T22">ﯞ</text:span><text:span text:style-name="T1"> </text:span><text:span text:style-name="T22">ﯟ</text:span><text:span text:style-name="T1"> </text:span><text:span text:style-name="T22">ﯠ</text:span><text:span text:style-name="T1"> </text:span><text:span text:style-name="T22">ﯡ</text:span><text:span text:style-name="T1"> </text:span><text:span text:style-name="T22">ﯢ</text:span><text:span text:style-name="T1"> </text:span><text:span text:style-name="T22">ﯣ</text:span><text:span text:style-name="T1"> </text:span><text:span text:style-name="T22">ﯤ</text:span><text:span text:style-name="T1"> </text:span><text:span text:style-name="T22">ﯥ</text:span><text:span text:style-name="T1"> </text:span><text:span text:style-name="T22">ﯦ</text:span><text:span text:style-name="T1"> </text:span><text:span text:style-name="T22">ﯧ</text:span><text:span text:style-name="T1"> </text:span><text:span text:style-name="T22">ﯨ</text:span><text:span text:style-name="T1"> </text:span><text:span text:style-name="T22">ﯩ</text:span><text:span text:style-name="T1"> </text:span><text:span text:style-name="T22">ﯪ</text:span><text:span text:style-name="T1"> </text:span><text:span text:style-name="T22">ﯫ</text:span><text:span text:style-name="T1"> </text:span><text:span text:style-name="T22">ﯬ</text:span><text:span text:style-name="T1"> </text:span><text:span text:style-name="T22">ﯭ</text:span><text:span text:style-name="T1"> </text:span><text:span text:style-name="T22">ﯮ</text:span><text:span text:style-name="T1"> </text:span><text:span text:style-name="T22">ﯯ</text:span><text:span text:style-name="T1"> </text:span><text:span text:style-name="T22">ﯰ</text:span><text:span text:style-name="T1"> </text:span><text:span text:style-name="T22">ﯱ</text:span><text:span text:style-name="T1"> </text:span><text:span text:style-name="T22">ﯲﯳ</text:span><text:span text:style-name="T1"> </text:span><text:span text:style-name="T22">ﯴ</text:span><text:span text:style-name="T1"> </text:span><text:span text:style-name="T22">ﯵ</text:span><text:span text:style-name="T1"> </text:span><text:span text:style-name="T22">ﯶ</text:span><text:span text:style-name="T1"> </text:span><text:span text:style-name="T22">ﯷ</text:span><text:span text:style-name="T1"> </text:span><text:span text:style-name="T22">ﯸ</text:span><text:span text:style-name="T1"> </text:span><text:span text:style-name="T22">ﯹ</text:span><text:span text:style-name="T1"> </text:span><text:span text:style-name="T22">ﯺ</text:span><text:span text:style-name="T1"> </text:span><text:span text:style-name="T22">ﯻ</text:span><text:span text:style-name="T1"> </text:span><text:span text:style-name="T22">ﯼ</text:span></text:p>
      <text:p text:style-name="P21"><text:span text:style-name="T23">ﭑ</text:span><text:span text:style-name="T1"> </text:span><text:span text:style-name="T23">ﭒ</text:span><text:span text:style-name="T1"> </text:span><text:span text:style-name="T23">ﭓ</text:span><text:span text:style-name="T1"> </text:span><text:span text:style-name="T23">ﭔ</text:span><text:span text:style-name="T1"> </text:span><text:span text:style-name="T23">ﭕ</text:span><text:span text:style-name="T1"> </text:span><text:span text:style-name="T23">ﭖ</text:span><text:span text:style-name="T1"> </text:span><text:span text:style-name="T23">ﭗ</text:span><text:span text:style-name="T1"> </text:span><text:span text:style-name="T23">ﭘ</text:span><text:span text:style-name="T1"> </text:span><text:span text:style-name="T23">ﭙ</text:span><text:span text:style-name="T1"> </text:span><text:span text:style-name="T23">ﭚ</text:span><text:span text:style-name="T1"> </text:span><text:span text:style-name="T23">ﭛ</text:span><text:span text:style-name="T1"> </text:span><text:span text:style-name="T23">ﭜ</text:span><text:span text:style-name="T1"> </text:span><text:span text:style-name="T23">ﭝ</text:span><text:span text:style-name="T1"> </text:span><text:span text:style-name="T23">ﭞ</text:span><text:span text:style-name="T1"> </text:span><text:span text:style-name="T23">ﭟ</text:span><text:span text:style-name="T1"> </text:span><text:span text:style-name="T23">ﭠ</text:span><text:span text:style-name="T1"> </text:span><text:span text:style-name="T23">ﭡ</text:span><text:span text:style-name="T1"> </text:span><text:span text:style-name="T23">ﭢ</text:span><text:span text:style-name="T1"> </text:span><text:span text:style-name="T23">ﭣ</text:span><text:span text:style-name="T1"> </text:span><text:span text:style-name="T23">ﭤ</text:span><text:span text:style-name="T1"> </text:span><text:span text:style-name="T23">ﭥ</text:span><text:span text:style-name="T1"> </text:span><text:span text:style-name="T23">ﭦ</text:span><text:span text:style-name="T1"> </text:span><text:span text:style-name="T23">ﭧ</text:span><text:span text:style-name="T1"> </text:span><text:span text:style-name="T23">ﭨﭩ</text:span><text:span text:style-name="T1"> </text:span><text:span text:style-name="T23">ﭪ</text:span><text:span text:style-name="T1"> </text:span><text:span text:style-name="T23">ﭫ</text:span><text:span text:style-name="T1"> </text:span><text:span text:style-name="T23">ﭬ</text:span><text:span text:style-name="T1"> </text:span><text:span text:style-name="T23">ﭭ</text:span><text:span text:style-name="T1"> </text:span><text:span text:style-name="T23">ﭮﭯ</text:span><text:span text:style-name="T1"> </text:span><text:span text:style-name="T23">ﭰ</text:span><text:span text:style-name="T1"> </text:span><text:span text:style-name="T23">ﭱ</text:span><text:span text:style-name="T1"> </text:span><text:span text:style-name="T23">ﭲ</text:span><text:span text:style-name="T1"> </text:span><text:span text:style-name="T23">ﭳ</text:span><text:span text:style-name="T1"> </text:span><text:span text:style-name="T23">ﭴ</text:span><text:span text:style-name="T1"> </text:span><text:span text:style-name="T23">ﭵ</text:span><text:span text:style-name="T1"> </text:span><text:span text:style-name="T23">ﭶ</text:span><text:span text:style-name="T1"> </text:span><text:span text:style-name="T23">ﭷ</text:span><text:span text:style-name="T1"> </text:span><text:span text:style-name="T23">ﭸ</text:span><text:span text:style-name="T1"> </text:span><text:span text:style-name="T23">ﭹ</text:span><text:span text:style-name="T1"> </text:span><text:span text:style-name="T23">ﭺ</text:span><text:span text:style-name="T1"> </text:span><text:span text:style-name="T23">ﭻ</text:span><text:span text:style-name="T1"> </text:span><text:span text:style-name="T23">ﭼﭽ</text:span><text:span text:style-name="T1"> </text:span><text:span text:style-name="T23">ﭾ</text:span><text:span text:style-name="T1"> </text:span><text:span text:style-name="T23">ﭿ</text:span><text:span text:style-name="T1"> </text:span><text:span text:style-name="T23">ﮀ</text:span><text:span text:style-name="T1"> </text:span><text:span text:style-name="T23">ﮁ</text:span><text:span text:style-name="T1"> </text:span><text:span text:style-name="T23">ﮂ</text:span><text:span text:style-name="T1"> </text:span><text:span text:style-name="T23">ﮃ</text:span><text:span text:style-name="T1"> </text:span><text:span text:style-name="T23">ﮄ</text:span><text:span text:style-name="T1"> </text:span><text:span text:style-name="T23">ﮅ</text:span><text:span text:style-name="T1"> </text:span><text:span text:style-name="T23">ﮆ</text:span><text:span text:style-name="T1"> </text:span><text:span text:style-name="T23">ﮇ</text:span><text:span text:style-name="T1"> </text:span><text:span text:style-name="T23">ﮈ</text:span><text:span text:style-name="T1"> </text:span><text:span text:style-name="T23">ﮉ</text:span><text:span text:style-name="T1"> </text:span><text:span text:style-name="T23">ﮊ</text:span><text:span text:style-name="T1"> </text:span><text:span text:style-name="T23">ﮋ</text:span><text:span text:style-name="T1"> </text:span><text:span text:style-name="T23">ﮌﮍ</text:span><text:span text:style-name="T1"> </text:span><text:span text:style-name="T23">ﮎ</text:span><text:span text:style-name="T1"> </text:span><text:span text:style-name="T23">ﮏ</text:span><text:span text:style-name="T1"> </text:span><text:span text:style-name="T23">ﮐ</text:span><text:span text:style-name="T1"> </text:span><text:span text:style-name="T23">ﮑ</text:span><text:span text:style-name="T1"> </text:span><text:span text:style-name="T23">ﮒ</text:span><text:span text:style-name="T1"> </text:span><text:span text:style-name="T23">ﮓ</text:span><text:span text:style-name="T1"> </text:span><text:span text:style-name="T23">ﮔ</text:span><text:span text:style-name="T1"> </text:span><text:span text:style-name="T23">ﮕ</text:span><text:span text:style-name="T1"> </text:span><text:span text:style-name="T23">ﮖ</text:span><text:span text:style-name="T1"> </text:span><text:span text:style-name="T23">ﮗ</text:span><text:span text:style-name="T1"> </text:span><text:span text:style-name="T23">ﮘ</text:span><text:span text:style-name="T1"> </text:span><text:span text:style-name="T23">ﮙ</text:span><text:span text:style-name="T1"> </text:span><text:span text:style-name="T23">ﮚ</text:span><text:span text:style-name="T1"> </text:span><text:span text:style-name="T23">ﮛ</text:span><text:span text:style-name="T1"> </text:span><text:span text:style-name="T23">ﮜ</text:span><text:span text:style-name="T1"> </text:span><text:span text:style-name="T23">ﮝ</text:span><text:span text:style-name="T1"> </text:span><text:span text:style-name="T23">ﮞ</text:span><text:span text:style-name="T1"> </text:span><text:span text:style-name="T23">ﮟ</text:span><text:span text:style-name="T1"> </text:span><text:span text:style-name="T23">ﮠ</text:span><text:span text:style-name="T1"> </text:span><text:span text:style-name="T23">ﮡ</text:span><text:span text:style-name="T1"> </text:span><text:span text:style-name="T23">ﮢ</text:span><text:span text:style-name="T1"> </text:span><text:span text:style-name="T23">ﮣ</text:span><text:span text:style-name="T1"> </text:span><text:span text:style-name="T23">ﮤ</text:span><text:span text:style-name="T1"> </text:span><text:span text:style-name="T23">ﮥ</text:span><text:span text:style-name="T1"> </text:span><text:span text:style-name="T23">ﮦ</text:span><text:span text:style-name="T1"> </text:span><text:span text:style-name="T23">ﮧ</text:span><text:span text:style-name="T1"> </text:span><text:span text:style-name="T23">ﮨ</text:span><text:span text:style-name="T1"> </text:span><text:span text:style-name="T23">ﮩ</text:span><text:span text:style-name="T1"> </text:span><text:span text:style-name="T23">ﮪ</text:span><text:span text:style-name="T1"> </text:span><text:span text:style-name="T23">ﮫ</text:span><text:span text:style-name="T1"> </text:span><text:span text:style-name="T23">ﮬ</text:span><text:span text:style-name="T1"> </text:span><text:span text:style-name="T23">ﮭ</text:span><text:span text:style-name="T1"> </text:span><text:span text:style-name="T23">ﮮﮯ</text:span><text:span text:style-name="T1"> </text:span><text:span text:style-name="T23">ﮰ</text:span><text:span text:style-name="T1"> </text:span><text:span text:style-name="T23">ﮱ</text:span><text:span text:style-name="T1"> </text:span><text:span text:style-name="T23">ﯓ</text:span><text:span text:style-name="T1"> </text:span><text:span text:style-name="T23">ﯔ</text:span><text:span text:style-name="T1"> </text:span><text:span text:style-name="T23">ﯕ</text:span><text:span text:style-name="T1"> </text:span><text:span text:style-name="T23">ﯖ</text:span><text:span text:style-name="T1"> </text:span><text:span text:style-name="T23">ﯗ</text:span><text:span text:style-name="T1"> </text:span><text:span text:style-name="T23">ﯘ</text:span><text:span text:style-name="T1"> </text:span><text:span text:style-name="T23">ﯙ</text:span><text:span text:style-name="T1"> </text:span><text:span text:style-name="T23">ﯚ</text:span><text:span text:style-name="T1"> </text:span><text:span text:style-name="T23">ﯛ</text:span><text:span text:style-name="T1"> </text:span><text:span text:style-name="T23">ﯜ</text:span><text:span text:style-name="T1"> </text:span><text:span text:style-name="T23">ﯝ</text:span><text:span text:style-name="T1"> </text:span><text:span text:style-name="T23">ﯞ</text:span><text:span text:style-name="T1"> </text:span><text:span text:style-name="T23">ﯟ</text:span><text:span text:style-name="T1"> </text:span><text:span text:style-name="T23">ﯠ</text:span><text:span text:style-name="T1"> </text:span><text:span text:style-name="T23">ﯡ</text:span><text:span text:style-name="T1"> </text:span><text:span text:style-name="T23">ﯢ</text:span><text:span text:style-name="T1"> </text:span><text:span text:style-name="T23">ﯣ</text:span><text:span text:style-name="T1"> </text:span><text:span text:style-name="T23">ﯤ</text:span><text:span text:style-name="T1"> </text:span><text:span text:style-name="T23">ﯥﯦ</text:span><text:span text:style-name="T1"> </text:span><text:span text:style-name="T23">ﯧ</text:span><text:span text:style-name="T1"> </text:span><text:span text:style-name="T23">ﯨ</text:span><text:span text:style-name="T1"> </text:span><text:span text:style-name="T23">ﯩ</text:span><text:span text:style-name="T1"> </text:span><text:span text:style-name="T23">ﯪ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SI_Z022" svg:font-family="MSI_Z022" style:font-pitch="variable"/>
    <style:font-face style:name="MSI_Z023" svg:font-family="MSI_Z023" style:font-pitch="variable"/>
    <style:font-face style:name="MSI_Z024" svg:font-family="MSI_Z024" style:font-pitch="variable"/>
    <style:font-face style:name="MSI_Z025" svg:font-family="MSI_Z025" style:font-pitch="variable"/>
    <style:font-face style:name="MSI_Z026" svg:font-family="MSI_Z026" style:font-pitch="variable"/>
    <style:font-face style:name="MSI_Z027" svg:font-family="MSI_Z027" style:font-pitch="variable"/>
    <style:font-face style:name="MSI_Z028" svg:font-family="MSI_Z028" style:font-pitch="variable"/>
    <style:font-face style:name="MSI_Z029" svg:font-family="MSI_Z029" style:font-pitch="variable"/>
    <style:font-face style:name="MSI_Z030" svg:font-family="MSI_Z030" style:font-pitch="variable"/>
    <style:font-face style:name="MSI_Z031" svg:font-family="MSI_Z031" style:font-pitch="variable"/>
    <style:font-face style:name="MSI_Z032" svg:font-family="MSI_Z032" style:font-pitch="variable"/>
    <style:font-face style:name="MSI_Z033" svg:font-family="MSI_Z033" style:font-pitch="variable"/>
    <style:font-face style:name="MSI_Z034" svg:font-family="MSI_Z034" style:font-pitch="variable"/>
    <style:font-face style:name="MSI_Z035" svg:font-family="MSI_Z035" style:font-pitch="variable"/>
    <style:font-face style:name="MSI_Z036" svg:font-family="MSI_Z036" style:font-pitch="variable"/>
    <style:font-face style:name="MSI_Z037" svg:font-family="MSI_Z037" style:font-pitch="variable"/>
    <style:font-face style:name="MSI_Z038" svg:font-family="MSI_Z038" style:font-pitch="variable"/>
    <style:font-face style:name="MSI_Z039" svg:font-family="MSI_Z039" style:font-pitch="variable"/>
    <style:font-face style:name="MSI_Z040" svg:font-family="MSI_Z040" style:font-pitch="variable"/>
    <style:font-face style:name="MSI_Z041" svg:font-family="MSI_Z041" style:font-pitch="variable"/>
    <style:font-face style:name="Liberation Serif" svg:font-family="'Liberation Serif'" style:font-family-generic="roman" style:font-pitch="variable"/>
    <style:font-face style:name="QCF_P022" svg:font-family="QCF_P022" style:font-family-generic="roman" style:font-pitch="variable"/>
    <style:font-face style:name="QCF_P023" svg:font-family="QCF_P023" style:font-family-generic="roman" style:font-pitch="variable"/>
    <style:font-face style:name="QCF_P024" svg:font-family="QCF_P024" style:font-family-generic="roman" style:font-pitch="variable"/>
    <style:font-face style:name="QCF_P025" svg:font-family="QCF_P025" style:font-family-generic="roman" style:font-pitch="variable"/>
    <style:font-face style:name="QCF_P026" svg:font-family="QCF_P026" style:font-family-generic="roman" style:font-pitch="variable"/>
    <style:font-face style:name="QCF_P027" svg:font-family="QCF_P027" style:font-family-generic="roman" style:font-pitch="variable"/>
    <style:font-face style:name="QCF_P028" svg:font-family="QCF_P028" style:font-family-generic="roman" style:font-pitch="variable"/>
    <style:font-face style:name="QCF_P029" svg:font-family="QCF_P029" style:font-family-generic="roman" style:font-pitch="variable"/>
    <style:font-face style:name="QCF_P030" svg:font-family="QCF_P030" style:font-family-generic="roman" style:font-pitch="variable"/>
    <style:font-face style:name="QCF_P031" svg:font-family="QCF_P031" style:font-family-generic="roman" style:font-pitch="variable"/>
    <style:font-face style:name="QCF_P032" svg:font-family="QCF_P032" style:font-family-generic="roman" style:font-pitch="variable"/>
    <style:font-face style:name="QCF_P033" svg:font-family="QCF_P033" style:font-family-generic="roman" style:font-pitch="variable"/>
    <style:font-face style:name="QCF_P034" svg:font-family="QCF_P034" style:font-family-generic="roman" style:font-pitch="variable"/>
    <style:font-face style:name="QCF_P035" svg:font-family="QCF_P035" style:font-family-generic="roman" style:font-pitch="variable"/>
    <style:font-face style:name="QCF_P036" svg:font-family="QCF_P036" style:font-family-generic="roman" style:font-pitch="variable"/>
    <style:font-face style:name="QCF_P037" svg:font-family="QCF_P037" style:font-family-generic="roman" style:font-pitch="variable"/>
    <style:font-face style:name="QCF_P038" svg:font-family="QCF_P038" style:font-family-generic="roman" style:font-pitch="variable"/>
    <style:font-face style:name="QCF_P039" svg:font-family="QCF_P039" style:font-family-generic="roman" style:font-pitch="variable"/>
    <style:font-face style:name="QCF_P040" svg:font-family="QCF_P040" style:font-family-generic="roman" style:font-pitch="variable"/>
    <style:font-face style:name="QCF_P041" svg:font-family="QCF_P04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Liberation Sans Narrow" fo:font-size="10pt" officeooo:rsid="003a1d28" officeooo:paragraph-rsid="003a1d28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MT1" style:family="text">
      <style:text-properties officeooo:rsid="003a65b8"/>
    </style:style>
    <style:page-layout style:name="Mpm1" style:page-usage="mirrored">
      <style:page-layout-properties fo:page-width="6in" fo:page-height="10.1598in" style:num-format="1" style:print-orientation="portrait" fo:margin-top="0.2in" fo:margin-bottom="0.2in" fo:margin-left="0.6598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Surat Al Baqarah<text:tab/><text:tab/>Juz <text:span text:style-name="MT1">2</text:span></text:p>
      </style:header>
      <style:footer>
        <text:p text:style-name="MP2"><text:page-number text:select-page="current">4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08:24:30.462285225</meta:creation-date>
    <dc:date>2020-03-16T21:42:47.601378683</dc:date>
    <meta:editing-duration>PT1H54M56S</meta:editing-duration>
    <meta:editing-cycles>28</meta:editing-cycles>
    <meta:generator>LibreOffice/6.2.8.2$Linux_x86 LibreOffice_project/f82ddfca21ebc1e222a662a32b25c0c9d20169ee</meta:generator>
    <meta:document-statistic meta:table-count="0" meta:image-count="0" meta:object-count="0" meta:page-count="21" meta:paragraph-count="36" meta:word-count="2700" meta:character-count="5607" meta:non-whitespace-character-count="2934"/>
  </office:meta>
</office:document-meta>
</file>